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2.63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1" style:family="table-cell" style:parent-style-name="Default" style:data-style-name="N112">
      <style:table-cell-properties fo:background-color="transparent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" style:family="table-cell" style:parent-style-name="Default" style:data-style-name="N110">
      <style:table-cell-properties fo:background-color="transparent"/>
      <style:text-properties fo:font-size="14pt" style:font-size-asian="14pt" style:font-size-complex="14pt"/>
    </style:style>
    <style:style style:name="ce14" style:family="table-cell" style:parent-style-name="Default" style:data-style-name="N110">
      <style:text-properties fo:font-size="14pt" style:font-size-asian="14pt" style:font-size-complex="14pt"/>
    </style:style>
    <style:style style:name="ce15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  <style:style style:name="ce17" style:family="table-cell" style:parent-style-name="Default" style:data-style-name="N109"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office:value-type="string">
            <text:p>pair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dat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5</text:p>
          </table:table-cell>
          <table:table-cell table:style-name="ce4" table:number-columns-repeated="2"/>
          <table:table-cell table:style-name="ce5" office:value-type="date" office:date-value="2020-05-09T13:12:12.72">
            <text:p>20/05/09 13:12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6</text:p>
          </table:table-cell>
          <table:table-cell table:style-name="ce4" table:number-columns-repeated="2"/>
          <table:table-cell table:style-name="ce5" office:value-type="date" office:date-value="2020-05-10T15:29:05.13">
            <text:p>20/05/10 15:29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2.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6</text:p>
          </table:table-cell>
          <table:table-cell table:style-name="ce4" office:value-type="string">
            <text:p>sort ==&gt; BB.loc-X</text:p>
          </table:table-cell>
          <table:table-cell table:style-name="ce4"/>
          <table:table-cell table:style-name="ce5" office:value-type="date" office:date-value="2020-05-13T16:45:44.19">
            <text:p>20/05/13 16:45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7</text:p>
          </table:table-cell>
          <table:table-cell table:style-name="ce4" table:number-columns-repeated="2"/>
          <table:table-cell table:style-name="ce5" office:value-type="date" office:date-value="2020-05-10T15:45:18.2">
            <text:p>20/05/10 15:45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8</text:p>
          </table:table-cell>
          <table:table-cell table:style-name="ce4" table:number-columns-repeated="2"/>
          <table:table-cell table:style-name="ce5" office:value-type="date" office:date-value="2020-05-13T16:10:56.04">
            <text:p>20/05/13 16:10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a-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diff of + and -</text:p>
          </table:table-cell>
          <table:table-cell table:style-name="ce4" table:number-columns-repeated="2"/>
          <table:table-cell table:style-name="ce5" office:value-type="date" office:date-value="2020-05-13T16:13:11.76">
            <text:p>20/05/13 16:13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7-24T15:15:59.96">
            <text:p>2020/7/24 15:16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-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diff</text:p>
            <text:p>(+, -)</text:p>
          </table:table-cell>
          <table:table-cell table:number-columns-repeated="1021"/>
        </table:table-row>
        <table:table-row table:style-name="ro1">
          <table:table-cell/>
          <table:table-cell table:style-name="ce2" table:formula="of:=['1'.AT3]" office:value-type="string" office:string-value="BB, loc-1">
            <text:p>BB, loc-1</text:p>
          </table:table-cell>
          <table:table-cell table:style-name="ce2" table:formula="of:=MID(['1'.$B$17];20;6)" office:value-type="string" office:string-value="200723">
            <text:p>200723</text:p>
          </table:table-cell>
          <table:table-cell table:style-name="ce2" table:formula="of:=MID([#REF!.$B$17];20;6)" office:value-type="float" office:value="0">
            <text:p>#REF!</text:p>
          </table:table-cell>
          <table:table-cell table:style-name="ce2" table:formula="of:=MID([#REF!.$B$17];20;6)" office:value-type="float" office:value="0">
            <text:p>#REF!</text:p>
          </table:table-cell>
          <table:table-cell table:style-name="ce2" table:formula="of:=MID([#REF!.$B$17];20;6)" office:value-type="float" office:value="0">
            <text:p>#REF!</text:p>
          </table:table-cell>
          <table:table-cell table:style-name="ce2" table:formula="of:=MID([#REF!.$B$17];20;6)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4]" office:value-type="float" office:value="1">
            <text:p>1</text:p>
          </table:table-cell>
          <table:table-cell table:style-name="ce4" table:formula="of:=['1'.$AE4]" office:value-type="percentage" office:value="0">
            <text:p>0%</text:p>
          </table:table-cell>
          <table:table-cell table:style-name="ce4" table:formula="of:=[#REF!.$AE4]" office:value-type="float" office:value="0">
            <text:p>#REF!</text:p>
          </table:table-cell>
          <table:table-cell table:style-name="ce4" table:formula="of:=[#REF!.$AE4]" office:value-type="float" office:value="0">
            <text:p>#REF!</text:p>
          </table:table-cell>
          <table:table-cell table:style-name="ce4" table:formula="of:=[#REF!.$AE4]" office:value-type="float" office:value="0">
            <text:p>#REF!</text:p>
          </table:table-cell>
          <table:table-cell table:style-name="ce4" table:formula="of:=[#REF!.$AE4]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5]" office:value-type="float" office:value="2">
            <text:p>2</text:p>
          </table:table-cell>
          <table:table-cell table:style-name="ce4" table:formula="of:=['1'.$AE5]" office:value-type="percentage" office:value="0">
            <text:p>0%</text:p>
          </table:table-cell>
          <table:table-cell table:style-name="ce4" table:formula="of:=[#REF!.$AE5]" office:value-type="float" office:value="0">
            <text:p>#REF!</text:p>
          </table:table-cell>
          <table:table-cell table:style-name="ce4" table:formula="of:=[#REF!.$AE5]" office:value-type="float" office:value="0">
            <text:p>#REF!</text:p>
          </table:table-cell>
          <table:table-cell table:style-name="ce4" table:formula="of:=[#REF!.$AE5]" office:value-type="float" office:value="0">
            <text:p>#REF!</text:p>
          </table:table-cell>
          <table:table-cell table:style-name="ce4" table:formula="of:=[#REF!.$AE5]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6]" office:value-type="float" office:value="3">
            <text:p>3</text:p>
          </table:table-cell>
          <table:table-cell table:style-name="ce4" table:formula="of:=['1'.$AE6]" office:value-type="percentage" office:value="0">
            <text:p>0%</text:p>
          </table:table-cell>
          <table:table-cell table:style-name="ce4" table:formula="of:=[#REF!.$AE6]" office:value-type="float" office:value="0">
            <text:p>#REF!</text:p>
          </table:table-cell>
          <table:table-cell table:style-name="ce4" table:formula="of:=[#REF!.$AE6]" office:value-type="float" office:value="0">
            <text:p>#REF!</text:p>
          </table:table-cell>
          <table:table-cell table:style-name="ce4" table:formula="of:=[#REF!.$AE6]" office:value-type="float" office:value="0">
            <text:p>#REF!</text:p>
          </table:table-cell>
          <table:table-cell table:style-name="ce4" table:formula="of:=[#REF!.$AE6]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7]" office:value-type="float" office:value="4">
            <text:p>4</text:p>
          </table:table-cell>
          <table:table-cell table:style-name="ce4" table:formula="of:=['1'.$AE7]" office:value-type="percentage" office:value="0">
            <text:p>0%</text:p>
          </table:table-cell>
          <table:table-cell table:style-name="ce4" table:formula="of:=[#REF!.$AE7]" office:value-type="float" office:value="0">
            <text:p>#REF!</text:p>
          </table:table-cell>
          <table:table-cell table:style-name="ce4" table:formula="of:=[#REF!.$AE7]" office:value-type="float" office:value="0">
            <text:p>#REF!</text:p>
          </table:table-cell>
          <table:table-cell table:style-name="ce4" table:formula="of:=[#REF!.$AE7]" office:value-type="float" office:value="0">
            <text:p>#REF!</text:p>
          </table:table-cell>
          <table:table-cell table:style-name="ce4" table:formula="of:=[#REF!.$AE7]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8]" office:value-type="float" office:value="5">
            <text:p>5</text:p>
          </table:table-cell>
          <table:table-cell table:style-name="ce4" table:formula="of:=['1'.$AE8]" office:value-type="percentage" office:value="0">
            <text:p>0%</text:p>
          </table:table-cell>
          <table:table-cell table:style-name="ce4" table:formula="of:=[#REF!.$AE8]" office:value-type="float" office:value="0">
            <text:p>#REF!</text:p>
          </table:table-cell>
          <table:table-cell table:style-name="ce4" table:formula="of:=[#REF!.$AE8]" office:value-type="float" office:value="0">
            <text:p>#REF!</text:p>
          </table:table-cell>
          <table:table-cell table:style-name="ce4" table:formula="of:=[#REF!.$AE8]" office:value-type="float" office:value="0">
            <text:p>#REF!</text:p>
          </table:table-cell>
          <table:table-cell table:style-name="ce4" table:formula="of:=[#REF!.$AE8]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9]" office:value-type="float" office:value="6">
            <text:p>6</text:p>
          </table:table-cell>
          <table:table-cell table:style-name="ce4" table:formula="of:=['1'.$AE9]" office:value-type="percentage" office:value="0">
            <text:p>0%</text:p>
          </table:table-cell>
          <table:table-cell table:style-name="ce4" table:formula="of:=[#REF!.$AE9]" office:value-type="float" office:value="0">
            <text:p>#REF!</text:p>
          </table:table-cell>
          <table:table-cell table:style-name="ce4" table:formula="of:=[#REF!.$AE9]" office:value-type="float" office:value="0">
            <text:p>#REF!</text:p>
          </table:table-cell>
          <table:table-cell table:style-name="ce4" table:formula="of:=[#REF!.$AE9]" office:value-type="float" office:value="0">
            <text:p>#REF!</text:p>
          </table:table-cell>
          <table:table-cell table:style-name="ce4" table:formula="of:=[#REF!.$AE9]" office:value-type="float" office:value="0">
            <text:p>#REF!</text:p>
          </table:table-cell>
          <table:table-cell table:style-name="ce4" table:number-columns-repeated="2"/>
          <table:table-cell table:number-columns-repeated="1015"/>
        </table:table-row>
        <table:table-row table:style-name="ro1" table:number-rows-repeated="7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1" table:default-cell-style-name="ce7"/>
        <table:table-column table:style-name="co4" table:default-cell-style-name="ce7"/>
        <table:table-column table:style-name="co1" table:number-columns-repeated="6" table:default-cell-style-name="ce7"/>
        <table:table-column table:style-name="co4" table:default-cell-style-name="ce7"/>
        <table:table-column table:style-name="co1" table:number-columns-repeated="3" table:default-cell-style-name="ce7"/>
        <table:table-column table:style-name="co8" table:default-cell-style-name="ce7"/>
        <table:table-column table:style-name="co1" table:number-columns-repeated="2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1" table:number-columns-repeated="48" table:default-cell-style-name="ce7"/>
        <table:table-column table:style-name="co1" table:visibility="collapse" table:default-cell-style-name="ce7"/>
        <table:table-column table:style-name="co4" table:visibility="collapse" table:default-cell-style-name="ce7"/>
        <table:table-column table:style-name="co1" table:visibility="collapse" table:number-columns-repeated="8" table:default-cell-style-name="ce7"/>
        <table:table-column table:style-name="co1" table:default-cell-style-name="ce7"/>
        <table:table-column table:style-name="co11" table:number-columns-repeated="2" table:default-cell-style-name="ce7"/>
        <table:table-column table:style-name="co1" table:number-columns-repeated="912" table:default-cell-style-name="ce7"/>
        <table:table-row table:style-name="ro3">
          <table:table-cell table:number-columns-repeated="1024"/>
        </table:table-row>
        <table:table-row table:style-name="ro4">
          <table:table-cell table:number-columns-repeated="30"/>
          <table:table-cell table:style-name="ce10" table:number-columns-repeated="4"/>
          <table:table-cell table:number-columns-repeated="9"/>
          <table:table-cell office:value-type="string">
            <text:p>+ / - ratio</text:p>
          </table:table-cell>
          <table:table-cell/>
          <table:table-cell table:style-name="ce9"/>
          <table:table-cell table:style-name="ce9" office:value-type="string">
            <text:p>profit &gt;= 0</text:p>
          </table:table-cell>
          <table:table-cell table:style-name="ce9" table:number-columns-repeated="3"/>
          <table:table-cell/>
          <table:table-cell table:style-name="ce9"/>
          <table:table-cell table:style-name="ce9" office:value-type="string">
            <text:p>profit &lt; 0</text:p>
          </table:table-cell>
          <table:table-cell table:style-name="ce9" table:number-columns-repeated="3"/>
          <table:table-cell table:number-columns-repeated="968"/>
        </table:table-row>
        <table:table-row table:style-name="ro5">
          <table:table-cell table:number-columns-repeated="30"/>
          <table:table-cell table:style-name="ce10" table:number-columns-repeated="4"/>
          <table:table-cell table:number-columns-repeated="9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9" office:value-type="string">
            <text:p>BB, loc-1</text:p>
          </table:table-cell>
          <table:table-cell table:style-name="ce9" office:value-type="string">
            <text:p>num</text:p>
          </table:table-cell>
          <table:table-cell table:style-name="ce9" office:value-type="string">
            <text:p>ratio</text:p>
          </table:table-cell>
          <table:table-cell table:style-name="ce9" table:number-columns-repeated="2"/>
          <table:table-cell/>
          <table:table-cell table:style-name="ce9" office:value-type="string">
            <text:p>BB, loc-1</text:p>
          </table:table-cell>
          <table:table-cell table:style-name="ce9"/>
          <table:table-cell table:style-name="ce9" office:value-type="string">
            <text:p>ratio</text:p>
          </table:table-cell>
          <table:table-cell table:style-name="ce9" table:number-columns-repeated="2"/>
          <table:table-cell table:number-columns-repeated="42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9" office:value-type="string">
            <text:p>entries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sum</text:p>
          </table:table-cell>
          <table:table-cell table:number-columns-repeated="909"/>
        </table:table-row>
        <table:table-row table:style-name="ro4">
          <table:table-cell table:number-columns-repeated="30"/>
          <table:table-cell table:style-name="ce11"/>
          <table:table-cell table:style-name="ce12"/>
          <table:table-cell table:style-name="ce10" table:number-columns-repeated="2"/>
          <table:table-cell table:number-columns-repeated="9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9" office:value-type="float" office:value="1">
            <text:p>1</text:p>
          </table:table-cell>
          <table:table-cell table:style-name="ce9" table:formula="of:=COUNTIF([.$AG$22:.$AG$54];[.AT4])" office:value-type="float" office:value="0">
            <text:p>0</text:p>
          </table:table-cell>
          <table:table-cell table:style-name="ce16" table:formula="of:=[.AU4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1">
            <text:p>1</text:p>
          </table:table-cell>
          <table:table-cell table:style-name="ce9" table:formula="of:=COUNTIF([.$AG$55:.$AG$89];[.AZ4])" office:value-type="float" office:value="0">
            <text:p>0</text:p>
          </table:table-cell>
          <table:table-cell table:style-name="ce16" table:formula="of:=[.BA4]/[.$BA$10]" office:value-type="percentage" office:value="0">
            <text:p>0.00%</text:p>
          </table:table-cell>
          <table:table-cell table:style-name="ce9" table:number-columns-repeated="2"/>
          <table:table-cell table:number-columns-repeated="42"/>
          <table:table-cell table:style-name="Default"/>
          <table:table-cell table:number-columns-repeated="10"/>
          <table:table-cell table:style-name="Default"/>
          <table:table-cell office:value-type="string">
            <text:p>DF22</text:p>
          </table:table-cell>
          <table:table-cell office:value-type="string">
            <text:p>DF122</text:p>
          </table:table-cell>
          <table:table-cell table:style-name="ce9" office:value-type="string">
            <text:p>total=</text:p>
          </table:table-cell>
          <table:table-cell table:style-name="ce9" table:formula="of:=COUNTA([.DF22:.DF122])" office:value-type="float" office:value="101">
            <text:p>101</text:p>
          </table:table-cell>
          <table:table-cell table:style-name="ce15" table:formula="of:=SUM([.DK5:.DK6])" office:value-type="float" office:value="-53640">
            <text:p>-53,640</text:p>
          </table:table-cell>
          <table:table-cell table:number-columns-repeated="909"/>
        </table:table-row>
        <table:table-row table:style-name="ro4">
          <table:table-cell table:number-columns-repeated="30"/>
          <table:table-cell table:style-name="ce11"/>
          <table:table-cell table:style-name="ce12"/>
          <table:table-cell table:style-name="ce13"/>
          <table:table-cell table:style-name="ce10"/>
          <table:table-cell table:number-columns-repeated="9"/>
          <table:table-cell table:style-name="ce14" table:formula="of:=IF(([.AU5]+[.BA5])&lt;&gt;0;[.BA5]/([.AU5]+[.BA5]);&quot;NA&quot;)" office:value-type="string" office:string-value="NA">
            <text:p>NA</text:p>
          </table:table-cell>
          <table:table-cell table:style-name="ce14" table:formula="of:=IF([.BA5]&lt;&gt;0;[.AU5]/[.BA5];&quot;NA&quot;)" office:value-type="string" office:string-value="NA">
            <text:p>NA</text:p>
          </table:table-cell>
          <table:table-cell table:style-name="ce9" office:value-type="float" office:value="2">
            <text:p>2</text:p>
          </table:table-cell>
          <table:table-cell table:style-name="ce9" table:formula="of:=COUNTIF([.$AG$22:.$AG$54];[.AT5])" office:value-type="float" office:value="0">
            <text:p>0</text:p>
          </table:table-cell>
          <table:table-cell table:style-name="ce16" table:formula="of:=[.AU5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2">
            <text:p>2</text:p>
          </table:table-cell>
          <table:table-cell table:style-name="ce9" table:formula="of:=COUNTIF([.$AG$55:.$AG$89];[.AZ5])" office:value-type="float" office:value="0">
            <text:p>0</text:p>
          </table:table-cell>
          <table:table-cell table:style-name="ce16" table:formula="of:=[.BA5]/[.$BA$10]" office:value-type="percentage" office:value="0">
            <text:p>0.00%</text:p>
          </table:table-cell>
          <table:table-cell table:style-name="ce9" table:number-columns-repeated="2"/>
          <table:table-cell table:number-columns-repeated="42"/>
          <table:table-cell table:style-name="Default"/>
          <table:table-cell table:number-columns-repeated="10"/>
          <table:table-cell table:style-name="Default"/>
          <table:table-cell table:formula="of:=CELL(&quot;address&quot;;[.DF88])" office:value-type="string" office:string-value="$DF$88">
            <text:p>$DF$88</text:p>
          </table:table-cell>
          <table:table-cell table:formula="of:=CELL(&quot;address&quot;;[.DF122])" office:value-type="string" office:string-value="$DF$122">
            <text:p>$DF$122</text:p>
          </table:table-cell>
          <table:table-cell table:style-name="ce9" office:value-type="string">
            <text:p>gain=</text:p>
          </table:table-cell>
          <table:table-cell table:style-name="ce9" table:formula="of:=COUNTIF([.$DF$22:.$DF$122];&quot;&gt;=0&quot;)" office:value-type="float" office:value="35">
            <text:p>35</text:p>
          </table:table-cell>
          <table:table-cell table:style-name="ce15" table:formula="of:=SUMIF([.$DF$22:.$DF$122];&quot;&gt;=0&quot;;[.$DF$22:.$DF$122])" office:value-type="float" office:value="16160">
            <text:p>16,160</text:p>
          </table:table-cell>
          <table:table-cell table:number-columns-repeated="909"/>
        </table:table-row>
        <table:table-row table:style-name="ro4">
          <table:table-cell table:number-columns-repeated="30"/>
          <table:table-cell table:style-name="ce11"/>
          <table:table-cell table:style-name="ce12"/>
          <table:table-cell table:style-name="ce13"/>
          <table:table-cell table:style-name="ce10"/>
          <table:table-cell table:number-columns-repeated="9"/>
          <table:table-cell table:style-name="ce14" table:formula="of:=IF(([.AU6]+[.BA6])&lt;&gt;0;[.BA6]/([.AU6]+[.BA6]);&quot;NA&quot;)" office:value-type="string" office:string-value="NA">
            <text:p>NA</text:p>
          </table:table-cell>
          <table:table-cell table:style-name="ce14" table:formula="of:=IF([.BA6]&lt;&gt;0;[.AU6]/[.BA6];&quot;NA&quot;)" office:value-type="string" office:string-value="NA">
            <text:p>NA</text:p>
          </table:table-cell>
          <table:table-cell table:style-name="ce9" office:value-type="float" office:value="3">
            <text:p>3</text:p>
          </table:table-cell>
          <table:table-cell table:style-name="ce9" table:formula="of:=COUNTIF([.$AG$22:.$AG$54];[.AT6])" office:value-type="float" office:value="0">
            <text:p>0</text:p>
          </table:table-cell>
          <table:table-cell table:style-name="ce16" table:formula="of:=[.AU6]/[.$AU$10]" office:value-type="percentage" office:value="0">
            <text:p>0.00%</text:p>
          </table:table-cell>
          <table:table-cell table:style-name="ce9"/>
          <table:table-cell table:style-name="ce9" table:formula="of:=SUM([.AV6:.AV8])" office:value-type="percentage" office:value="0">
            <text:p>0%</text:p>
          </table:table-cell>
          <table:table-cell/>
          <table:table-cell table:style-name="ce9" office:value-type="float" office:value="3">
            <text:p>3</text:p>
          </table:table-cell>
          <table:table-cell table:style-name="ce9" table:formula="of:=COUNTIF([.$AG$55:.$AG$89];[.AZ6])" office:value-type="float" office:value="0">
            <text:p>0</text:p>
          </table:table-cell>
          <table:table-cell table:style-name="ce16" table:formula="of:=[.BA6]/[.$BA$10]" office:value-type="percentage" office:value="0">
            <text:p>0.00%</text:p>
          </table:table-cell>
          <table:table-cell table:style-name="ce9"/>
          <table:table-cell table:style-name="ce9" table:formula="of:=SUM([.BB6:.BB8])" office:value-type="percentage" office:value="0">
            <text:p>0%</text:p>
          </table:table-cell>
          <table:table-cell table:number-columns-repeated="53"/>
          <table:table-cell table:style-name="Default"/>
          <table:table-cell table:formula="of:=CELL(&quot;address&quot;;[.DF22])" office:value-type="string" office:string-value="$DF$22">
            <text:p>$DF$22</text:p>
          </table:table-cell>
          <table:table-cell table:formula="of:=CELL(&quot;address&quot;;[.DF87])" office:value-type="string" office:string-value="$DF$87">
            <text:p>$DF$87</text:p>
          </table:table-cell>
          <table:table-cell table:style-name="ce9" office:value-type="string">
            <text:p>loss=</text:p>
          </table:table-cell>
          <table:table-cell table:style-name="ce9" table:formula="of:=COUNTIF([.$DF$22:.$DF$122];&quot;&lt;0&quot;)" office:value-type="float" office:value="66">
            <text:p>66</text:p>
          </table:table-cell>
          <table:table-cell table:style-name="ce15" table:formula="of:=SUMIF([.$DF$22:.$DF$122];&quot;&lt;0&quot;;[.$DF$22:.$DF$122])" office:value-type="float" office:value="-69800">
            <text:p>-69,800</text:p>
          </table:table-cell>
          <table:table-cell table:number-columns-repeated="909"/>
        </table:table-row>
        <table:table-row table:style-name="ro3">
          <table:table-cell table:number-columns-repeated="30"/>
          <table:table-cell table:style-name="ce11"/>
          <table:table-cell table:style-name="ce12"/>
          <table:table-cell table:style-name="ce13"/>
          <table:table-cell table:style-name="ce10"/>
          <table:table-cell table:number-columns-repeated="9"/>
          <table:table-cell table:style-name="ce14" table:formula="of:=IF(([.AU7]+[.BA7])&lt;&gt;0;[.BA7]/([.AU7]+[.BA7]);&quot;NA&quot;)" office:value-type="string" office:string-value="NA">
            <text:p>NA</text:p>
          </table:table-cell>
          <table:table-cell table:style-name="ce14" table:formula="of:=IF([.BA7]&lt;&gt;0;[.AU7]/[.BA7];&quot;NA&quot;)" office:value-type="string" office:string-value="NA">
            <text:p>NA</text:p>
          </table:table-cell>
          <table:table-cell table:style-name="ce9" office:value-type="float" office:value="4">
            <text:p>4</text:p>
          </table:table-cell>
          <table:table-cell table:style-name="ce9" table:formula="of:=COUNTIF([.$AG$22:.$AG$54];[.AT7])" office:value-type="float" office:value="0">
            <text:p>0</text:p>
          </table:table-cell>
          <table:table-cell table:style-name="ce16" table:formula="of:=[.AU7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4">
            <text:p>4</text:p>
          </table:table-cell>
          <table:table-cell table:style-name="ce9" table:formula="of:=COUNTIF([.$AG$55:.$AG$89];[.AZ7])" office:value-type="float" office:value="0">
            <text:p>0</text:p>
          </table:table-cell>
          <table:table-cell table:style-name="ce16" table:formula="of:=[.BA7]/[.$BA$10]" office:value-type="percentage" office:value="0">
            <text:p>0.00%</text:p>
          </table:table-cell>
          <table:table-cell table:style-name="ce9" table:number-columns-repeated="2"/>
          <table:table-cell table:number-columns-repeated="56"/>
          <table:table-cell table:style-name="ce9" table:number-columns-repeated="3"/>
          <table:table-cell table:number-columns-repeated="909"/>
        </table:table-row>
        <table:table-row table:style-name="ro4">
          <table:table-cell table:number-columns-repeated="30"/>
          <table:table-cell table:style-name="ce11"/>
          <table:table-cell table:style-name="ce12"/>
          <table:table-cell table:style-name="ce13"/>
          <table:table-cell table:style-name="ce10"/>
          <table:table-cell table:number-columns-repeated="9"/>
          <table:table-cell table:style-name="ce14" table:formula="of:=IF(([.AU8]+[.BA8])&lt;&gt;0;[.BA8]/([.AU8]+[.BA8]);&quot;NA&quot;)" office:value-type="string" office:string-value="NA">
            <text:p>NA</text:p>
          </table:table-cell>
          <table:table-cell table:style-name="ce14" table:formula="of:=IF([.BA8]&lt;&gt;0;[.AU8]/[.BA8];&quot;NA&quot;)" office:value-type="string" office:string-value="NA">
            <text:p>NA</text:p>
          </table:table-cell>
          <table:table-cell table:style-name="ce9" office:value-type="float" office:value="5">
            <text:p>5</text:p>
          </table:table-cell>
          <table:table-cell table:style-name="ce9" table:formula="of:=COUNTIF([.$AG$22:.$AG$54];[.AT8])" office:value-type="float" office:value="0">
            <text:p>0</text:p>
          </table:table-cell>
          <table:table-cell table:style-name="ce16" table:formula="of:=[.AU8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5">
            <text:p>5</text:p>
          </table:table-cell>
          <table:table-cell table:style-name="ce9" table:formula="of:=COUNTIF([.$AG$55:.$AG$89];[.AZ8])" office:value-type="float" office:value="0">
            <text:p>0</text:p>
          </table:table-cell>
          <table:table-cell table:style-name="ce16" table:formula="of:=[.BA8]/[.$BA$10]" office:value-type="percentage" office:value="0">
            <text:p>0.00%</text:p>
          </table:table-cell>
          <table:table-cell table:style-name="ce9" table:number-columns-repeated="2"/>
          <table:table-cell table:number-columns-repeated="55"/>
          <table:table-cell table:style-name="ce19" office:value-type="string">
            <text:p>BB.loc</text:p>
          </table:table-cell>
          <table:table-cell table:style-name="ce20" office:value-type="string">
            <text:p>loss ( &lt; -1,000)</text:p>
          </table:table-cell>
          <table:table-cell table:style-name="ce20"/>
          <table:table-cell table:style-name="ce20" office:value-type="string">
            <text:p>gain ( &gt; 100)</text:p>
          </table:table-cell>
          <table:table-cell table:style-name="ce20"/>
          <table:table-cell table:style-name="Default"/>
          <table:table-cell table:number-columns-repeated="907"/>
        </table:table-row>
        <table:table-row table:style-name="ro4">
          <table:table-cell table:number-columns-repeated="30"/>
          <table:table-cell table:style-name="ce11"/>
          <table:table-cell table:style-name="ce12"/>
          <table:table-cell table:style-name="ce13"/>
          <table:table-cell table:style-name="ce10"/>
          <table:table-cell table:number-columns-repeated="9"/>
          <table:table-cell table:style-name="ce14" table:formula="of:=IF(([.AU9]+[.BA9])&lt;&gt;0;[.BA9]/([.AU9]+[.BA9]);&quot;NA&quot;)" office:value-type="string" office:string-value="NA">
            <text:p>NA</text:p>
          </table:table-cell>
          <table:table-cell table:style-name="ce14" table:formula="of:=IF([.BA9]&lt;&gt;0;[.AU9]/[.BA9];&quot;NA&quot;)" office:value-type="string" office:string-value="NA">
            <text:p>NA</text:p>
          </table:table-cell>
          <table:table-cell table:style-name="ce9" office:value-type="float" office:value="6">
            <text:p>6</text:p>
          </table:table-cell>
          <table:table-cell table:style-name="ce9" table:formula="of:=COUNTIF([.$AG$22:.$AG$54];[.AT9])" office:value-type="float" office:value="0">
            <text:p>0</text:p>
          </table:table-cell>
          <table:table-cell table:style-name="ce16" table:formula="of:=[.AU9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9" office:value-type="float" office:value="6">
            <text:p>6</text:p>
          </table:table-cell>
          <table:table-cell table:style-name="ce9" table:formula="of:=COUNTIF([.$AG$55:.$AG$89];[.AZ9])" office:value-type="float" office:value="0">
            <text:p>0</text:p>
          </table:table-cell>
          <table:table-cell table:style-name="ce16" table:formula="of:=[.BA9]/[.$BA$10]" office:value-type="percentage" office:value="0">
            <text:p>0.00%</text:p>
          </table:table-cell>
          <table:table-cell table:style-name="ce9" table:number-columns-repeated="2"/>
          <table:table-cell table:number-columns-repeated="55"/>
          <table:table-cell office:value-type="float" office:value="1">
            <text:p>1</text:p>
          </table:table-cell>
          <table:table-cell table:style-name="ce9" table:formula="of:=COUNTIF([.$CU$22:.$CU$79];[.DH9])" office:value-type="float" office:value="2">
            <text:p>2</text:p>
          </table:table-cell>
          <table:table-cell table:style-name="ce16" table:formula="of:=[.DI9]/[.$DJ$6]" office:value-type="percentage" office:value="0.0303030303030303">
            <text:p>3.03%</text:p>
          </table:table-cell>
          <table:table-cell table:style-name="ce9" table:formula="of:=COUNTIF([.$CU$97:.$CU$122];[.DH9])" office:value-type="float" office:value="0">
            <text:p>0</text:p>
          </table:table-cell>
          <table:table-cell table:style-name="ce16" table:formula="of:=[.DK9]/[.$DJ$5]" office:value-type="percentage" office:value="0">
            <text:p>0.00%</text:p>
          </table:table-cell>
          <table:table-cell table:style-name="Default"/>
          <table:table-cell table:number-columns-repeated="907"/>
        </table:table-row>
        <table:table-row table:style-name="ro4">
          <table:table-cell table:number-columns-repeated="30"/>
          <table:table-cell table:style-name="ce10" table:number-columns-repeated="4"/>
          <table:table-cell table:number-columns-repeated="11"/>
          <table:table-cell table:style-name="ce9" office:value-type="string">
            <text:p>total=</text:p>
          </table:table-cell>
          <table:table-cell table:style-name="ce9" table:formula="of:=COUNTA([.AR22:.AR54])" office:value-type="float" office:value="33">
            <text:p>33</text:p>
          </table:table-cell>
          <table:table-cell table:style-name="ce9" table:formula="of:=SUM([.AV4:.AV9])" office:value-type="percentage" office:value="0">
            <text:p>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R$55:.$AR$89])" office:value-type="float" office:value="35">
            <text:p>35</text:p>
          </table:table-cell>
          <table:table-cell table:style-name="ce9" table:formula="of:=SUM([.BB4:.BB9])" office:value-type="percentage" office:value="0">
            <text:p>0%</text:p>
          </table:table-cell>
          <table:table-cell table:style-name="ce9" table:number-columns-repeated="2"/>
          <table:table-cell table:number-columns-repeated="55"/>
          <table:table-cell office:value-type="float" office:value="2">
            <text:p>2</text:p>
          </table:table-cell>
          <table:table-cell table:style-name="ce9" table:formula="of:=COUNTIF([.$CU$22:.$CU$79];[.DH10])" office:value-type="float" office:value="10">
            <text:p>10</text:p>
          </table:table-cell>
          <table:table-cell table:style-name="ce16" table:formula="of:=[.DI10]/[.$DJ$6]" office:value-type="percentage" office:value="0.151515151515152">
            <text:p>15.15%</text:p>
          </table:table-cell>
          <table:table-cell table:style-name="ce9" table:formula="of:=COUNTIF([.$CU$97:.$CU$122];[.DH10])" office:value-type="float" office:value="2">
            <text:p>2</text:p>
          </table:table-cell>
          <table:table-cell table:style-name="ce16" table:formula="of:=[.DK10]/[.$DJ$6]" office:value-type="percentage" office:value="0.0303030303030303">
            <text:p>3.03%</text:p>
          </table:table-cell>
          <table:table-cell table:style-name="Default"/>
          <table:table-cell table:number-columns-repeated="907"/>
        </table:table-row>
        <table:table-row table:style-name="ro4">
          <table:table-cell table:number-columns-repeated="111"/>
          <table:table-cell office:value-type="float" office:value="3">
            <text:p>3</text:p>
          </table:table-cell>
          <table:table-cell table:style-name="ce9" table:formula="of:=COUNTIF([.$CU$22:.$CU$79];[.DH11])" office:value-type="float" office:value="7">
            <text:p>7</text:p>
          </table:table-cell>
          <table:table-cell table:style-name="ce16" table:formula="of:=[.DI11]/[.$DJ$6]" office:value-type="percentage" office:value="0.106060606060606">
            <text:p>10.61%</text:p>
          </table:table-cell>
          <table:table-cell table:style-name="ce9" table:formula="of:=COUNTIF([.$CU$97:.$CU$122];[.DH11])" office:value-type="float" office:value="7">
            <text:p>7</text:p>
          </table:table-cell>
          <table:table-cell table:style-name="ce16" table:formula="of:=[.DK11]/[.$DJ$6]" office:value-type="percentage" office:value="0.106060606060606">
            <text:p>10.61%</text:p>
          </table:table-cell>
          <table:table-cell table:style-name="Default"/>
          <table:table-cell table:number-columns-repeated="907"/>
        </table:table-row>
        <table:table-row table:style-name="ro4">
          <table:table-cell table:number-columns-repeated="111"/>
          <table:table-cell office:value-type="float" office:value="4">
            <text:p>4</text:p>
          </table:table-cell>
          <table:table-cell table:style-name="ce9" table:formula="of:=COUNTIF([.$CU$22:.$CU$79];[.DH12])" office:value-type="float" office:value="15">
            <text:p>15</text:p>
          </table:table-cell>
          <table:table-cell table:style-name="ce16" table:formula="of:=[.DI12]/[.$DJ$6]" office:value-type="percentage" office:value="0.227272727272727">
            <text:p>22.73%</text:p>
          </table:table-cell>
          <table:table-cell table:style-name="ce9" table:formula="of:=COUNTIF([.$CU$97:.$CU$122];[.DH12])" office:value-type="float" office:value="8">
            <text:p>8</text:p>
          </table:table-cell>
          <table:table-cell table:style-name="ce16" table:formula="of:=[.DK12]/[.$DJ$6]" office:value-type="percentage" office:value="0.121212121212121">
            <text:p>12.12%</text:p>
          </table:table-cell>
          <table:table-cell table:style-name="Default"/>
          <table:table-cell table:number-columns-repeated="907"/>
        </table:table-row>
        <table:table-row table:style-name="ro4">
          <table:table-cell office:value-type="string">
            <text:p>[07/24/2020 14:07:30 / FxUtilitiesController.php:253]</text:p>
          </table:table-cell>
          <table:table-cell table:number-columns-repeated="110"/>
          <table:table-cell office:value-type="float" office:value="5">
            <text:p>5</text:p>
          </table:table-cell>
          <table:table-cell table:style-name="ce9" table:formula="of:=COUNTIF([.$CU$22:.$CU$79];[.DH13])" office:value-type="float" office:value="20">
            <text:p>20</text:p>
          </table:table-cell>
          <table:table-cell table:style-name="ce16" table:formula="of:=[.DI13]/[.$DJ$6]" office:value-type="percentage" office:value="0.303030303030303">
            <text:p>30.30%</text:p>
          </table:table-cell>
          <table:table-cell table:style-name="ce9" table:formula="of:=COUNTIF([.$CU$97:.$CU$122];[.DH13])" office:value-type="float" office:value="6">
            <text:p>6</text:p>
          </table:table-cell>
          <table:table-cell table:style-name="ce16" table:formula="of:=[.DK13]/[.$DJ$6]" office:value-type="percentage" office:value="0.0909090909090909">
            <text:p>9.09%</text:p>
          </table:table-cell>
          <table:table-cell table:style-name="Default"/>
          <table:table-cell table:number-columns-repeated="907"/>
        </table:table-row>
        <table:table-row table:style-name="ro4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9"/>
          <table:table-cell office:value-type="float" office:value="6">
            <text:p>6</text:p>
          </table:table-cell>
          <table:table-cell table:style-name="ce9" table:formula="of:=COUNTIF([.$CU$22:.$CU$79];[.DH14])" office:value-type="float" office:value="4">
            <text:p>4</text:p>
          </table:table-cell>
          <table:table-cell table:style-name="ce16" table:formula="of:=[.DI14]/[.$DJ$6]" office:value-type="percentage" office:value="0.0606060606060606">
            <text:p>6.06%</text:p>
          </table:table-cell>
          <table:table-cell table:style-name="ce9" table:formula="of:=COUNTIF([.$CU$97:.$CU$122];[.DH14])" office:value-type="float" office:value="3">
            <text:p>3</text:p>
          </table:table-cell>
          <table:table-cell table:style-name="ce16" table:formula="of:=[.DK14]/[.$DJ$6]" office:value-type="percentage" office:value="0.0454545454545455">
            <text:p>4.55%</text:p>
          </table:table-cell>
          <table:table-cell table:style-name="Default"/>
          <table:table-cell table:number-columns-repeated="907"/>
        </table:table-row>
        <table:table-row table:style-name="ro4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9"/>
          <table:table-cell office:value-type="string">
            <text:p>sum=</text:p>
          </table:table-cell>
          <table:table-cell table:formula="of:=SUM([.DI9:.DI14])" office:value-type="float" office:value="58">
            <text:p>58</text:p>
          </table:table-cell>
          <table:table-cell/>
          <table:table-cell table:formula="of:=SUM([.DK9:.DK14])" office:value-type="float" office:value="26">
            <text:p>26</text:p>
          </table:table-cell>
          <table:table-cell table:number-columns-repeated="909"/>
        </table:table-row>
        <table:table-row table:style-name="ro4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10"/>
          <table:table-cell table:formula="of:=CELL(&quot;address&quot;;[.DF22])" office:value-type="string" office:string-value="$DF$22">
            <text:p>$DF$22</text:p>
          </table:table-cell>
          <table:table-cell/>
          <table:table-cell table:formula="of:=CELL(&quot;address&quot;;[.DF97])" office:value-type="string" office:string-value="$DF$97">
            <text:p>$DF$97</text:p>
          </table:table-cell>
          <table:table-cell table:number-columns-repeated="909"/>
        </table:table-row>
        <table:table-row table:style-name="ro4">
          <table:table-cell office:value-type="string">
            <text:p>this file</text:p>
          </table:table-cell>
          <table:table-cell office:value-type="string">
            <text:p>[ea-4_tester-1].(20200723_131259).(tickets-data).log</text:p>
          </table:table-cell>
          <table:table-cell table:number-columns-repeated="110"/>
          <table:table-cell table:formula="of:=CELL(&quot;address&quot;;[.DF79])" office:value-type="string" office:string-value="$DF$79">
            <text:p>$DF$79</text:p>
          </table:table-cell>
          <table:table-cell/>
          <table:table-cell table:formula="of:=CELL(&quot;address&quot;;[.DF122])" office:value-type="string" office:string-value="$DF$122">
            <text:p>$DF$122</text:p>
          </table:table-cell>
          <table:table-cell table:number-columns-repeated="909"/>
        </table:table-row>
        <table:table-row table:style-name="ro4">
          <table:table-cell office:value-type="string">
            <text:p>this file</text:p>
          </table:table-cell>
          <table:table-cell office:value-type="string">
            <text:p>[ea-4_tester-1].(20200507_140530).(combined-data).(20200724_140730_220549).dat</text:p>
          </table:table-cell>
          <table:table-cell table:number-columns-repeated="1022"/>
        </table:table-row>
        <table:table-row table:style-name="ro4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723_131259[eap-2.id-1].[AUDJPY-5].di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style-name="ce8" office:value-type="string">
            <text:p>s.n.</text:p>
          </table:table-cell>
          <table:table-cell table:style-name="ce8" office:value-type="string">
            <text:p>ticket-num</text:p>
          </table:table-cell>
          <table:table-cell table:style-name="ce8" office:value-type="string">
            <text:p>curr.datetime</text:p>
          </table:table-cell>
          <table:table-cell table:style-name="ce8" office:value-type="string">
            <text:p>Close.-12</text:p>
          </table:table-cell>
          <table:table-cell table:style-name="ce8" office:value-type="string">
            <text:p>Close.-11</text:p>
          </table:table-cell>
          <table:table-cell table:style-name="ce8" office:value-type="string">
            <text:p>Close.-10</text:p>
          </table:table-cell>
          <table:table-cell table:style-name="ce8" office:value-type="string">
            <text:p>Close.-9</text:p>
          </table:table-cell>
          <table:table-cell table:style-name="ce8" office:value-type="string">
            <text:p>Close.-8</text:p>
          </table:table-cell>
          <table:table-cell table:style-name="ce8" office:value-type="string">
            <text:p>Close.-7</text:p>
          </table:table-cell>
          <table:table-cell table:style-name="ce8" office:value-type="string">
            <text:p>Close.-6</text:p>
          </table:table-cell>
          <table:table-cell table:style-name="ce8" office:value-type="string">
            <text:p>Close.-5</text:p>
          </table:table-cell>
          <table:table-cell table:style-name="ce8" office:value-type="string">
            <text:p>Close.-4</text:p>
          </table:table-cell>
          <table:table-cell table:style-name="ce8" office:value-type="string">
            <text:p>Close.-3</text:p>
          </table:table-cell>
          <table:table-cell table:style-name="ce8" office:value-type="string">
            <text:p>Close.-2</text:p>
          </table:table-cell>
          <table:table-cell table:style-name="ce8" office:value-type="string">
            <text:p>Close.-1</text:p>
          </table:table-cell>
          <table:table-cell table:style-name="ce8" office:value-type="string">
            <text:p>u/d.-12</text:p>
          </table:table-cell>
          <table:table-cell table:style-name="ce8" office:value-type="string">
            <text:p>u/d.-11</text:p>
          </table:table-cell>
          <table:table-cell table:style-name="ce8" office:value-type="string">
            <text:p>u/d.-10</text:p>
          </table:table-cell>
          <table:table-cell table:style-name="ce8" office:value-type="string">
            <text:p>u/d.-9</text:p>
          </table:table-cell>
          <table:table-cell table:style-name="ce8" office:value-type="string">
            <text:p>u/d.-8</text:p>
          </table:table-cell>
          <table:table-cell table:style-name="ce8" office:value-type="string">
            <text:p>u/d.-7</text:p>
          </table:table-cell>
          <table:table-cell table:style-name="ce8" office:value-type="string">
            <text:p>u/d.-6</text:p>
          </table:table-cell>
          <table:table-cell table:style-name="ce8" office:value-type="string">
            <text:p>u/d.-5</text:p>
          </table:table-cell>
          <table:table-cell table:style-name="ce8" office:value-type="string">
            <text:p>u/d.-4</text:p>
          </table:table-cell>
          <table:table-cell table:style-name="ce8" office:value-type="string">
            <text:p>u/d.-3</text:p>
          </table:table-cell>
          <table:table-cell table:style-name="ce8" office:value-type="string">
            <text:p>u/d.-2</text:p>
          </table:table-cell>
          <table:table-cell table:style-name="ce8" office:value-type="string">
            <text:p>u/d.-1</text:p>
          </table:table-cell>
          <table:table-cell table:style-name="ce8" office:value-type="string">
            <text:p>width.-12</text:p>
          </table:table-cell>
          <table:table-cell table:style-name="ce8" office:value-type="string">
            <text:p>width.-11</text:p>
          </table:table-cell>
          <table:table-cell table:style-name="ce8" office:value-type="string">
            <text:p>width.-10</text:p>
          </table:table-cell>
          <table:table-cell table:style-name="ce8" office:value-type="string">
            <text:p>width.-9</text:p>
          </table:table-cell>
          <table:table-cell table:style-name="ce8" office:value-type="string">
            <text:p>width.-8</text:p>
          </table:table-cell>
          <table:table-cell table:style-name="ce8" office:value-type="string">
            <text:p>width.-7</text:p>
          </table:table-cell>
          <table:table-cell table:style-name="ce8" office:value-type="string">
            <text:p>width.-6</text:p>
          </table:table-cell>
          <table:table-cell table:style-name="ce8" office:value-type="string">
            <text:p>width.-5</text:p>
          </table:table-cell>
          <table:table-cell table:style-name="ce8" office:value-type="string">
            <text:p>width.-4</text:p>
          </table:table-cell>
          <table:table-cell table:style-name="ce8" office:value-type="string">
            <text:p>width.-3</text:p>
          </table:table-cell>
          <table:table-cell table:style-name="ce8" office:value-type="string">
            <text:p>width.-2</text:p>
          </table:table-cell>
          <table:table-cell table:style-name="ce8" office:value-type="string">
            <text:p>width.-1</text:p>
          </table:table-cell>
          <table:table-cell table:style-name="ce8" office:value-type="string">
            <text:p>w-level.-12</text:p>
          </table:table-cell>
          <table:table-cell table:style-name="ce8" office:value-type="string">
            <text:p>w-level.-11</text:p>
          </table:table-cell>
          <table:table-cell table:style-name="ce8" office:value-type="string">
            <text:p>w-level.-10</text:p>
          </table:table-cell>
          <table:table-cell table:style-name="ce8" office:value-type="string">
            <text:p>w-level.-9</text:p>
          </table:table-cell>
          <table:table-cell table:style-name="ce8" office:value-type="string">
            <text:p>w-level.-8</text:p>
          </table:table-cell>
          <table:table-cell table:style-name="ce8" office:value-type="string">
            <text:p>w-level.-7</text:p>
          </table:table-cell>
          <table:table-cell table:style-name="ce8" office:value-type="string">
            <text:p>w-level.-6</text:p>
          </table:table-cell>
          <table:table-cell table:style-name="ce8" office:value-type="string">
            <text:p>w-level.-5</text:p>
          </table:table-cell>
          <table:table-cell table:style-name="ce8" office:value-type="string">
            <text:p>w-level.-4</text:p>
          </table:table-cell>
          <table:table-cell table:style-name="ce8" office:value-type="string">
            <text:p>w-level.-3</text:p>
          </table:table-cell>
          <table:table-cell table:style-name="ce8" office:value-type="string">
            <text:p>w-level.-2</text:p>
          </table:table-cell>
          <table:table-cell table:style-name="ce8" office:value-type="string">
            <text:p>w-level.-1</text:p>
          </table:table-cell>
          <table:table-cell table:style-name="ce8" office:value-type="string">
            <text:p>MFI.-12</text:p>
          </table:table-cell>
          <table:table-cell table:style-name="ce8" office:value-type="string">
            <text:p>MFI.-11</text:p>
          </table:table-cell>
          <table:table-cell table:style-name="ce8" office:value-type="string">
            <text:p>MFI.-10</text:p>
          </table:table-cell>
          <table:table-cell table:style-name="ce8" office:value-type="string">
            <text:p>MFI.-9</text:p>
          </table:table-cell>
          <table:table-cell table:style-name="ce8" office:value-type="string">
            <text:p>MFI.-8</text:p>
          </table:table-cell>
          <table:table-cell table:style-name="ce8" office:value-type="string">
            <text:p>MFI.-7</text:p>
          </table:table-cell>
          <table:table-cell table:style-name="ce8" office:value-type="string">
            <text:p>MFI.-6</text:p>
          </table:table-cell>
          <table:table-cell table:style-name="ce8" office:value-type="string">
            <text:p>MFI.-5</text:p>
          </table:table-cell>
          <table:table-cell table:style-name="ce8" office:value-type="string">
            <text:p>MFI.-4</text:p>
          </table:table-cell>
          <table:table-cell table:style-name="ce8" office:value-type="string">
            <text:p>MFI.-3</text:p>
          </table:table-cell>
          <table:table-cell table:style-name="ce8" office:value-type="string">
            <text:p>MFI.-2</text:p>
          </table:table-cell>
          <table:table-cell table:style-name="ce8" office:value-type="string">
            <text:p>MFI.-1</text:p>
          </table:table-cell>
          <table:table-cell table:style-name="ce8" office:value-type="string">
            <text:p>RSI.-12</text:p>
          </table:table-cell>
          <table:table-cell table:style-name="ce8" office:value-type="string">
            <text:p>RSI.-11</text:p>
          </table:table-cell>
          <table:table-cell table:style-name="ce8" office:value-type="string">
            <text:p>RSI.-10</text:p>
          </table:table-cell>
          <table:table-cell table:style-name="ce8" office:value-type="string">
            <text:p>RSI.-9</text:p>
          </table:table-cell>
          <table:table-cell table:style-name="ce8" office:value-type="string">
            <text:p>RSI.-8</text:p>
          </table:table-cell>
          <table:table-cell table:style-name="ce8" office:value-type="string">
            <text:p>RSI.-7</text:p>
          </table:table-cell>
          <table:table-cell table:style-name="ce8" office:value-type="string">
            <text:p>RSI.-6</text:p>
          </table:table-cell>
          <table:table-cell table:style-name="ce8" office:value-type="string">
            <text:p>RSI.-5</text:p>
          </table:table-cell>
          <table:table-cell table:style-name="ce8" office:value-type="string">
            <text:p>RSI.-4</text:p>
          </table:table-cell>
          <table:table-cell table:style-name="ce8" office:value-type="string">
            <text:p>RSI.-3</text:p>
          </table:table-cell>
          <table:table-cell table:style-name="ce8" office:value-type="string">
            <text:p>RSI.-2</text:p>
          </table:table-cell>
          <table:table-cell table:style-name="ce8" office:value-type="string">
            <text:p>RSI.-1</text:p>
          </table:table-cell>
          <table:table-cell table:style-name="ce8" office:value-type="string">
            <text:p>Force.-12</text:p>
          </table:table-cell>
          <table:table-cell table:style-name="ce8" office:value-type="string">
            <text:p>Force.-11</text:p>
          </table:table-cell>
          <table:table-cell table:style-name="ce8" office:value-type="string">
            <text:p>Force.-10</text:p>
          </table:table-cell>
          <table:table-cell table:style-name="ce8" office:value-type="string">
            <text:p>Force.-9</text:p>
          </table:table-cell>
          <table:table-cell table:style-name="ce8" office:value-type="string">
            <text:p>Force.-8</text:p>
          </table:table-cell>
          <table:table-cell table:style-name="ce8" office:value-type="string">
            <text:p>Force.-7</text:p>
          </table:table-cell>
          <table:table-cell table:style-name="ce8" office:value-type="string">
            <text:p>Force.-6</text:p>
          </table:table-cell>
          <table:table-cell table:style-name="ce8" office:value-type="string">
            <text:p>Force.-5</text:p>
          </table:table-cell>
          <table:table-cell table:style-name="ce8" office:value-type="string">
            <text:p>Force.-4</text:p>
          </table:table-cell>
          <table:table-cell table:style-name="ce8" office:value-type="string">
            <text:p>Force.-3</text:p>
          </table:table-cell>
          <table:table-cell table:style-name="ce8" office:value-type="string">
            <text:p>Force.-2</text:p>
          </table:table-cell>
          <table:table-cell table:style-name="ce8" office:value-type="string">
            <text:p>Force.-1</text:p>
          </table:table-cell>
          <table:table-cell table:style-name="ce8" office:value-type="string">
            <text:p>BB-loc.-12</text:p>
          </table:table-cell>
          <table:table-cell table:style-name="ce8" office:value-type="string">
            <text:p>BB-loc.-11</text:p>
          </table:table-cell>
          <table:table-cell table:style-name="ce8" office:value-type="string">
            <text:p>BB-loc.-10</text:p>
          </table:table-cell>
          <table:table-cell table:style-name="ce8" office:value-type="string">
            <text:p>BB-loc.-9</text:p>
          </table:table-cell>
          <table:table-cell table:style-name="ce8" office:value-type="string">
            <text:p>BB-loc.-8</text:p>
          </table:table-cell>
          <table:table-cell table:style-name="ce8" office:value-type="string">
            <text:p>BB-loc.-7</text:p>
          </table:table-cell>
          <table:table-cell table:style-name="ce8" office:value-type="string">
            <text:p>BB-loc.-6</text:p>
          </table:table-cell>
          <table:table-cell table:style-name="ce8" office:value-type="string">
            <text:p>BB-loc.-5</text:p>
          </table:table-cell>
          <table:table-cell table:style-name="ce8" office:value-type="string">
            <text:p>BB-loc.-4</text:p>
          </table:table-cell>
          <table:table-cell table:style-name="ce8" office:value-type="string">
            <text:p>BB-loc.-3</text:p>
          </table:table-cell>
          <table:table-cell table:style-name="ce8" office:value-type="string">
            <text:p>BB-loc.-2</text:p>
          </table:table-cell>
          <table:table-cell table:style-name="ce8" office:value-type="string">
            <text:p>BB-loc.-1</text:p>
          </table:table-cell>
          <table:table-cell table:style-name="ce8" office:value-type="string">
            <text:p>ticket</text:p>
          </table:table-cell>
          <table:table-cell table:style-name="ce8" office:value-type="string">
            <text:p>open-ti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item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TP</text:p>
          </table:table-cell>
          <table:table-cell table:style-name="ce8" office:value-type="string">
            <text:p>close-time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profit</text:p>
          </table:table-cell>
          <table:table-cell table:style-name="ce18" table:number-columns-repeated="9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float" office:value="27550824">
            <text:p>27550824</text:p>
          </table:table-cell>
          <table:table-cell table:style-name="ce9" office:value-type="string">
            <text:p>2020.07.23 07:15:00</text:p>
          </table:table-cell>
          <table:table-cell table:style-name="ce9" office:value-type="float" office:value="76.493">
            <text:p>76.49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3">
            <text:p>76.503</text:p>
          </table:table-cell>
          <table:table-cell table:style-name="ce9" office:value-type="float" office:value="76.533">
            <text:p>76.533</text:p>
          </table:table-cell>
          <table:table-cell table:style-name="ce9" office:value-type="float" office:value="76.51">
            <text:p>76.51</text:p>
          </table:table-cell>
          <table:table-cell table:style-name="ce9" office:value-type="float" office:value="76.518">
            <text:p>76.518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-3">
            <text:p>-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.2089">
            <text:p>60.2089</text:p>
          </table:table-cell>
          <table:table-cell office:value-type="float" office:value="59.7958">
            <text:p>59.7958</text:p>
          </table:table-cell>
          <table:table-cell office:value-type="float" office:value="54.87913">
            <text:p>54.87913</text:p>
          </table:table-cell>
          <table:table-cell office:value-type="float" office:value="53.30691">
            <text:p>53.30691</text:p>
          </table:table-cell>
          <table:table-cell office:value-type="float" office:value="54.29783">
            <text:p>54.29783</text:p>
          </table:table-cell>
          <table:table-cell office:value-type="float" office:value="57.75675">
            <text:p>57.75675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1.56775">
            <text:p>51.56775</text:p>
          </table:table-cell>
          <table:table-cell office:value-type="float" office:value="52.7883">
            <text:p>52.7883</text:p>
          </table:table-cell>
          <table:table-cell office:value-type="float" office:value="53.09934">
            <text:p>53.09934</text:p>
          </table:table-cell>
          <table:table-cell office:value-type="float" office:value="57.51846">
            <text:p>57.51846</text:p>
          </table:table-cell>
          <table:table-cell office:value-type="float" office:value="53.45385">
            <text:p>53.45385</text:p>
          </table:table-cell>
          <table:table-cell office:value-type="float" office:value="54.62778">
            <text:p>54.62778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0.30875">
            <text:p>0.30875</text:p>
          </table:table-cell>
          <table:table-cell office:value-type="float" office:value="0.183">
            <text:p>0.183</text:p>
          </table:table-cell>
          <table:table-cell office:value-type="float" office:value="0.17135">
            <text:p>0.17135</text:p>
          </table:table-cell>
          <table:table-cell office:value-type="float" office:value="0.18995">
            <text:p>0.18995</text:p>
          </table:table-cell>
          <table:table-cell office:value-type="float" office:value="0.4187">
            <text:p>0.4187</text:p>
          </table:table-cell>
          <table:table-cell office:value-type="float" office:value="0.2585">
            <text:p>0.2585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7550824">
            <text:p>27550824</text:p>
          </table:table-cell>
          <table:table-cell office:value-type="string">
            <text:p>2020.07.23 07:1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01">
            <text:p>76.601</text:p>
          </table:table-cell>
          <table:table-cell office:value-type="float" office:value="76.543">
            <text:p>76.543</text:p>
          </table:table-cell>
          <table:table-cell office:value-type="float" office:value="76.693">
            <text:p>76.693</text:p>
          </table:table-cell>
          <table:table-cell office:value-type="string">
            <text:p>2020.07.23 07:18:41</text:p>
          </table:table-cell>
          <table:table-cell office:value-type="float" office:value="76.543">
            <text:p>76.543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table:style-name="ce9" office:value-type="float" office:value="23">
            <text:p>23</text:p>
          </table:table-cell>
          <table:table-cell table:style-name="ce9" office:value-type="float" office:value="27551725">
            <text:p>27551725</text:p>
          </table:table-cell>
          <table:table-cell table:style-name="ce9" office:value-type="string">
            <text:p>2020.07.23 09:05:00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551725">
            <text:p>27551725</text:p>
          </table:table-cell>
          <table:table-cell office:value-type="string">
            <text:p>2020.07.23 09:0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82">
            <text:p>76.682</text:p>
          </table:table-cell>
          <table:table-cell office:value-type="float" office:value="76.624">
            <text:p>76.624</text:p>
          </table:table-cell>
          <table:table-cell office:value-type="float" office:value="76.774">
            <text:p>76.774</text:p>
          </table:table-cell>
          <table:table-cell office:value-type="string">
            <text:p>2020.07.23 09:12:32</text:p>
          </table:table-cell>
          <table:table-cell office:value-type="float" office:value="76.624">
            <text:p>76.624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table:style-name="ce9" office:value-type="float" office:value="24">
            <text:p>24</text:p>
          </table:table-cell>
          <table:table-cell table:style-name="ce9" office:value-type="float" office:value="27551756">
            <text:p>27551756</text:p>
          </table:table-cell>
          <table:table-cell table:style-name="ce9" office:value-type="string">
            <text:p>2020.07.23 09:10:00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-4">
            <text:p>-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551756">
            <text:p>27551756</text:p>
          </table:table-cell>
          <table:table-cell office:value-type="string">
            <text:p>2020.07.23 09:10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75">
            <text:p>76.675</text:p>
          </table:table-cell>
          <table:table-cell office:value-type="float" office:value="76.617">
            <text:p>76.617</text:p>
          </table:table-cell>
          <table:table-cell office:value-type="float" office:value="76.767">
            <text:p>76.767</text:p>
          </table:table-cell>
          <table:table-cell office:value-type="string">
            <text:p>2020.07.23 09:18:50</text:p>
          </table:table-cell>
          <table:table-cell office:value-type="float" office:value="76.617">
            <text:p>76.617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table:style-name="ce9" office:value-type="float" office:value="25">
            <text:p>25</text:p>
          </table:table-cell>
          <table:table-cell table:style-name="ce9" office:value-type="float" office:value="27551822">
            <text:p>27551822</text:p>
          </table:table-cell>
          <table:table-cell table:style-name="ce9" office:value-type="string">
            <text:p>2020.07.23 09:15:00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7551822">
            <text:p>27551822</text:p>
          </table:table-cell>
          <table:table-cell office:value-type="string">
            <text:p>2020.07.23 09:1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69">
            <text:p>76.669</text:p>
          </table:table-cell>
          <table:table-cell office:value-type="float" office:value="76.605">
            <text:p>76.605</text:p>
          </table:table-cell>
          <table:table-cell office:value-type="float" office:value="76.755">
            <text:p>76.755</text:p>
          </table:table-cell>
          <table:table-cell office:value-type="string">
            <text:p>2020.07.23 09:34:49</text:p>
          </table:table-cell>
          <table:table-cell office:value-type="float" office:value="76.605">
            <text:p>76.605</text:p>
          </table:table-cell>
          <table:table-cell table:style-name="ce17" office:value-type="float" office:value="-1280">
            <text:p>-1,280</text:p>
          </table:table-cell>
          <table:table-cell table:number-columns-repeated="914"/>
        </table:table-row>
        <table:table-row table:style-name="ro4">
          <table:table-cell table:style-name="ce9" office:value-type="float" office:value="35">
            <text:p>35</text:p>
          </table:table-cell>
          <table:table-cell table:style-name="ce9" office:value-type="float" office:value="27552370">
            <text:p>27552370</text:p>
          </table:table-cell>
          <table:table-cell table:style-name="ce9" office:value-type="string">
            <text:p>2020.07.23 10:05:00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552370">
            <text:p>27552370</text:p>
          </table:table-cell>
          <table:table-cell office:value-type="string">
            <text:p>2020.07.23 10:0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76">
            <text:p>76.676</text:p>
          </table:table-cell>
          <table:table-cell office:value-type="float" office:value="76.616">
            <text:p>76.616</text:p>
          </table:table-cell>
          <table:table-cell office:value-type="float" office:value="76.766">
            <text:p>76.766</text:p>
          </table:table-cell>
          <table:table-cell office:value-type="string">
            <text:p>2020.07.23 10:07:13</text:p>
          </table:table-cell>
          <table:table-cell office:value-type="float" office:value="76.616">
            <text:p>76.616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table:style-name="ce9" office:value-type="float" office:value="51">
            <text:p>51</text:p>
          </table:table-cell>
          <table:table-cell table:style-name="ce9" office:value-type="float" office:value="27554348">
            <text:p>27554348</text:p>
          </table:table-cell>
          <table:table-cell table:style-name="ce9" office:value-type="string">
            <text:p>2020.07.23 11:25:00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554348">
            <text:p>27554348</text:p>
          </table:table-cell>
          <table:table-cell office:value-type="string">
            <text:p>2020.07.23 11:25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708">
            <text:p>76.708</text:p>
          </table:table-cell>
          <table:table-cell office:value-type="float" office:value="76.649">
            <text:p>76.649</text:p>
          </table:table-cell>
          <table:table-cell office:value-type="float" office:value="76.799">
            <text:p>76.799</text:p>
          </table:table-cell>
          <table:table-cell office:value-type="string">
            <text:p>2020.07.23 11:31:56</text:p>
          </table:table-cell>
          <table:table-cell office:value-type="float" office:value="76.649">
            <text:p>76.649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float" office:value="27551265">
            <text:p>27551265</text:p>
          </table:table-cell>
          <table:table-cell table:style-name="ce9" office:value-type="string">
            <text:p>2020.07.23 08:30:00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551265">
            <text:p>27551265</text:p>
          </table:table-cell>
          <table:table-cell office:value-type="string">
            <text:p>2020.07.23 08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79">
            <text:p>76.679</text:p>
          </table:table-cell>
          <table:table-cell office:value-type="float" office:value="76.622">
            <text:p>76.622</text:p>
          </table:table-cell>
          <table:table-cell office:value-type="float" office:value="76.772">
            <text:p>76.772</text:p>
          </table:table-cell>
          <table:table-cell office:value-type="string">
            <text:p>2020.07.23 08:35:26</text:p>
          </table:table-cell>
          <table:table-cell office:value-type="float" office:value="76.622">
            <text:p>76.622</text:p>
          </table:table-cell>
          <table:table-cell table:style-name="ce17" office:value-type="float" office:value="-1140">
            <text:p>-1,140</text:p>
          </table:table-cell>
          <table:table-cell table:number-columns-repeated="914"/>
        </table:table-row>
        <table:table-row table:style-name="ro4">
          <table:table-cell table:style-name="ce9" office:value-type="float" office:value="50">
            <text:p>50</text:p>
          </table:table-cell>
          <table:table-cell table:style-name="ce9" office:value-type="float" office:value="27554230">
            <text:p>27554230</text:p>
          </table:table-cell>
          <table:table-cell table:style-name="ce9" office:value-type="string">
            <text:p>2020.07.23 11:20:00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54230">
            <text:p>27554230</text:p>
          </table:table-cell>
          <table:table-cell office:value-type="string">
            <text:p>2020.07.23 11:2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9">
            <text:p>76.69</text:p>
          </table:table-cell>
          <table:table-cell office:value-type="float" office:value="76.629">
            <text:p>76.629</text:p>
          </table:table-cell>
          <table:table-cell office:value-type="float" office:value="76.779">
            <text:p>76.779</text:p>
          </table:table-cell>
          <table:table-cell office:value-type="string">
            <text:p>2020.07.23 11:34:00</text:p>
          </table:table-cell>
          <table:table-cell office:value-type="float" office:value="76.629">
            <text:p>76.629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table:style-name="ce9" office:value-type="float" office:value="48">
            <text:p>48</text:p>
          </table:table-cell>
          <table:table-cell table:style-name="ce9" office:value-type="float" office:value="27554101">
            <text:p>27554101</text:p>
          </table:table-cell>
          <table:table-cell table:style-name="ce9" office:value-type="string">
            <text:p>2020.07.23 11:10:00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number-columns-repeated="5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15"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54101">
            <text:p>27554101</text:p>
          </table:table-cell>
          <table:table-cell office:value-type="string">
            <text:p>2020.07.23 11:1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96">
            <text:p>76.696</text:p>
          </table:table-cell>
          <table:table-cell office:value-type="float" office:value="76.641">
            <text:p>76.641</text:p>
          </table:table-cell>
          <table:table-cell office:value-type="float" office:value="76.791">
            <text:p>76.791</text:p>
          </table:table-cell>
          <table:table-cell office:value-type="string">
            <text:p>2020.07.23 11:12:49</text:p>
          </table:table-cell>
          <table:table-cell office:value-type="float" office:value="76.641">
            <text:p>76.641</text:p>
          </table:table-cell>
          <table:table-cell table:style-name="ce17" office:value-type="float" office:value="-1100">
            <text:p>-1,100</text:p>
          </table:table-cell>
          <table:table-cell table:number-columns-repeated="914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9" office:value-type="float" office:value="27551237">
            <text:p>27551237</text:p>
          </table:table-cell>
          <table:table-cell table:style-name="ce9" office:value-type="string">
            <text:p>2020.07.23 08:25:00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51237">
            <text:p>27551237</text:p>
          </table:table-cell>
          <table:table-cell office:value-type="string">
            <text:p>2020.07.23 08:25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72">
            <text:p>76.672</text:p>
          </table:table-cell>
          <table:table-cell office:value-type="float" office:value="76.611">
            <text:p>76.611</text:p>
          </table:table-cell>
          <table:table-cell office:value-type="float" office:value="76.761">
            <text:p>76.761</text:p>
          </table:table-cell>
          <table:table-cell office:value-type="string">
            <text:p>2020.07.23 08:37:59</text:p>
          </table:table-cell>
          <table:table-cell office:value-type="float" office:value="76.611">
            <text:p>76.611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table:style-name="ce9" office:value-type="float" office:value="34">
            <text:p>34</text:p>
          </table:table-cell>
          <table:table-cell table:style-name="ce9" office:value-type="float" office:value="27552259">
            <text:p>27552259</text:p>
          </table:table-cell>
          <table:table-cell table:style-name="ce9" office:value-type="string">
            <text:p>2020.07.23 10:00:00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52259">
            <text:p>27552259</text:p>
          </table:table-cell>
          <table:table-cell office:value-type="string">
            <text:p>2020.07.23 10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8">
            <text:p>76.68</text:p>
          </table:table-cell>
          <table:table-cell office:value-type="float" office:value="76.625">
            <text:p>76.625</text:p>
          </table:table-cell>
          <table:table-cell office:value-type="float" office:value="76.775">
            <text:p>76.775</text:p>
          </table:table-cell>
          <table:table-cell office:value-type="string">
            <text:p>2020.07.23 10:07:12</text:p>
          </table:table-cell>
          <table:table-cell office:value-type="float" office:value="76.625">
            <text:p>76.625</text:p>
          </table:table-cell>
          <table:table-cell table:style-name="ce17" office:value-type="float" office:value="-1100">
            <text:p>-1,100</text:p>
          </table:table-cell>
          <table:table-cell table:number-columns-repeated="914"/>
        </table:table-row>
        <table:table-row table:style-name="ro4">
          <table:table-cell table:style-name="ce9" office:value-type="float" office:value="46">
            <text:p>46</text:p>
          </table:table-cell>
          <table:table-cell table:style-name="ce9" office:value-type="float" office:value="27553936">
            <text:p>27553936</text:p>
          </table:table-cell>
          <table:table-cell table:style-name="ce9" office:value-type="string">
            <text:p>2020.07.23 11:00:00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number-columns-repeated="7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15"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553936">
            <text:p>27553936</text:p>
          </table:table-cell>
          <table:table-cell office:value-type="string">
            <text:p>2020.07.23 11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7">
            <text:p>76.67</text:p>
          </table:table-cell>
          <table:table-cell office:value-type="float" office:value="76.604">
            <text:p>76.604</text:p>
          </table:table-cell>
          <table:table-cell office:value-type="float" office:value="76.754">
            <text:p>76.754</text:p>
          </table:table-cell>
          <table:table-cell office:value-type="string">
            <text:p>2020.07.23 11:35:24</text:p>
          </table:table-cell>
          <table:table-cell office:value-type="float" office:value="76.604">
            <text:p>76.604</text:p>
          </table:table-cell>
          <table:table-cell table:style-name="ce17" office:value-type="float" office:value="-1320">
            <text:p>-1,320</text:p>
          </table:table-cell>
          <table:table-cell table:number-columns-repeated="914"/>
        </table:table-row>
        <table:table-row table:style-name="ro4">
          <table:table-cell table:style-name="ce9" office:value-type="float" office:value="52">
            <text:p>52</text:p>
          </table:table-cell>
          <table:table-cell table:style-name="ce9" office:value-type="float" office:value="27554444">
            <text:p>27554444</text:p>
          </table:table-cell>
          <table:table-cell table:style-name="ce9" office:value-type="string">
            <text:p>2020.07.23 11:30:00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554444">
            <text:p>27554444</text:p>
          </table:table-cell>
          <table:table-cell office:value-type="string">
            <text:p>2020.07.23 11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78">
            <text:p>76.678</text:p>
          </table:table-cell>
          <table:table-cell office:value-type="float" office:value="76.618">
            <text:p>76.618</text:p>
          </table:table-cell>
          <table:table-cell office:value-type="float" office:value="76.768">
            <text:p>76.768</text:p>
          </table:table-cell>
          <table:table-cell office:value-type="string">
            <text:p>2020.07.23 11:34:04</text:p>
          </table:table-cell>
          <table:table-cell office:value-type="float" office:value="76.618">
            <text:p>76.618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27551302">
            <text:p>27551302</text:p>
          </table:table-cell>
          <table:table-cell table:style-name="ce9" office:value-type="string">
            <text:p>2020.07.23 08:35:00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table:number-columns-repeated="4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551302">
            <text:p>27551302</text:p>
          </table:table-cell>
          <table:table-cell office:value-type="string">
            <text:p>2020.07.23 08:35:09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4">
            <text:p>76.64</text:p>
          </table:table-cell>
          <table:table-cell office:value-type="float" office:value="76.581">
            <text:p>76.581</text:p>
          </table:table-cell>
          <table:table-cell office:value-type="float" office:value="76.731">
            <text:p>76.731</text:p>
          </table:table-cell>
          <table:table-cell office:value-type="string">
            <text:p>2020.07.23 08:40:14</text:p>
          </table:table-cell>
          <table:table-cell office:value-type="float" office:value="76.581">
            <text:p>76.581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49">
            <text:p>49</text:p>
          </table:table-cell>
          <table:table-cell table:style-name="ce9" office:value-type="float" office:value="27554151">
            <text:p>27554151</text:p>
          </table:table-cell>
          <table:table-cell table:style-name="ce9" office:value-type="string">
            <text:p>2020.07.23 11:15:00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number-columns-repeated="4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554151">
            <text:p>27554151</text:p>
          </table:table-cell>
          <table:table-cell office:value-type="string">
            <text:p>2020.07.23 11:1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62">
            <text:p>76.662</text:p>
          </table:table-cell>
          <table:table-cell office:value-type="float" office:value="76.602">
            <text:p>76.602</text:p>
          </table:table-cell>
          <table:table-cell office:value-type="float" office:value="76.752">
            <text:p>76.752</text:p>
          </table:table-cell>
          <table:table-cell office:value-type="string">
            <text:p>2020.07.23 11:37:22</text:p>
          </table:table-cell>
          <table:table-cell office:value-type="float" office:value="76.602">
            <text:p>76.602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table:style-name="ce9" office:value-type="float" office:value="53">
            <text:p>53</text:p>
          </table:table-cell>
          <table:table-cell table:style-name="ce9" office:value-type="float" office:value="27554670">
            <text:p>27554670</text:p>
          </table:table-cell>
          <table:table-cell table:style-name="ce9" office:value-type="string">
            <text:p>2020.07.23 11:35:00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7554670">
            <text:p>27554670</text:p>
          </table:table-cell>
          <table:table-cell office:value-type="string">
            <text:p>2020.07.23 11:3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19">
            <text:p>76.619</text:p>
          </table:table-cell>
          <table:table-cell office:value-type="float" office:value="76.56">
            <text:p>76.56</text:p>
          </table:table-cell>
          <table:table-cell office:value-type="float" office:value="76.71">
            <text:p>76.71</text:p>
          </table:table-cell>
          <table:table-cell office:value-type="string">
            <text:p>2020.07.23 12:12:54</text:p>
          </table:table-cell>
          <table:table-cell office:value-type="float" office:value="76.56">
            <text:p>76.56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33">
            <text:p>33</text:p>
          </table:table-cell>
          <table:table-cell table:style-name="ce9" office:value-type="float" office:value="27552237">
            <text:p>27552237</text:p>
          </table:table-cell>
          <table:table-cell table:style-name="ce9" office:value-type="string">
            <text:p>2020.07.23 09:55:00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552237">
            <text:p>27552237</text:p>
          </table:table-cell>
          <table:table-cell office:value-type="string">
            <text:p>2020.07.23 09:5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69">
            <text:p>76.669</text:p>
          </table:table-cell>
          <table:table-cell office:value-type="float" office:value="76.608">
            <text:p>76.608</text:p>
          </table:table-cell>
          <table:table-cell office:value-type="float" office:value="76.758">
            <text:p>76.758</text:p>
          </table:table-cell>
          <table:table-cell office:value-type="string">
            <text:p>2020.07.23 10:07:18</text:p>
          </table:table-cell>
          <table:table-cell office:value-type="float" office:value="76.608">
            <text:p>76.608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table:style-name="ce9" office:value-type="float" office:value="55">
            <text:p>55</text:p>
          </table:table-cell>
          <table:table-cell table:style-name="ce9" office:value-type="float" office:value="27554847">
            <text:p>27554847</text:p>
          </table:table-cell>
          <table:table-cell table:style-name="ce9" office:value-type="string">
            <text:p>2020.07.23 11:45:00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554847">
            <text:p>27554847</text:p>
          </table:table-cell>
          <table:table-cell office:value-type="string">
            <text:p>2020.07.23 11:4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3">
            <text:p>76.633</text:p>
          </table:table-cell>
          <table:table-cell office:value-type="float" office:value="76.575">
            <text:p>76.575</text:p>
          </table:table-cell>
          <table:table-cell office:value-type="float" office:value="76.725">
            <text:p>76.725</text:p>
          </table:table-cell>
          <table:table-cell office:value-type="string">
            <text:p>2020.07.23 11:54:22</text:p>
          </table:table-cell>
          <table:table-cell office:value-type="float" office:value="76.575">
            <text:p>76.575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office:value-type="float" office:value="86">
            <text:p>86</text:p>
          </table:table-cell>
          <table:table-cell office:value-type="float" office:value="27558207">
            <text:p>27558207</text:p>
          </table:table-cell>
          <table:table-cell office:value-type="string">
            <text:p>2020.07.23 14:20:00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558207">
            <text:p>27558207</text:p>
          </table:table-cell>
          <table:table-cell office:value-type="string">
            <text:p>2020.07.23 14:2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45">
            <text:p>76.445</text:p>
          </table:table-cell>
          <table:table-cell office:value-type="float" office:value="76.386">
            <text:p>76.386</text:p>
          </table:table-cell>
          <table:table-cell office:value-type="float" office:value="76.536">
            <text:p>76.536</text:p>
          </table:table-cell>
          <table:table-cell office:value-type="string">
            <text:p>2020.07.23 14:26:07</text:p>
          </table:table-cell>
          <table:table-cell office:value-type="float" office:value="76.386">
            <text:p>76.386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27552712">
            <text:p>27552712</text:p>
          </table:table-cell>
          <table:table-cell table:style-name="ce9" office:value-type="string">
            <text:p>2020.07.23 10:10:00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552712">
            <text:p>27552712</text:p>
          </table:table-cell>
          <table:table-cell office:value-type="string">
            <text:p>2020.07.23 10:1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3">
            <text:p>76.623</text:p>
          </table:table-cell>
          <table:table-cell office:value-type="float" office:value="76.562">
            <text:p>76.562</text:p>
          </table:table-cell>
          <table:table-cell office:value-type="float" office:value="76.712">
            <text:p>76.712</text:p>
          </table:table-cell>
          <table:table-cell office:value-type="string">
            <text:p>2020.07.23 10:23:32</text:p>
          </table:table-cell>
          <table:table-cell office:value-type="float" office:value="76.562">
            <text:p>76.562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table:style-name="ce9" office:value-type="float" office:value="54">
            <text:p>54</text:p>
          </table:table-cell>
          <table:table-cell table:style-name="ce9" office:value-type="float" office:value="27554776">
            <text:p>27554776</text:p>
          </table:table-cell>
          <table:table-cell table:style-name="ce9" office:value-type="string">
            <text:p>2020.07.23 11:40:00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4776">
            <text:p>27554776</text:p>
          </table:table-cell>
          <table:table-cell office:value-type="string">
            <text:p>2020.07.23 11:4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11">
            <text:p>76.611</text:p>
          </table:table-cell>
          <table:table-cell office:value-type="float" office:value="76.552">
            <text:p>76.552</text:p>
          </table:table-cell>
          <table:table-cell office:value-type="float" office:value="76.702">
            <text:p>76.702</text:p>
          </table:table-cell>
          <table:table-cell office:value-type="string">
            <text:p>2020.07.23 12:12:59</text:p>
          </table:table-cell>
          <table:table-cell office:value-type="float" office:value="76.552">
            <text:p>76.552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56">
            <text:p>56</text:p>
          </table:table-cell>
          <table:table-cell table:style-name="ce9" office:value-type="float" office:value="27554999">
            <text:p>27554999</text:p>
          </table:table-cell>
          <table:table-cell table:style-name="ce9" office:value-type="string">
            <text:p>2020.07.23 11:50:00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4999">
            <text:p>27554999</text:p>
          </table:table-cell>
          <table:table-cell office:value-type="string">
            <text:p>2020.07.23 11:5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05">
            <text:p>76.605</text:p>
          </table:table-cell>
          <table:table-cell office:value-type="float" office:value="76.547">
            <text:p>76.547</text:p>
          </table:table-cell>
          <table:table-cell office:value-type="float" office:value="76.697">
            <text:p>76.697</text:p>
          </table:table-cell>
          <table:table-cell office:value-type="string">
            <text:p>2020.07.23 12:13:51</text:p>
          </table:table-cell>
          <table:table-cell office:value-type="float" office:value="76.547">
            <text:p>76.547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office:value-type="float" office:value="87">
            <text:p>87</text:p>
          </table:table-cell>
          <table:table-cell office:value-type="float" office:value="27558298">
            <text:p>27558298</text:p>
          </table:table-cell>
          <table:table-cell office:value-type="string">
            <text:p>2020.07.23 14:25:00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table:number-columns-repeated="8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8298">
            <text:p>27558298</text:p>
          </table:table-cell>
          <table:table-cell office:value-type="string">
            <text:p>2020.07.23 14:25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19">
            <text:p>76.419</text:p>
          </table:table-cell>
          <table:table-cell office:value-type="float" office:value="76.361">
            <text:p>76.361</text:p>
          </table:table-cell>
          <table:table-cell office:value-type="float" office:value="76.511">
            <text:p>76.511</text:p>
          </table:table-cell>
          <table:table-cell office:value-type="string">
            <text:p>2020.07.23 14:27:43</text:p>
          </table:table-cell>
          <table:table-cell office:value-type="float" office:value="76.361">
            <text:p>76.361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table:style-name="ce9" office:value-type="float" office:value="37">
            <text:p>37</text:p>
          </table:table-cell>
          <table:table-cell table:style-name="ce9" office:value-type="float" office:value="27552845">
            <text:p>27552845</text:p>
          </table:table-cell>
          <table:table-cell table:style-name="ce9" office:value-type="string">
            <text:p>2020.07.23 10:15:00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7552845">
            <text:p>27552845</text:p>
          </table:table-cell>
          <table:table-cell office:value-type="string">
            <text:p>2020.07.23 10:15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">
            <text:p>76.62</text:p>
          </table:table-cell>
          <table:table-cell office:value-type="float" office:value="76.561">
            <text:p>76.561</text:p>
          </table:table-cell>
          <table:table-cell office:value-type="float" office:value="76.711">
            <text:p>76.711</text:p>
          </table:table-cell>
          <table:table-cell office:value-type="string">
            <text:p>2020.07.23 10:23:32</text:p>
          </table:table-cell>
          <table:table-cell office:value-type="float" office:value="76.561">
            <text:p>76.561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58">
            <text:p>58</text:p>
          </table:table-cell>
          <table:table-cell table:style-name="ce9" office:value-type="float" office:value="27555111">
            <text:p>27555111</text:p>
          </table:table-cell>
          <table:table-cell table:style-name="ce9" office:value-type="string">
            <text:p>2020.07.23 12:00:00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7555111">
            <text:p>27555111</text:p>
          </table:table-cell>
          <table:table-cell office:value-type="string">
            <text:p>2020.07.23 12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02">
            <text:p>76.602</text:p>
          </table:table-cell>
          <table:table-cell office:value-type="float" office:value="76.54">
            <text:p>76.54</text:p>
          </table:table-cell>
          <table:table-cell office:value-type="float" office:value="76.69">
            <text:p>76.69</text:p>
          </table:table-cell>
          <table:table-cell office:value-type="string">
            <text:p>2020.07.23 12:13:55</text:p>
          </table:table-cell>
          <table:table-cell office:value-type="float" office:value="76.54">
            <text:p>76.54</text:p>
          </table:table-cell>
          <table:table-cell table:style-name="ce17" office:value-type="float" office:value="-1240">
            <text:p>-1,240</text:p>
          </table:table-cell>
          <table:table-cell table:number-columns-repeated="914"/>
        </table:table-row>
        <table:table-row table:style-name="ro4">
          <table:table-cell table:style-name="ce9" office:value-type="float" office:value="60">
            <text:p>60</text:p>
          </table:table-cell>
          <table:table-cell table:style-name="ce9" office:value-type="float" office:value="27555315">
            <text:p>27555315</text:p>
          </table:table-cell>
          <table:table-cell table:style-name="ce9" office:value-type="string">
            <text:p>2020.07.23 12:10:00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27555315">
            <text:p>27555315</text:p>
          </table:table-cell>
          <table:table-cell office:value-type="string">
            <text:p>2020.07.23 12:1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">
            <text:p>76.6</text:p>
          </table:table-cell>
          <table:table-cell office:value-type="float" office:value="76.542">
            <text:p>76.542</text:p>
          </table:table-cell>
          <table:table-cell office:value-type="float" office:value="76.692">
            <text:p>76.692</text:p>
          </table:table-cell>
          <table:table-cell office:value-type="string">
            <text:p>2020.07.23 12:13:55</text:p>
          </table:table-cell>
          <table:table-cell office:value-type="float" office:value="76.542">
            <text:p>76.542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table:style-name="ce9" office:value-type="float" office:value="59">
            <text:p>59</text:p>
          </table:table-cell>
          <table:table-cell table:style-name="ce9" office:value-type="float" office:value="27555241">
            <text:p>27555241</text:p>
          </table:table-cell>
          <table:table-cell table:style-name="ce9" office:value-type="string">
            <text:p>2020.07.23 12:05:00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-4">
            <text:p>-4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7555241">
            <text:p>27555241</text:p>
          </table:table-cell>
          <table:table-cell office:value-type="string">
            <text:p>2020.07.23 12:0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93">
            <text:p>76.593</text:p>
          </table:table-cell>
          <table:table-cell office:value-type="float" office:value="76.536">
            <text:p>76.536</text:p>
          </table:table-cell>
          <table:table-cell office:value-type="float" office:value="76.686">
            <text:p>76.686</text:p>
          </table:table-cell>
          <table:table-cell office:value-type="string">
            <text:p>2020.07.23 12:15:00</text:p>
          </table:table-cell>
          <table:table-cell office:value-type="float" office:value="76.536">
            <text:p>76.536</text:p>
          </table:table-cell>
          <table:table-cell table:style-name="ce17" office:value-type="float" office:value="-1140">
            <text:p>-1,140</text:p>
          </table:table-cell>
          <table:table-cell table:number-columns-repeated="914"/>
        </table:table-row>
        <table:table-row table:style-name="ro4">
          <table:table-cell office:value-type="float" office:value="71">
            <text:p>71</text:p>
          </table:table-cell>
          <table:table-cell office:value-type="float" office:value="27556735">
            <text:p>27556735</text:p>
          </table:table-cell>
          <table:table-cell office:value-type="string">
            <text:p>2020.07.23 13:05:00</text:p>
          </table:table-cell>
          <table:table-cell office:value-type="float" office:value="76.592">
            <text:p>76.592</text:p>
          </table:table-cell>
          <table:table-cell office:value-type="float" office:value="76.538">
            <text:p>76.538</text:p>
          </table:table-cell>
          <table:table-cell office:value-type="float" office:value="76.532">
            <text:p>76.532</text:p>
          </table:table-cell>
          <table:table-cell office:value-type="float" office:value="76.502">
            <text:p>76.502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float" office:value="-0.054">
            <text:p>-0.054</text:p>
          </table:table-cell>
          <table:table-cell office:value-type="float" office:value="-0.006">
            <text:p>-0.006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7556735">
            <text:p>27556735</text:p>
          </table:table-cell>
          <table:table-cell office:value-type="string">
            <text:p>2020.07.23 13:05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2">
            <text:p>76.52</text:p>
          </table:table-cell>
          <table:table-cell office:value-type="float" office:value="76.459">
            <text:p>76.459</text:p>
          </table:table-cell>
          <table:table-cell office:value-type="float" office:value="76.609">
            <text:p>76.609</text:p>
          </table:table-cell>
          <table:table-cell office:value-type="string">
            <text:p>2020.07.23 13:13:22</text:p>
          </table:table-cell>
          <table:table-cell office:value-type="float" office:value="76.459">
            <text:p>76.459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office:value-type="float" office:value="85">
            <text:p>85</text:p>
          </table:table-cell>
          <table:table-cell office:value-type="float" office:value="27558143">
            <text:p>27558143</text:p>
          </table:table-cell>
          <table:table-cell office:value-type="string">
            <text:p>2020.07.23 14:15:00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7558143">
            <text:p>27558143</text:p>
          </table:table-cell>
          <table:table-cell office:value-type="string">
            <text:p>2020.07.23 14:1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44">
            <text:p>76.444</text:p>
          </table:table-cell>
          <table:table-cell office:value-type="float" office:value="76.385">
            <text:p>76.385</text:p>
          </table:table-cell>
          <table:table-cell office:value-type="float" office:value="76.535">
            <text:p>76.535</text:p>
          </table:table-cell>
          <table:table-cell office:value-type="string">
            <text:p>2020.07.23 14:26:07</text:p>
          </table:table-cell>
          <table:table-cell office:value-type="float" office:value="76.385">
            <text:p>76.385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office:value-type="float" office:value="89">
            <text:p>89</text:p>
          </table:table-cell>
          <table:table-cell office:value-type="float" office:value="27558515">
            <text:p>27558515</text:p>
          </table:table-cell>
          <table:table-cell office:value-type="string">
            <text:p>2020.07.23 14:35:00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558515">
            <text:p>27558515</text:p>
          </table:table-cell>
          <table:table-cell office:value-type="string">
            <text:p>2020.07.23 14:3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82">
            <text:p>76.382</text:p>
          </table:table-cell>
          <table:table-cell office:value-type="float" office:value="76.327">
            <text:p>76.327</text:p>
          </table:table-cell>
          <table:table-cell office:value-type="float" office:value="76.477">
            <text:p>76.477</text:p>
          </table:table-cell>
          <table:table-cell office:value-type="string">
            <text:p>2020.07.23 14:42:20</text:p>
          </table:table-cell>
          <table:table-cell office:value-type="float" office:value="76.327">
            <text:p>76.327</text:p>
          </table:table-cell>
          <table:table-cell table:style-name="ce17" office:value-type="float" office:value="-1100">
            <text:p>-1,100</text:p>
          </table:table-cell>
          <table:table-cell table:number-columns-repeated="914"/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27556646">
            <text:p>27556646</text:p>
          </table:table-cell>
          <table:table-cell office:value-type="string">
            <text:p>2020.07.23 13:00:00</text:p>
          </table:table-cell>
          <table:table-cell office:value-type="float" office:value="76.587">
            <text:p>76.587</text:p>
          </table:table-cell>
          <table:table-cell office:value-type="float" office:value="76.592">
            <text:p>76.592</text:p>
          </table:table-cell>
          <table:table-cell office:value-type="float" office:value="76.538">
            <text:p>76.538</text:p>
          </table:table-cell>
          <table:table-cell office:value-type="float" office:value="76.532">
            <text:p>76.532</text:p>
          </table:table-cell>
          <table:table-cell office:value-type="float" office:value="76.502">
            <text:p>76.502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">
            <text:p>-0.003</text:p>
          </table:table-cell>
          <table:table-cell office:value-type="float" office:value="0.006">
            <text:p>0.006</text:p>
          </table:table-cell>
          <table:table-cell office:value-type="float" office:value="-0.054">
            <text:p>-0.054</text:p>
          </table:table-cell>
          <table:table-cell office:value-type="float" office:value="-0.006">
            <text:p>-0.006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556646">
            <text:p>27556646</text:p>
          </table:table-cell>
          <table:table-cell office:value-type="string">
            <text:p>2020.07.23 13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09">
            <text:p>76.509</text:p>
          </table:table-cell>
          <table:table-cell office:value-type="float" office:value="76.449">
            <text:p>76.449</text:p>
          </table:table-cell>
          <table:table-cell office:value-type="float" office:value="76.599">
            <text:p>76.599</text:p>
          </table:table-cell>
          <table:table-cell office:value-type="string">
            <text:p>2020.07.23 13:19:00</text:p>
          </table:table-cell>
          <table:table-cell office:value-type="float" office:value="76.449">
            <text:p>76.449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84">
            <text:p>84</text:p>
          </table:table-cell>
          <table:table-cell office:value-type="float" office:value="27558099">
            <text:p>27558099</text:p>
          </table:table-cell>
          <table:table-cell office:value-type="string">
            <text:p>2020.07.23 14:10:00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558099">
            <text:p>27558099</text:p>
          </table:table-cell>
          <table:table-cell office:value-type="string">
            <text:p>2020.07.23 14:10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17">
            <text:p>76.417</text:p>
          </table:table-cell>
          <table:table-cell office:value-type="float" office:value="76.357">
            <text:p>76.357</text:p>
          </table:table-cell>
          <table:table-cell office:value-type="float" office:value="76.507">
            <text:p>76.507</text:p>
          </table:table-cell>
          <table:table-cell office:value-type="string">
            <text:p>2020.07.23 14:27:47</text:p>
          </table:table-cell>
          <table:table-cell office:value-type="float" office:value="76.357">
            <text:p>76.357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table:style-name="ce9" office:value-type="float" office:value="66">
            <text:p>66</text:p>
          </table:table-cell>
          <table:table-cell table:style-name="ce9" office:value-type="float" office:value="27556083">
            <text:p>27556083</text:p>
          </table:table-cell>
          <table:table-cell table:style-name="ce9" office:value-type="string">
            <text:p>2020.07.23 12:40:00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76.502">
            <text:p>76.502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16">
            <text:p>76.516</text:p>
          </table:table-cell>
          <table:table-cell table:style-name="ce9" office:value-type="float" office:value="76.539">
            <text:p>76.539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556083">
            <text:p>27556083</text:p>
          </table:table-cell>
          <table:table-cell office:value-type="string">
            <text:p>2020.07.23 12:4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46">
            <text:p>76.546</text:p>
          </table:table-cell>
          <table:table-cell office:value-type="float" office:value="76.489">
            <text:p>76.489</text:p>
          </table:table-cell>
          <table:table-cell office:value-type="float" office:value="76.639">
            <text:p>76.639</text:p>
          </table:table-cell>
          <table:table-cell office:value-type="string">
            <text:p>2020.07.23 12:47:07</text:p>
          </table:table-cell>
          <table:table-cell office:value-type="float" office:value="76.489">
            <text:p>76.489</text:p>
          </table:table-cell>
          <table:table-cell table:style-name="ce17" office:value-type="float" office:value="-1140">
            <text:p>-1,140</text:p>
          </table:table-cell>
          <table:table-cell table:number-columns-repeated="914"/>
        </table:table-row>
        <table:table-row table:style-name="ro4">
          <table:table-cell office:value-type="float" office:value="95">
            <text:p>95</text:p>
          </table:table-cell>
          <table:table-cell office:value-type="float" office:value="27559339">
            <text:p>27559339</text:p>
          </table:table-cell>
          <table:table-cell office:value-type="string">
            <text:p>2020.07.23 15:05:00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559339">
            <text:p>27559339</text:p>
          </table:table-cell>
          <table:table-cell office:value-type="string">
            <text:p>2020.07.23 15:0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38">
            <text:p>76.338</text:p>
          </table:table-cell>
          <table:table-cell office:value-type="float" office:value="76.279">
            <text:p>76.279</text:p>
          </table:table-cell>
          <table:table-cell office:value-type="float" office:value="76.429">
            <text:p>76.429</text:p>
          </table:table-cell>
          <table:table-cell office:value-type="string">
            <text:p>2020.07.23 15:10:07</text:p>
          </table:table-cell>
          <table:table-cell office:value-type="float" office:value="76.279">
            <text:p>76.279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27558417">
            <text:p>27558417</text:p>
          </table:table-cell>
          <table:table-cell office:value-type="string">
            <text:p>2020.07.23 14:30:00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table:number-columns-repeated="7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8417">
            <text:p>27558417</text:p>
          </table:table-cell>
          <table:table-cell office:value-type="string">
            <text:p>2020.07.23 14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58">
            <text:p>76.358</text:p>
          </table:table-cell>
          <table:table-cell office:value-type="float" office:value="76.298">
            <text:p>76.298</text:p>
          </table:table-cell>
          <table:table-cell office:value-type="float" office:value="76.448">
            <text:p>76.448</text:p>
          </table:table-cell>
          <table:table-cell office:value-type="string">
            <text:p>2020.07.23 14:48:09</text:p>
          </table:table-cell>
          <table:table-cell office:value-type="float" office:value="76.298">
            <text:p>76.298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72">
            <text:p>72</text:p>
          </table:table-cell>
          <table:table-cell office:value-type="float" office:value="27556803">
            <text:p>27556803</text:p>
          </table:table-cell>
          <table:table-cell office:value-type="string">
            <text:p>2020.07.23 13:10:00</text:p>
          </table:table-cell>
          <table:table-cell office:value-type="float" office:value="76.538">
            <text:p>76.538</text:p>
          </table:table-cell>
          <table:table-cell office:value-type="float" office:value="76.532">
            <text:p>76.532</text:p>
          </table:table-cell>
          <table:table-cell office:value-type="float" office:value="76.502">
            <text:p>76.502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054">
            <text:p>-0.054</text:p>
          </table:table-cell>
          <table:table-cell office:value-type="float" office:value="-0.006">
            <text:p>-0.006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6803">
            <text:p>27556803</text:p>
          </table:table-cell>
          <table:table-cell office:value-type="string">
            <text:p>2020.07.23 13:1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98">
            <text:p>76.498</text:p>
          </table:table-cell>
          <table:table-cell office:value-type="float" office:value="76.439">
            <text:p>76.439</text:p>
          </table:table-cell>
          <table:table-cell office:value-type="float" office:value="76.589">
            <text:p>76.589</text:p>
          </table:table-cell>
          <table:table-cell office:value-type="string">
            <text:p>2020.07.23 13:19:16</text:p>
          </table:table-cell>
          <table:table-cell office:value-type="float" office:value="76.439">
            <text:p>76.439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38">
            <text:p>38</text:p>
          </table:table-cell>
          <table:table-cell table:style-name="ce9" office:value-type="float" office:value="27552936">
            <text:p>27552936</text:p>
          </table:table-cell>
          <table:table-cell table:style-name="ce9" office:value-type="string">
            <text:p>2020.07.23 10:20:00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15" office:value-type="float" office:value="-2">
            <text:p>-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2936">
            <text:p>27552936</text:p>
          </table:table-cell>
          <table:table-cell office:value-type="string">
            <text:p>2020.07.23 10:2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96">
            <text:p>76.596</text:p>
          </table:table-cell>
          <table:table-cell office:value-type="float" office:value="76.538">
            <text:p>76.538</text:p>
          </table:table-cell>
          <table:table-cell office:value-type="float" office:value="76.688">
            <text:p>76.688</text:p>
          </table:table-cell>
          <table:table-cell office:value-type="string">
            <text:p>2020.07.23 10:32:46</text:p>
          </table:table-cell>
          <table:table-cell office:value-type="float" office:value="76.538">
            <text:p>76.538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table:style-name="ce9" office:value-type="float" office:value="61">
            <text:p>61</text:p>
          </table:table-cell>
          <table:table-cell table:style-name="ce9" office:value-type="float" office:value="27555503">
            <text:p>27555503</text:p>
          </table:table-cell>
          <table:table-cell table:style-name="ce9" office:value-type="string">
            <text:p>2020.07.23 12:15:00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15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5503">
            <text:p>27555503</text:p>
          </table:table-cell>
          <table:table-cell office:value-type="string">
            <text:p>2020.07.23 12:1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46">
            <text:p>76.546</text:p>
          </table:table-cell>
          <table:table-cell office:value-type="float" office:value="76.488">
            <text:p>76.488</text:p>
          </table:table-cell>
          <table:table-cell office:value-type="float" office:value="76.638">
            <text:p>76.638</text:p>
          </table:table-cell>
          <table:table-cell office:value-type="string">
            <text:p>2020.07.23 12:22:36</text:p>
          </table:table-cell>
          <table:table-cell office:value-type="float" office:value="76.488">
            <text:p>76.488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office:value-type="float" office:value="90">
            <text:p>90</text:p>
          </table:table-cell>
          <table:table-cell office:value-type="float" office:value="27558599">
            <text:p>27558599</text:p>
          </table:table-cell>
          <table:table-cell office:value-type="string">
            <text:p>2020.07.23 14:40:00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8599">
            <text:p>27558599</text:p>
          </table:table-cell>
          <table:table-cell office:value-type="string">
            <text:p>2020.07.23 14:4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65">
            <text:p>76.365</text:p>
          </table:table-cell>
          <table:table-cell office:value-type="float" office:value="76.306">
            <text:p>76.306</text:p>
          </table:table-cell>
          <table:table-cell office:value-type="float" office:value="76.456">
            <text:p>76.456</text:p>
          </table:table-cell>
          <table:table-cell office:value-type="string">
            <text:p>2020.07.23 14:42:34</text:p>
          </table:table-cell>
          <table:table-cell office:value-type="float" office:value="76.306">
            <text:p>76.306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office:value-type="float" office:value="96">
            <text:p>96</text:p>
          </table:table-cell>
          <table:table-cell office:value-type="float" office:value="27559383">
            <text:p>27559383</text:p>
          </table:table-cell>
          <table:table-cell office:value-type="string">
            <text:p>2020.07.23 15:10:00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office:value-type="float" office:value="76.297">
            <text:p>76.29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office:value-type="float" office:value="-0.032">
            <text:p>-0.0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39.05967">
            <text:p>39.05967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37.67692">
            <text:p>37.67692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office:value-type="float" office:value="-1.7304">
            <text:p>-1.73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9383">
            <text:p>27559383</text:p>
          </table:table-cell>
          <table:table-cell office:value-type="string">
            <text:p>2020.07.23 15:1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05">
            <text:p>76.305</text:p>
          </table:table-cell>
          <table:table-cell office:value-type="float" office:value="76.246">
            <text:p>76.246</text:p>
          </table:table-cell>
          <table:table-cell office:value-type="float" office:value="76.396">
            <text:p>76.396</text:p>
          </table:table-cell>
          <table:table-cell office:value-type="string">
            <text:p>2020.07.23 15:24:54</text:p>
          </table:table-cell>
          <table:table-cell office:value-type="float" office:value="76.246">
            <text:p>76.246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table:style-name="ce9" office:value-type="float" office:value="67">
            <text:p>67</text:p>
          </table:table-cell>
          <table:table-cell table:style-name="ce9" office:value-type="float" office:value="27556195">
            <text:p>27556195</text:p>
          </table:table-cell>
          <table:table-cell table:style-name="ce9" office:value-type="string">
            <text:p>2020.07.23 12:45:00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76.502">
            <text:p>76.502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16">
            <text:p>76.516</text:p>
          </table:table-cell>
          <table:table-cell table:style-name="ce9" office:value-type="float" office:value="76.539">
            <text:p>76.539</text:p>
          </table:table-cell>
          <table:table-cell table:style-name="ce9" office:value-type="float" office:value="76.515">
            <text:p>76.51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6195">
            <text:p>27556195</text:p>
          </table:table-cell>
          <table:table-cell office:value-type="string">
            <text:p>2020.07.23 12:4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21">
            <text:p>76.521</text:p>
          </table:table-cell>
          <table:table-cell office:value-type="float" office:value="76.465">
            <text:p>76.465</text:p>
          </table:table-cell>
          <table:table-cell office:value-type="float" office:value="76.615">
            <text:p>76.615</text:p>
          </table:table-cell>
          <table:table-cell office:value-type="string">
            <text:p>2020.07.23 12:49:28</text:p>
          </table:table-cell>
          <table:table-cell office:value-type="float" office:value="76.465">
            <text:p>76.465</text:p>
          </table:table-cell>
          <table:table-cell table:style-name="ce17" office:value-type="float" office:value="-1120">
            <text:p>-1,120</text:p>
          </table:table-cell>
          <table:table-cell table:number-columns-repeated="914"/>
        </table:table-row>
        <table:table-row table:style-name="ro4">
          <table:table-cell table:style-name="ce9" office:value-type="float" office:value="39">
            <text:p>39</text:p>
          </table:table-cell>
          <table:table-cell table:style-name="ce9" office:value-type="float" office:value="27553051">
            <text:p>27553051</text:p>
          </table:table-cell>
          <table:table-cell table:style-name="ce9" office:value-type="string">
            <text:p>2020.07.23 10:25:00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7553051">
            <text:p>27553051</text:p>
          </table:table-cell>
          <table:table-cell office:value-type="string">
            <text:p>2020.07.23 10:25:05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91">
            <text:p>76.591</text:p>
          </table:table-cell>
          <table:table-cell office:value-type="float" office:value="76.53">
            <text:p>76.53</text:p>
          </table:table-cell>
          <table:table-cell office:value-type="float" office:value="76.68">
            <text:p>76.68</text:p>
          </table:table-cell>
          <table:table-cell office:value-type="string">
            <text:p>2020.07.23 10:33:31</text:p>
          </table:table-cell>
          <table:table-cell office:value-type="float" office:value="76.53">
            <text:p>76.53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table:style-name="ce9" office:value-type="float" office:value="62">
            <text:p>62</text:p>
          </table:table-cell>
          <table:table-cell table:style-name="ce9" office:value-type="float" office:value="27555648">
            <text:p>27555648</text:p>
          </table:table-cell>
          <table:table-cell table:style-name="ce9" office:value-type="string">
            <text:p>2020.07.23 12:20:00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7555648">
            <text:p>27555648</text:p>
          </table:table-cell>
          <table:table-cell office:value-type="string">
            <text:p>2020.07.23 12:2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41">
            <text:p>76.541</text:p>
          </table:table-cell>
          <table:table-cell office:value-type="float" office:value="76.481">
            <text:p>76.481</text:p>
          </table:table-cell>
          <table:table-cell office:value-type="float" office:value="76.631">
            <text:p>76.631</text:p>
          </table:table-cell>
          <table:table-cell office:value-type="string">
            <text:p>2020.07.23 12:49:25</text:p>
          </table:table-cell>
          <table:table-cell office:value-type="float" office:value="76.481">
            <text:p>76.481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73">
            <text:p>73</text:p>
          </table:table-cell>
          <table:table-cell office:value-type="float" office:value="27556877">
            <text:p>27556877</text:p>
          </table:table-cell>
          <table:table-cell office:value-type="string">
            <text:p>2020.07.23 13:15:00</text:p>
          </table:table-cell>
          <table:table-cell office:value-type="float" office:value="76.532">
            <text:p>76.532</text:p>
          </table:table-cell>
          <table:table-cell office:value-type="float" office:value="76.502">
            <text:p>76.502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06">
            <text:p>-0.006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7556877">
            <text:p>27556877</text:p>
          </table:table-cell>
          <table:table-cell office:value-type="string">
            <text:p>2020.07.23 13:15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79">
            <text:p>76.479</text:p>
          </table:table-cell>
          <table:table-cell office:value-type="float" office:value="76.419">
            <text:p>76.419</text:p>
          </table:table-cell>
          <table:table-cell office:value-type="float" office:value="76.569">
            <text:p>76.569</text:p>
          </table:table-cell>
          <table:table-cell office:value-type="string">
            <text:p>2020.07.23 13:21:22</text:p>
          </table:table-cell>
          <table:table-cell office:value-type="float" office:value="76.419">
            <text:p>76.419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97">
            <text:p>97</text:p>
          </table:table-cell>
          <table:table-cell office:value-type="float" office:value="27559578">
            <text:p>27559578</text:p>
          </table:table-cell>
          <table:table-cell office:value-type="string">
            <text:p>2020.07.23 15:15:00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office:value-type="float" office:value="76.297">
            <text:p>76.297</text:p>
          </table:table-cell>
          <table:table-cell office:value-type="float" office:value="76.306">
            <text:p>76.3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office:value-type="float" office:value="-0.032">
            <text:p>-0.032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39.05967">
            <text:p>39.05967</text:p>
          </table:table-cell>
          <table:table-cell office:value-type="float" office:value="33.94891">
            <text:p>33.94891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37.67692">
            <text:p>37.67692</text:p>
          </table:table-cell>
          <table:table-cell office:value-type="float" office:value="38.79588">
            <text:p>38.79588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office:value-type="float" office:value="-1.7304">
            <text:p>-1.7304</text:p>
          </table:table-cell>
          <table:table-cell office:value-type="float" office:value="-2.289">
            <text:p>-2.28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7559578">
            <text:p>27559578</text:p>
          </table:table-cell>
          <table:table-cell office:value-type="string">
            <text:p>2020.07.23 15:15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15">
            <text:p>76.315</text:p>
          </table:table-cell>
          <table:table-cell office:value-type="float" office:value="76.256">
            <text:p>76.256</text:p>
          </table:table-cell>
          <table:table-cell office:value-type="float" office:value="76.406">
            <text:p>76.406</text:p>
          </table:table-cell>
          <table:table-cell office:value-type="string">
            <text:p>2020.07.23 15:20:17</text:p>
          </table:table-cell>
          <table:table-cell office:value-type="float" office:value="76.256">
            <text:p>76.256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27560081">
            <text:p>27560081</text:p>
          </table:table-cell>
          <table:table-cell office:value-type="string">
            <text:p>2020.07.23 15:30:00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office:value-type="float" office:value="76.297">
            <text:p>76.297</text:p>
          </table:table-cell>
          <table:table-cell office:value-type="float" office:value="76.306">
            <text:p>76.306</text:p>
          </table:table-cell>
          <table:table-cell office:value-type="float" office:value="76.279">
            <text:p>76.279</text:p>
          </table:table-cell>
          <table:table-cell office:value-type="float" office:value="76.245">
            <text:p>76.245</text:p>
          </table:table-cell>
          <table:table-cell office:value-type="float" office:value="76.222">
            <text:p>76.222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office:value-type="float" office:value="-0.032">
            <text:p>-0.032</text:p>
          </table:table-cell>
          <table:table-cell office:value-type="float" office:value="0.01">
            <text:p>0.01</text:p>
          </table:table-cell>
          <table:table-cell office:value-type="float" office:value="-0.027">
            <text:p>-0.027</text:p>
          </table:table-cell>
          <table:table-cell office:value-type="float" office:value="-0.035">
            <text:p>-0.035</text:p>
          </table:table-cell>
          <table:table-cell office:value-type="float" office:value="-0.024">
            <text:p>-0.02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39.05967">
            <text:p>39.05967</text:p>
          </table:table-cell>
          <table:table-cell office:value-type="float" office:value="33.94891">
            <text:p>33.94891</text:p>
          </table:table-cell>
          <table:table-cell office:value-type="float" office:value="32.94918">
            <text:p>32.94918</text:p>
          </table:table-cell>
          <table:table-cell office:value-type="float" office:value="31.77969">
            <text:p>31.77969</text:p>
          </table:table-cell>
          <table:table-cell office:value-type="float" office:value="31.44038">
            <text:p>31.44038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37.67692">
            <text:p>37.67692</text:p>
          </table:table-cell>
          <table:table-cell office:value-type="float" office:value="38.79588">
            <text:p>38.79588</text:p>
          </table:table-cell>
          <table:table-cell office:value-type="float" office:value="36.71427">
            <text:p>36.71427</text:p>
          </table:table-cell>
          <table:table-cell office:value-type="float" office:value="34.27644">
            <text:p>34.27644</text:p>
          </table:table-cell>
          <table:table-cell office:value-type="float" office:value="32.72896">
            <text:p>32.72896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office:value-type="float" office:value="-1.7304">
            <text:p>-1.7304</text:p>
          </table:table-cell>
          <table:table-cell office:value-type="float" office:value="-2.289">
            <text:p>-2.289</text:p>
          </table:table-cell>
          <table:table-cell office:value-type="float" office:value="-3.0312">
            <text:p>-3.0312</text:p>
          </table:table-cell>
          <table:table-cell office:value-type="float" office:value="-3.03025">
            <text:p>-3.03025</text:p>
          </table:table-cell>
          <table:table-cell office:value-type="float" office:value="-3.0178">
            <text:p>-3.017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27560081">
            <text:p>27560081</text:p>
          </table:table-cell>
          <table:table-cell office:value-type="string">
            <text:p>2020.07.23 15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248">
            <text:p>76.248</text:p>
          </table:table-cell>
          <table:table-cell office:value-type="float" office:value="76.172">
            <text:p>76.172</text:p>
          </table:table-cell>
          <table:table-cell office:value-type="float" office:value="76.322">
            <text:p>76.322</text:p>
          </table:table-cell>
          <table:table-cell office:value-type="string">
            <text:p>2020.07.23 15:34:04</text:p>
          </table:table-cell>
          <table:table-cell office:value-type="float" office:value="76.172">
            <text:p>76.172</text:p>
          </table:table-cell>
          <table:table-cell table:style-name="ce17" office:value-type="float" office:value="-1520">
            <text:p>-1,520</text:p>
          </table:table-cell>
          <table:table-cell table:number-columns-repeated="914"/>
        </table:table-row>
        <table:table-row table:style-name="ro4">
          <table:table-cell office:value-type="float" office:value="78">
            <text:p>78</text:p>
          </table:table-cell>
          <table:table-cell office:value-type="float" office:value="27557468">
            <text:p>27557468</text:p>
          </table:table-cell>
          <table:table-cell office:value-type="string">
            <text:p>2020.07.23 13:40:00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27557468">
            <text:p>27557468</text:p>
          </table:table-cell>
          <table:table-cell office:value-type="string">
            <text:p>2020.07.23 13:4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34">
            <text:p>76.434</text:p>
          </table:table-cell>
          <table:table-cell office:value-type="float" office:value="76.373">
            <text:p>76.373</text:p>
          </table:table-cell>
          <table:table-cell office:value-type="float" office:value="76.523">
            <text:p>76.523</text:p>
          </table:table-cell>
          <table:table-cell office:value-type="string">
            <text:p>2020.07.23 13:43:29</text:p>
          </table:table-cell>
          <table:table-cell office:value-type="float" office:value="76.373">
            <text:p>76.373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office:value-type="float" office:value="74">
            <text:p>74</text:p>
          </table:table-cell>
          <table:table-cell office:value-type="float" office:value="27557039">
            <text:p>27557039</text:p>
          </table:table-cell>
          <table:table-cell office:value-type="string">
            <text:p>2020.07.23 13:20:00</text:p>
          </table:table-cell>
          <table:table-cell office:value-type="float" office:value="76.502">
            <text:p>76.502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7557039">
            <text:p>27557039</text:p>
          </table:table-cell>
          <table:table-cell office:value-type="string">
            <text:p>2020.07.23 13:20:05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44">
            <text:p>76.444</text:p>
          </table:table-cell>
          <table:table-cell office:value-type="float" office:value="76.384">
            <text:p>76.384</text:p>
          </table:table-cell>
          <table:table-cell office:value-type="float" office:value="76.534">
            <text:p>76.534</text:p>
          </table:table-cell>
          <table:table-cell office:value-type="string">
            <text:p>2020.07.23 13:23:34</text:p>
          </table:table-cell>
          <table:table-cell office:value-type="float" office:value="76.384">
            <text:p>76.384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98">
            <text:p>98</text:p>
          </table:table-cell>
          <table:table-cell office:value-type="float" office:value="27559761">
            <text:p>27559761</text:p>
          </table:table-cell>
          <table:table-cell office:value-type="string">
            <text:p>2020.07.23 15:20:00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office:value-type="float" office:value="76.297">
            <text:p>76.297</text:p>
          </table:table-cell>
          <table:table-cell office:value-type="float" office:value="76.306">
            <text:p>76.306</text:p>
          </table:table-cell>
          <table:table-cell office:value-type="float" office:value="76.279">
            <text:p>76.279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office:value-type="float" office:value="-0.032">
            <text:p>-0.032</text:p>
          </table:table-cell>
          <table:table-cell office:value-type="float" office:value="0.01">
            <text:p>0.01</text:p>
          </table:table-cell>
          <table:table-cell office:value-type="float" office:value="-0.027">
            <text:p>-0.027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39.05967">
            <text:p>39.05967</text:p>
          </table:table-cell>
          <table:table-cell office:value-type="float" office:value="33.94891">
            <text:p>33.94891</text:p>
          </table:table-cell>
          <table:table-cell office:value-type="float" office:value="32.94918">
            <text:p>32.94918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37.67692">
            <text:p>37.67692</text:p>
          </table:table-cell>
          <table:table-cell office:value-type="float" office:value="38.79588">
            <text:p>38.79588</text:p>
          </table:table-cell>
          <table:table-cell office:value-type="float" office:value="36.71427">
            <text:p>36.71427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office:value-type="float" office:value="-1.7304">
            <text:p>-1.7304</text:p>
          </table:table-cell>
          <table:table-cell office:value-type="float" office:value="-2.289">
            <text:p>-2.289</text:p>
          </table:table-cell>
          <table:table-cell office:value-type="float" office:value="-3.0312">
            <text:p>-3.03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7559761">
            <text:p>27559761</text:p>
          </table:table-cell>
          <table:table-cell office:value-type="string">
            <text:p>2020.07.23 15:2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288">
            <text:p>76.288</text:p>
          </table:table-cell>
          <table:table-cell office:value-type="float" office:value="76.23">
            <text:p>76.23</text:p>
          </table:table-cell>
          <table:table-cell office:value-type="float" office:value="76.38">
            <text:p>76.38</text:p>
          </table:table-cell>
          <table:table-cell office:value-type="string">
            <text:p>2020.07.23 15:28:44</text:p>
          </table:table-cell>
          <table:table-cell office:value-type="float" office:value="76.23">
            <text:p>76.23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office:value-type="float" office:value="99">
            <text:p>99</text:p>
          </table:table-cell>
          <table:table-cell office:value-type="float" office:value="27559869">
            <text:p>27559869</text:p>
          </table:table-cell>
          <table:table-cell office:value-type="string">
            <text:p>2020.07.23 15:25:00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office:value-type="float" office:value="76.297">
            <text:p>76.297</text:p>
          </table:table-cell>
          <table:table-cell office:value-type="float" office:value="76.306">
            <text:p>76.306</text:p>
          </table:table-cell>
          <table:table-cell office:value-type="float" office:value="76.279">
            <text:p>76.279</text:p>
          </table:table-cell>
          <table:table-cell office:value-type="float" office:value="76.245">
            <text:p>76.2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office:value-type="float" office:value="-0.032">
            <text:p>-0.032</text:p>
          </table:table-cell>
          <table:table-cell office:value-type="float" office:value="0.01">
            <text:p>0.01</text:p>
          </table:table-cell>
          <table:table-cell office:value-type="float" office:value="-0.027">
            <text:p>-0.027</text:p>
          </table:table-cell>
          <table:table-cell office:value-type="float" office:value="-0.035">
            <text:p>-0.035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39.05967">
            <text:p>39.05967</text:p>
          </table:table-cell>
          <table:table-cell office:value-type="float" office:value="33.94891">
            <text:p>33.94891</text:p>
          </table:table-cell>
          <table:table-cell office:value-type="float" office:value="32.94918">
            <text:p>32.94918</text:p>
          </table:table-cell>
          <table:table-cell office:value-type="float" office:value="31.77969">
            <text:p>31.77969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37.67692">
            <text:p>37.67692</text:p>
          </table:table-cell>
          <table:table-cell office:value-type="float" office:value="38.79588">
            <text:p>38.79588</text:p>
          </table:table-cell>
          <table:table-cell office:value-type="float" office:value="36.71427">
            <text:p>36.71427</text:p>
          </table:table-cell>
          <table:table-cell office:value-type="float" office:value="34.27644">
            <text:p>34.27644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office:value-type="float" office:value="-1.7304">
            <text:p>-1.7304</text:p>
          </table:table-cell>
          <table:table-cell office:value-type="float" office:value="-2.289">
            <text:p>-2.289</text:p>
          </table:table-cell>
          <table:table-cell office:value-type="float" office:value="-3.0312">
            <text:p>-3.0312</text:p>
          </table:table-cell>
          <table:table-cell office:value-type="float" office:value="-3.03025">
            <text:p>-3.030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27559869">
            <text:p>27559869</text:p>
          </table:table-cell>
          <table:table-cell office:value-type="string">
            <text:p>2020.07.23 15:2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252">
            <text:p>76.252</text:p>
          </table:table-cell>
          <table:table-cell office:value-type="float" office:value="76.196">
            <text:p>76.196</text:p>
          </table:table-cell>
          <table:table-cell office:value-type="float" office:value="76.346">
            <text:p>76.346</text:p>
          </table:table-cell>
          <table:table-cell office:value-type="string">
            <text:p>2020.07.23 15:33:29</text:p>
          </table:table-cell>
          <table:table-cell office:value-type="float" office:value="76.196">
            <text:p>76.196</text:p>
          </table:table-cell>
          <table:table-cell table:style-name="ce17" office:value-type="float" office:value="-1120">
            <text:p>-1,120</text:p>
          </table:table-cell>
          <table:table-cell table:number-columns-repeated="914"/>
        </table:table-row>
        <table:table-row table:style-name="ro4">
          <table:table-cell table:style-name="ce9" office:value-type="float" office:value="65">
            <text:p>65</text:p>
          </table:table-cell>
          <table:table-cell table:style-name="ce9" office:value-type="float" office:value="27556040">
            <text:p>27556040</text:p>
          </table:table-cell>
          <table:table-cell table:style-name="ce9" office:value-type="string">
            <text:p>2020.07.23 12:35:00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76.502">
            <text:p>76.502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16">
            <text:p>76.51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7556040">
            <text:p>27556040</text:p>
          </table:table-cell>
          <table:table-cell office:value-type="string">
            <text:p>2020.07.23 12:3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27">
            <text:p>76.527</text:p>
          </table:table-cell>
          <table:table-cell office:value-type="float" office:value="76.466">
            <text:p>76.466</text:p>
          </table:table-cell>
          <table:table-cell office:value-type="float" office:value="76.616">
            <text:p>76.616</text:p>
          </table:table-cell>
          <table:table-cell office:value-type="string">
            <text:p>2020.07.23 12:49:28</text:p>
          </table:table-cell>
          <table:table-cell office:value-type="float" office:value="76.466">
            <text:p>76.466</text:p>
          </table:table-cell>
          <table:table-cell table:style-name="ce17" office:value-type="float" office:value="-1220">
            <text:p>-1,220</text:p>
          </table:table-cell>
          <table:table-cell table:number-columns-repeated="914"/>
        </table:table-row>
        <table:table-row table:style-name="ro4">
          <table:table-cell office:value-type="float" office:value="77">
            <text:p>77</text:p>
          </table:table-cell>
          <table:table-cell office:value-type="float" office:value="27557445">
            <text:p>27557445</text:p>
          </table:table-cell>
          <table:table-cell office:value-type="string">
            <text:p>2020.07.23 13:35:00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7557445">
            <text:p>27557445</text:p>
          </table:table-cell>
          <table:table-cell office:value-type="string">
            <text:p>2020.07.23 13:35:03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21">
            <text:p>76.421</text:p>
          </table:table-cell>
          <table:table-cell office:value-type="float" office:value="76.362">
            <text:p>76.362</text:p>
          </table:table-cell>
          <table:table-cell office:value-type="float" office:value="76.512">
            <text:p>76.512</text:p>
          </table:table-cell>
          <table:table-cell office:value-type="string">
            <text:p>2020.07.23 13:44:00</text:p>
          </table:table-cell>
          <table:table-cell office:value-type="float" office:value="76.362">
            <text:p>76.362</text:p>
          </table:table-cell>
          <table:table-cell table:style-name="ce17" office:value-type="float" office:value="-1180">
            <text:p>-1,180</text:p>
          </table:table-cell>
          <table:table-cell table:number-columns-repeated="914"/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27557404">
            <text:p>27557404</text:p>
          </table:table-cell>
          <table:table-cell office:value-type="string">
            <text:p>2020.07.23 13:30:00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557404">
            <text:p>27557404</text:p>
          </table:table-cell>
          <table:table-cell office:value-type="string">
            <text:p>2020.07.23 13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21">
            <text:p>76.421</text:p>
          </table:table-cell>
          <table:table-cell office:value-type="float" office:value="76.359">
            <text:p>76.359</text:p>
          </table:table-cell>
          <table:table-cell office:value-type="float" office:value="76.509">
            <text:p>76.509</text:p>
          </table:table-cell>
          <table:table-cell office:value-type="string">
            <text:p>2020.07.23 13:44:15</text:p>
          </table:table-cell>
          <table:table-cell office:value-type="float" office:value="76.359">
            <text:p>76.359</text:p>
          </table:table-cell>
          <table:table-cell table:style-name="ce17" office:value-type="float" office:value="-1240">
            <text:p>-1,240</text:p>
          </table:table-cell>
          <table:table-cell table:number-columns-repeated="914"/>
        </table:table-row>
        <table:table-row table:style-name="ro4">
          <table:table-cell office:value-type="float" office:value="94">
            <text:p>94</text:p>
          </table:table-cell>
          <table:table-cell office:value-type="float" office:value="27559268">
            <text:p>27559268</text:p>
          </table:table-cell>
          <table:table-cell office:value-type="string">
            <text:p>2020.07.23 15:00:00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559268">
            <text:p>27559268</text:p>
          </table:table-cell>
          <table:table-cell office:value-type="string">
            <text:p>2020.07.23 15:00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11">
            <text:p>76.311</text:p>
          </table:table-cell>
          <table:table-cell office:value-type="float" office:value="76.251">
            <text:p>76.251</text:p>
          </table:table-cell>
          <table:table-cell office:value-type="float" office:value="76.401">
            <text:p>76.401</text:p>
          </table:table-cell>
          <table:table-cell office:value-type="string">
            <text:p>2020.07.23 15:22:54</text:p>
          </table:table-cell>
          <table:table-cell office:value-type="float" office:value="76.251">
            <text:p>76.251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91">
            <text:p>91</text:p>
          </table:table-cell>
          <table:table-cell office:value-type="float" office:value="27558819">
            <text:p>27558819</text:p>
          </table:table-cell>
          <table:table-cell office:value-type="string">
            <text:p>2020.07.23 14:45:00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558819">
            <text:p>27558819</text:p>
          </table:table-cell>
          <table:table-cell office:value-type="string">
            <text:p>2020.07.23 14:4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24">
            <text:p>76.324</text:p>
          </table:table-cell>
          <table:table-cell office:value-type="float" office:value="76.264">
            <text:p>76.264</text:p>
          </table:table-cell>
          <table:table-cell office:value-type="float" office:value="76.414">
            <text:p>76.414</text:p>
          </table:table-cell>
          <table:table-cell office:value-type="string">
            <text:p>2020.07.23 14:50:28</text:p>
          </table:table-cell>
          <table:table-cell office:value-type="float" office:value="76.264">
            <text:p>76.264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table:style-name="ce9" office:value-type="float" office:value="40">
            <text:p>40</text:p>
          </table:table-cell>
          <table:table-cell table:style-name="ce9" office:value-type="float" office:value="27553246">
            <text:p>27553246</text:p>
          </table:table-cell>
          <table:table-cell table:style-name="ce9" office:value-type="string">
            <text:p>2020.07.23 10:30:00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553246">
            <text:p>27553246</text:p>
          </table:table-cell>
          <table:table-cell office:value-type="string">
            <text:p>2020.07.23 10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63">
            <text:p>76.563</text:p>
          </table:table-cell>
          <table:table-cell office:value-type="float" office:value="76.503">
            <text:p>76.503</text:p>
          </table:table-cell>
          <table:table-cell office:value-type="float" office:value="76.653">
            <text:p>76.653</text:p>
          </table:table-cell>
          <table:table-cell office:value-type="string">
            <text:p>2020.07.23 10:33:46</text:p>
          </table:table-cell>
          <table:table-cell office:value-type="float" office:value="76.503">
            <text:p>76.503</text:p>
          </table:table-cell>
          <table:table-cell table:style-name="ce17" office:value-type="float" office:value="-1200">
            <text:p>-1,200</text:p>
          </table:table-cell>
          <table:table-cell table:number-columns-repeated="914"/>
        </table:table-row>
        <table:table-row table:style-name="ro4">
          <table:table-cell office:value-type="float" office:value="101">
            <text:p>101</text:p>
          </table:table-cell>
          <table:table-cell office:value-type="float" office:value="27560442">
            <text:p>27560442</text:p>
          </table:table-cell>
          <table:table-cell office:value-type="string">
            <text:p>2020.07.23 15:35:00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76.302">
            <text:p>76.302</text:p>
          </table:table-cell>
          <table:table-cell office:value-type="float" office:value="76.329">
            <text:p>76.329</text:p>
          </table:table-cell>
          <table:table-cell office:value-type="float" office:value="76.297">
            <text:p>76.297</text:p>
          </table:table-cell>
          <table:table-cell office:value-type="float" office:value="76.306">
            <text:p>76.306</text:p>
          </table:table-cell>
          <table:table-cell office:value-type="float" office:value="76.279">
            <text:p>76.279</text:p>
          </table:table-cell>
          <table:table-cell office:value-type="float" office:value="76.245">
            <text:p>76.245</text:p>
          </table:table-cell>
          <table:table-cell office:value-type="float" office:value="76.222">
            <text:p>76.222</text:p>
          </table:table-cell>
          <table:table-cell office:value-type="float" office:value="76.139">
            <text:p>76.139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28">
            <text:p>0.028</text:p>
          </table:table-cell>
          <table:table-cell office:value-type="float" office:value="-0.032">
            <text:p>-0.032</text:p>
          </table:table-cell>
          <table:table-cell office:value-type="float" office:value="0.01">
            <text:p>0.01</text:p>
          </table:table-cell>
          <table:table-cell office:value-type="float" office:value="-0.027">
            <text:p>-0.027</text:p>
          </table:table-cell>
          <table:table-cell office:value-type="float" office:value="-0.035">
            <text:p>-0.035</text:p>
          </table:table-cell>
          <table:table-cell office:value-type="float" office:value="-0.024">
            <text:p>-0.024</text:p>
          </table:table-cell>
          <table:table-cell office:value-type="float" office:value="-0.083">
            <text:p>-0.083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44.16108">
            <text:p>44.16108</text:p>
          </table:table-cell>
          <table:table-cell office:value-type="float" office:value="43.8164">
            <text:p>43.8164</text:p>
          </table:table-cell>
          <table:table-cell office:value-type="float" office:value="39.05967">
            <text:p>39.05967</text:p>
          </table:table-cell>
          <table:table-cell office:value-type="float" office:value="33.94891">
            <text:p>33.94891</text:p>
          </table:table-cell>
          <table:table-cell office:value-type="float" office:value="32.94918">
            <text:p>32.94918</text:p>
          </table:table-cell>
          <table:table-cell office:value-type="float" office:value="31.77969">
            <text:p>31.77969</text:p>
          </table:table-cell>
          <table:table-cell office:value-type="float" office:value="31.44038">
            <text:p>31.44038</text:p>
          </table:table-cell>
          <table:table-cell office:value-type="float" office:value="26.54161">
            <text:p>26.54161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36.82372">
            <text:p>36.82372</text:p>
          </table:table-cell>
          <table:table-cell office:value-type="float" office:value="40.15677">
            <text:p>40.15677</text:p>
          </table:table-cell>
          <table:table-cell office:value-type="float" office:value="37.67692">
            <text:p>37.67692</text:p>
          </table:table-cell>
          <table:table-cell office:value-type="float" office:value="38.79588">
            <text:p>38.79588</text:p>
          </table:table-cell>
          <table:table-cell office:value-type="float" office:value="36.71427">
            <text:p>36.71427</text:p>
          </table:table-cell>
          <table:table-cell office:value-type="float" office:value="34.27644">
            <text:p>34.27644</text:p>
          </table:table-cell>
          <table:table-cell office:value-type="float" office:value="32.72896">
            <text:p>32.72896</text:p>
          </table:table-cell>
          <table:table-cell office:value-type="float" office:value="27.93773">
            <text:p>27.93773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office:value-type="float" office:value="-2.79965">
            <text:p>-2.79965</text:p>
          </table:table-cell>
          <table:table-cell office:value-type="float" office:value="-0.5325">
            <text:p>-0.5325</text:p>
          </table:table-cell>
          <table:table-cell office:value-type="float" office:value="-1.7304">
            <text:p>-1.7304</text:p>
          </table:table-cell>
          <table:table-cell office:value-type="float" office:value="-2.289">
            <text:p>-2.289</text:p>
          </table:table-cell>
          <table:table-cell office:value-type="float" office:value="-3.0312">
            <text:p>-3.0312</text:p>
          </table:table-cell>
          <table:table-cell office:value-type="float" office:value="-3.03025">
            <text:p>-3.03025</text:p>
          </table:table-cell>
          <table:table-cell office:value-type="float" office:value="-3.0178">
            <text:p>-3.0178</text:p>
          </table:table-cell>
          <table:table-cell office:value-type="float" office:value="-6.6246">
            <text:p>-6.6246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560442">
            <text:p>27560442</text:p>
          </table:table-cell>
          <table:table-cell office:value-type="string">
            <text:p>2020.07.23 15:3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141">
            <text:p>76.141</text:p>
          </table:table-cell>
          <table:table-cell office:value-type="float" office:value="76.083">
            <text:p>76.083</text:p>
          </table:table-cell>
          <table:table-cell office:value-type="float" office:value="76.233">
            <text:p>76.233</text:p>
          </table:table-cell>
          <table:table-cell office:value-type="string">
            <text:p>2020.07.23 15:49:28</text:p>
          </table:table-cell>
          <table:table-cell office:value-type="float" office:value="76.083">
            <text:p>76.083</text:p>
          </table:table-cell>
          <table:table-cell table:style-name="ce17" office:value-type="float" office:value="-1160">
            <text:p>-1,160</text:p>
          </table:table-cell>
          <table:table-cell table:number-columns-repeated="914"/>
        </table:table-row>
        <table:table-row table:style-name="ro4">
          <table:table-cell office:value-type="float" office:value="93">
            <text:p>93</text:p>
          </table:table-cell>
          <table:table-cell office:value-type="float" office:value="27559189">
            <text:p>27559189</text:p>
          </table:table-cell>
          <table:table-cell office:value-type="string">
            <text:p>2020.07.23 14:55:00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office:value-type="float" office:value="76.287">
            <text:p>76.28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0.011">
            <text:p>0.0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95514">
            <text:p>38.9551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34.91038">
            <text:p>34.91038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office:value-type="float" office:value="-4.0495">
            <text:p>-4.049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27559189">
            <text:p>27559189</text:p>
          </table:table-cell>
          <table:table-cell office:value-type="string">
            <text:p>2020.07.23 14:5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02">
            <text:p>76.302</text:p>
          </table:table-cell>
          <table:table-cell office:value-type="float" office:value="76.24">
            <text:p>76.24</text:p>
          </table:table-cell>
          <table:table-cell office:value-type="float" office:value="76.39">
            <text:p>76.39</text:p>
          </table:table-cell>
          <table:table-cell office:value-type="string">
            <text:p>2020.07.23 15:25:12</text:p>
          </table:table-cell>
          <table:table-cell office:value-type="float" office:value="76.24">
            <text:p>76.24</text:p>
          </table:table-cell>
          <table:table-cell table:style-name="ce17" office:value-type="float" office:value="-1240">
            <text:p>-1,240</text:p>
          </table:table-cell>
          <table:table-cell table:number-columns-repeated="914"/>
        </table:table-row>
        <table:table-row table:style-name="ro4">
          <table:table-cell table:style-name="ce9" office:value-type="float" office:value="57">
            <text:p>57</text:p>
          </table:table-cell>
          <table:table-cell table:style-name="ce9" office:value-type="float" office:value="27555074">
            <text:p>27555074</text:p>
          </table:table-cell>
          <table:table-cell table:style-name="ce9" office:value-type="string">
            <text:p>2020.07.23 11:55:00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style-name="ce9" office:value-type="float" office:value="76.69">
            <text:p>76.69</text:p>
          </table:table-cell>
          <table:table-cell table:style-name="ce9" office:value-type="float" office:value="76.653">
            <text:p>76.653</text:p>
          </table:table-cell>
          <table:table-cell table:style-name="ce9" office:value-type="float" office:value="76.68">
            <text:p>76.68</text:p>
          </table:table-cell>
          <table:table-cell table:style-name="ce9" office:value-type="float" office:value="76.699">
            <text:p>76.699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48.71669">
            <text:p>48.71669</text:p>
          </table:table-cell>
          <table:table-cell office:value-type="float" office:value="47.79202">
            <text:p>47.79202</text:p>
          </table:table-cell>
          <table:table-cell office:value-type="float" office:value="48.53855">
            <text:p>48.53855</text:p>
          </table:table-cell>
          <table:table-cell office:value-type="float" office:value="52.23846">
            <text:p>52.23846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59.08122">
            <text:p>59.08122</text:p>
          </table:table-cell>
          <table:table-cell office:value-type="float" office:value="54.96893">
            <text:p>54.96893</text:p>
          </table:table-cell>
          <table:table-cell office:value-type="float" office:value="57.25435">
            <text:p>57.25435</text:p>
          </table:table-cell>
          <table:table-cell office:value-type="float" office:value="58.8031">
            <text:p>58.803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office:value-type="float" office:value="1.235">
            <text:p>1.235</text:p>
          </table:table-cell>
          <table:table-cell office:value-type="float" office:value="1.04105">
            <text:p>1.04105</text:p>
          </table:table-cell>
          <table:table-cell office:value-type="float" office:value="1.1225">
            <text:p>1.1225</text:p>
          </table:table-cell>
          <table:table-cell office:value-type="float" office:value="1.30065">
            <text:p>1.30065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7555074">
            <text:p>27555074</text:p>
          </table:table-cell>
          <table:table-cell office:value-type="string">
            <text:p>2020.07.23 11:55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85">
            <text:p>76.585</text:p>
          </table:table-cell>
          <table:table-cell office:value-type="float" office:value="76.576">
            <text:p>76.576</text:p>
          </table:table-cell>
          <table:table-cell office:value-type="float" office:value="76.726">
            <text:p>76.726</text:p>
          </table:table-cell>
          <table:table-cell office:value-type="string">
            <text:p>2020.07.23 12:04:02</text:p>
          </table:table-cell>
          <table:table-cell office:value-type="float" office:value="76.576">
            <text:p>76.576</text:p>
          </table:table-cell>
          <table:table-cell table:style-name="ce17" office:value-type="float" office:value="-180">
            <text:p>-180</text:p>
          </table:table-cell>
          <table:table-cell table:number-columns-repeated="914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9" office:value-type="float" office:value="27551048">
            <text:p>27551048</text:p>
          </table:table-cell>
          <table:table-cell table:style-name="ce9" office:value-type="string">
            <text:p>2020.07.23 07:50:00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27551048">
            <text:p>27551048</text:p>
          </table:table-cell>
          <table:table-cell office:value-type="string">
            <text:p>2020.07.23 07:50:03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42">
            <text:p>76.642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-160">
            <text:p>-160</text:p>
          </table:table-cell>
          <table:table-cell table:number-columns-repeated="914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9" office:value-type="float" office:value="27551063">
            <text:p>27551063</text:p>
          </table:table-cell>
          <table:table-cell table:style-name="ce9" office:value-type="string">
            <text:p>2020.07.23 07:55:00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27551063">
            <text:p>27551063</text:p>
          </table:table-cell>
          <table:table-cell office:value-type="string">
            <text:p>2020.07.23 07:55:00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9">
            <text:p>76.639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-100">
            <text:p>-100</text:p>
          </table:table-cell>
          <table:table-cell table:number-columns-repeated="914"/>
        </table:table-row>
        <table:table-row table:style-name="ro4">
          <table:table-cell table:style-name="ce9" office:value-type="float" office:value="32">
            <text:p>32</text:p>
          </table:table-cell>
          <table:table-cell table:style-name="ce9" office:value-type="float" office:value="27552169">
            <text:p>27552169</text:p>
          </table:table-cell>
          <table:table-cell table:style-name="ce9" office:value-type="string">
            <text:p>2020.07.23 09:50:00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552169">
            <text:p>27552169</text:p>
          </table:table-cell>
          <table:table-cell office:value-type="string">
            <text:p>2020.07.23 09:50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51">
            <text:p>76.651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-100">
            <text:p>-100</text:p>
          </table:table-cell>
          <table:table-cell table:number-columns-repeated="9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float" office:value="27550959">
            <text:p>27550959</text:p>
          </table:table-cell>
          <table:table-cell table:style-name="ce9" office:value-type="string">
            <text:p>2020.07.23 07:30:00</text:p>
          </table:table-cell>
          <table:table-cell table:style-name="ce9" office:value-type="float" office:value="76.533">
            <text:p>76.533</text:p>
          </table:table-cell>
          <table:table-cell table:style-name="ce9" office:value-type="float" office:value="76.51">
            <text:p>76.51</text:p>
          </table:table-cell>
          <table:table-cell table:style-name="ce9" office:value-type="float" office:value="76.518">
            <text:p>76.518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53.30691">
            <text:p>53.30691</text:p>
          </table:table-cell>
          <table:table-cell office:value-type="float" office:value="54.29783">
            <text:p>54.29783</text:p>
          </table:table-cell>
          <table:table-cell office:value-type="float" office:value="57.75675">
            <text:p>57.75675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57.51846">
            <text:p>57.51846</text:p>
          </table:table-cell>
          <table:table-cell office:value-type="float" office:value="53.45385">
            <text:p>53.45385</text:p>
          </table:table-cell>
          <table:table-cell office:value-type="float" office:value="54.62778">
            <text:p>54.62778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0.18995">
            <text:p>0.18995</text:p>
          </table:table-cell>
          <table:table-cell office:value-type="float" office:value="0.4187">
            <text:p>0.4187</text:p>
          </table:table-cell>
          <table:table-cell office:value-type="float" office:value="0.2585">
            <text:p>0.2585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550959">
            <text:p>27550959</text:p>
          </table:table-cell>
          <table:table-cell office:value-type="string">
            <text:p>2020.07.23 07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8">
            <text:p>76.638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-80">
            <text:p>-80</text:p>
          </table:table-cell>
          <table:table-cell table:number-columns-repeated="914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9" office:value-type="float" office:value="27551030">
            <text:p>27551030</text:p>
          </table:table-cell>
          <table:table-cell table:style-name="ce9" office:value-type="string">
            <text:p>2020.07.23 07:45:00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7551030">
            <text:p>27551030</text:p>
          </table:table-cell>
          <table:table-cell office:value-type="string">
            <text:p>2020.07.23 07:4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6">
            <text:p>76.636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-40">
            <text:p>-40</text:p>
          </table:table-cell>
          <table:table-cell table:number-columns-repeated="914"/>
        </table:table-row>
        <table:table-row table:style-name="ro4">
          <table:table-cell table:style-name="ce9" office:value-type="float" office:value="19">
            <text:p>19</text:p>
          </table:table-cell>
          <table:table-cell table:style-name="ce9" office:value-type="float" office:value="27551431">
            <text:p>27551431</text:p>
          </table:table-cell>
          <table:table-cell table:style-name="ce9" office:value-type="string">
            <text:p>2020.07.23 08:45:00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51431">
            <text:p>27551431</text:p>
          </table:table-cell>
          <table:table-cell office:value-type="string">
            <text:p>2020.07.23 08:4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83">
            <text:p>76.583</text:p>
          </table:table-cell>
          <table:table-cell office:value-type="float" office:value="76.581">
            <text:p>76.581</text:p>
          </table:table-cell>
          <table:table-cell office:value-type="float" office:value="76.731">
            <text:p>76.731</text:p>
          </table:table-cell>
          <table:table-cell office:value-type="string">
            <text:p>2020.07.23 08:53:43</text:p>
          </table:table-cell>
          <table:table-cell office:value-type="float" office:value="76.581">
            <text:p>76.581</text:p>
          </table:table-cell>
          <table:table-cell table:style-name="ce17" office:value-type="float" office:value="-40">
            <text:p>-40</text:p>
          </table:table-cell>
          <table:table-cell table:number-columns-repeated="914"/>
        </table:table-row>
        <table:table-row table:style-name="ro4">
          <table:table-cell table:style-name="ce9" office:value-type="float" office:value="63">
            <text:p>63</text:p>
          </table:table-cell>
          <table:table-cell table:style-name="ce9" office:value-type="float" office:value="27555827">
            <text:p>27555827</text:p>
          </table:table-cell>
          <table:table-cell table:style-name="ce9" office:value-type="string">
            <text:p>2020.07.23 12:25:00</text:p>
          </table:table-cell>
          <table:table-cell table:style-name="ce9" office:value-type="float" office:value="76.667">
            <text:p>76.667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76.502">
            <text:p>76.502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29">
            <text:p>-0.029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47.27764">
            <text:p>47.27764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5.25393">
            <text:p>55.25393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0.39">
            <text:p>0.39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555827">
            <text:p>27555827</text:p>
          </table:table-cell>
          <table:table-cell office:value-type="string">
            <text:p>2020.07.23 12:2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11">
            <text:p>76.511</text:p>
          </table:table-cell>
          <table:table-cell office:value-type="float" office:value="76.509">
            <text:p>76.509</text:p>
          </table:table-cell>
          <table:table-cell office:value-type="float" office:value="76.659">
            <text:p>76.659</text:p>
          </table:table-cell>
          <table:table-cell office:value-type="string">
            <text:p>2020.07.23 12:44:32</text:p>
          </table:table-cell>
          <table:table-cell office:value-type="float" office:value="76.509">
            <text:p>76.509</text:p>
          </table:table-cell>
          <table:table-cell table:style-name="ce17" office:value-type="float" office:value="-40">
            <text:p>-40</text:p>
          </table:table-cell>
          <table:table-cell table:number-columns-repeated="914"/>
        </table:table-row>
        <table:table-row table:style-name="ro4">
          <table:table-cell table:style-name="ce9" office:value-type="float" office:value="20">
            <text:p>20</text:p>
          </table:table-cell>
          <table:table-cell table:style-name="ce9" office:value-type="float" office:value="27551464">
            <text:p>27551464</text:p>
          </table:table-cell>
          <table:table-cell table:style-name="ce9" office:value-type="string">
            <text:p>2020.07.23 08:50:00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551464">
            <text:p>27551464</text:p>
          </table:table-cell>
          <table:table-cell office:value-type="string">
            <text:p>2020.07.23 08:50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table:number-columns-repeated="2" office:value-type="float" office:value="76.636">
            <text:p>76.636</text:p>
          </table:table-cell>
          <table:table-cell office:value-type="float" office:value="76.786">
            <text:p>76.786</text:p>
          </table:table-cell>
          <table:table-cell office:value-type="string">
            <text:p>2020.07.23 09:11:38</text:p>
          </table:table-cell>
          <table:table-cell office:value-type="float" office:value="76.636">
            <text:p>76.636</text:p>
          </table:table-cell>
          <table:table-cell table:style-name="ce17" office:value-type="float" office:value="0">
            <text:p>0</text:p>
          </table:table-cell>
          <table:table-cell table:number-columns-repeated="914"/>
        </table:table-row>
        <table:table-row table:style-name="ro4">
          <table:table-cell table:style-name="ce9" office:value-type="float" office:value="64">
            <text:p>64</text:p>
          </table:table-cell>
          <table:table-cell table:style-name="ce9" office:value-type="float" office:value="27555958">
            <text:p>27555958</text:p>
          </table:table-cell>
          <table:table-cell table:style-name="ce9" office:value-type="string">
            <text:p>2020.07.23 12:30:00</text:p>
          </table:table-cell>
          <table:table-cell table:style-name="ce9" office:value-type="float" office:value="76.614">
            <text:p>76.61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596">
            <text:p>76.596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76.502">
            <text:p>76.502</text:p>
          </table:table-cell>
          <table:table-cell table:style-name="ce9" office:value-type="float" office:value="76.501">
            <text:p>76.50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15"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42.91121">
            <text:p>42.91121</text:p>
          </table:table-cell>
          <table:table-cell office:value-type="float" office:value="38.71808">
            <text:p>38.71808</text:p>
          </table:table-cell>
          <table:table-cell office:value-type="float" office:value="37.10433">
            <text:p>37.10433</text:p>
          </table:table-cell>
          <table:table-cell office:value-type="float" office:value="38.17225">
            <text:p>38.17225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49.99326">
            <text:p>49.99326</text:p>
          </table:table-cell>
          <table:table-cell office:value-type="float" office:value="48.7938">
            <text:p>48.7938</text:p>
          </table:table-cell>
          <table:table-cell office:value-type="float" office:value="50.70896">
            <text:p>50.70896</text:p>
          </table:table-cell>
          <table:table-cell office:value-type="float" office:value="48.33053">
            <text:p>48.33053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-0.88795">
            <text:p>-0.88795</text:p>
          </table:table-cell>
          <table:table-cell office:value-type="float" office:value="-1.2728">
            <text:p>-1.2728</text:p>
          </table:table-cell>
          <table:table-cell office:value-type="float" office:value="-0.6149">
            <text:p>-0.6149</text:p>
          </table:table-cell>
          <table:table-cell office:value-type="float" office:value="-0.2744">
            <text:p>-0.2744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555958">
            <text:p>27555958</text:p>
          </table:table-cell>
          <table:table-cell office:value-type="string">
            <text:p>2020.07.23 12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table:number-columns-repeated="2" office:value-type="float" office:value="76.509">
            <text:p>76.509</text:p>
          </table:table-cell>
          <table:table-cell office:value-type="float" office:value="76.659">
            <text:p>76.659</text:p>
          </table:table-cell>
          <table:table-cell office:value-type="string">
            <text:p>2020.07.23 12:44:32</text:p>
          </table:table-cell>
          <table:table-cell office:value-type="float" office:value="76.509">
            <text:p>76.509</text:p>
          </table:table-cell>
          <table:table-cell table:style-name="ce17" office:value-type="float" office:value="0">
            <text:p>0</text:p>
          </table:table-cell>
          <table:table-cell table:number-columns-repeated="914"/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27557901">
            <text:p>27557901</text:p>
          </table:table-cell>
          <table:table-cell office:value-type="string">
            <text:p>2020.07.23 14:00:00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office:value-type="float" office:value="27557901">
            <text:p>27557901</text:p>
          </table:table-cell>
          <table:table-cell office:value-type="string">
            <text:p>2020.07.23 14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table:number-columns-repeated="2" office:value-type="float" office:value="76.402">
            <text:p>76.402</text:p>
          </table:table-cell>
          <table:table-cell office:value-type="float" office:value="76.552">
            <text:p>76.552</text:p>
          </table:table-cell>
          <table:table-cell office:value-type="string">
            <text:p>2020.07.23 14:25:17</text:p>
          </table:table-cell>
          <table:table-cell office:value-type="float" office:value="76.402">
            <text:p>76.402</text:p>
          </table:table-cell>
          <table:table-cell table:style-name="ce17" office:value-type="float" office:value="0">
            <text:p>0</text:p>
          </table:table-cell>
          <table:table-cell table:number-columns-repeated="914"/>
        </table:table-row>
        <table:table-row table:style-name="ro4">
          <table:table-cell office:value-type="float" office:value="69">
            <text:p>69</text:p>
          </table:table-cell>
          <table:table-cell office:value-type="float" office:value="27556554">
            <text:p>27556554</text:p>
          </table:table-cell>
          <table:table-cell office:value-type="string">
            <text:p>2020.07.23 12:55:00</text:p>
          </table:table-cell>
          <table:table-cell office:value-type="float" office:value="76.59">
            <text:p>76.59</text:p>
          </table:table-cell>
          <table:table-cell office:value-type="float" office:value="76.587">
            <text:p>76.587</text:p>
          </table:table-cell>
          <table:table-cell office:value-type="float" office:value="76.592">
            <text:p>76.592</text:p>
          </table:table-cell>
          <table:table-cell office:value-type="float" office:value="76.538">
            <text:p>76.538</text:p>
          </table:table-cell>
          <table:table-cell office:value-type="float" office:value="76.532">
            <text:p>76.532</text:p>
          </table:table-cell>
          <table:table-cell office:value-type="float" office:value="76.502">
            <text:p>76.502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-0.003">
            <text:p>-0.003</text:p>
          </table:table-cell>
          <table:table-cell office:value-type="float" office:value="0.006">
            <text:p>0.006</text:p>
          </table:table-cell>
          <table:table-cell office:value-type="float" office:value="-0.054">
            <text:p>-0.054</text:p>
          </table:table-cell>
          <table:table-cell office:value-type="float" office:value="-0.006">
            <text:p>-0.006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7556554">
            <text:p>27556554</text:p>
          </table:table-cell>
          <table:table-cell office:value-type="string">
            <text:p>2020.07.23 12:5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79">
            <text:p>76.479</text:p>
          </table:table-cell>
          <table:table-cell office:value-type="float" office:value="76.48">
            <text:p>76.48</text:p>
          </table:table-cell>
          <table:table-cell office:value-type="float" office:value="76.63">
            <text:p>76.63</text:p>
          </table:table-cell>
          <table:table-cell office:value-type="string">
            <text:p>2020.07.23 13:08:19</text:p>
          </table:table-cell>
          <table:table-cell office:value-type="float" office:value="76.48">
            <text:p>76.48</text:p>
          </table:table-cell>
          <table:table-cell table:style-name="ce17" office:value-type="float" office:value="20">
            <text:p>20</text:p>
          </table:table-cell>
          <table:table-cell table:number-columns-repeated="914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9" office:value-type="float" office:value="27551210">
            <text:p>27551210</text:p>
          </table:table-cell>
          <table:table-cell table:style-name="ce9" office:value-type="string">
            <text:p>2020.07.23 08:20:00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27551210">
            <text:p>27551210</text:p>
          </table:table-cell>
          <table:table-cell office:value-type="string">
            <text:p>2020.07.23 08:20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2">
            <text:p>76.632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40">
            <text:p>40</text:p>
          </table:table-cell>
          <table:table-cell table:number-columns-repeated="914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9" office:value-type="float" office:value="27550901">
            <text:p>27550901</text:p>
          </table:table-cell>
          <table:table-cell table:style-name="ce9" office:value-type="string">
            <text:p>2020.07.23 07:25:00</text:p>
          </table:table-cell>
          <table:table-cell table:style-name="ce9" office:value-type="float" office:value="76.503">
            <text:p>76.503</text:p>
          </table:table-cell>
          <table:table-cell table:style-name="ce9" office:value-type="float" office:value="76.533">
            <text:p>76.533</text:p>
          </table:table-cell>
          <table:table-cell table:style-name="ce9" office:value-type="float" office:value="76.51">
            <text:p>76.51</text:p>
          </table:table-cell>
          <table:table-cell table:style-name="ce9" office:value-type="float" office:value="76.518">
            <text:p>76.518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4.87913">
            <text:p>54.87913</text:p>
          </table:table-cell>
          <table:table-cell office:value-type="float" office:value="53.30691">
            <text:p>53.30691</text:p>
          </table:table-cell>
          <table:table-cell office:value-type="float" office:value="54.29783">
            <text:p>54.29783</text:p>
          </table:table-cell>
          <table:table-cell office:value-type="float" office:value="57.75675">
            <text:p>57.75675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53.09934">
            <text:p>53.09934</text:p>
          </table:table-cell>
          <table:table-cell office:value-type="float" office:value="57.51846">
            <text:p>57.51846</text:p>
          </table:table-cell>
          <table:table-cell office:value-type="float" office:value="53.45385">
            <text:p>53.45385</text:p>
          </table:table-cell>
          <table:table-cell office:value-type="float" office:value="54.62778">
            <text:p>54.62778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0.17135">
            <text:p>0.17135</text:p>
          </table:table-cell>
          <table:table-cell office:value-type="float" office:value="0.18995">
            <text:p>0.18995</text:p>
          </table:table-cell>
          <table:table-cell office:value-type="float" office:value="0.4187">
            <text:p>0.4187</text:p>
          </table:table-cell>
          <table:table-cell office:value-type="float" office:value="0.2585">
            <text:p>0.2585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50901">
            <text:p>27550901</text:p>
          </table:table-cell>
          <table:table-cell office:value-type="string">
            <text:p>2020.07.23 07:2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87">
            <text:p>76.587</text:p>
          </table:table-cell>
          <table:table-cell office:value-type="float" office:value="76.59">
            <text:p>76.59</text:p>
          </table:table-cell>
          <table:table-cell office:value-type="float" office:value="76.74">
            <text:p>76.74</text:p>
          </table:table-cell>
          <table:table-cell office:value-type="string">
            <text:p>2020.07.23 07:32:53</text:p>
          </table:table-cell>
          <table:table-cell office:value-type="float" office:value="76.59">
            <text:p>76.59</text:p>
          </table:table-cell>
          <table:table-cell table:style-name="ce17" office:value-type="float" office:value="60">
            <text:p>60</text:p>
          </table:table-cell>
          <table:table-cell table:number-columns-repeated="914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9" office:value-type="float" office:value="27551184">
            <text:p>27551184</text:p>
          </table:table-cell>
          <table:table-cell table:style-name="ce9" office:value-type="string">
            <text:p>2020.07.23 08:15:00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7551184">
            <text:p>27551184</text:p>
          </table:table-cell>
          <table:table-cell office:value-type="string">
            <text:p>2020.07.23 08:1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">
            <text:p>76.63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80">
            <text:p>80</text:p>
          </table:table-cell>
          <table:table-cell table:number-columns-repeated="914"/>
        </table:table-row>
        <table:table-row table:style-name="ro4">
          <table:table-cell table:style-name="ce9" office:value-type="float" office:value="28">
            <text:p>28</text:p>
          </table:table-cell>
          <table:table-cell table:style-name="ce9" office:value-type="float" office:value="27551950">
            <text:p>27551950</text:p>
          </table:table-cell>
          <table:table-cell table:style-name="ce9" office:value-type="string">
            <text:p>2020.07.23 09:30:00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551950">
            <text:p>27551950</text:p>
          </table:table-cell>
          <table:table-cell office:value-type="string">
            <text:p>2020.07.23 09:3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42">
            <text:p>76.642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80">
            <text:p>80</text:p>
          </table:table-cell>
          <table:table-cell table:number-columns-repeated="914"/>
        </table:table-row>
        <table:table-row table:style-name="ro4">
          <table:table-cell office:value-type="float" office:value="92">
            <text:p>92</text:p>
          </table:table-cell>
          <table:table-cell office:value-type="float" office:value="27559020">
            <text:p>27559020</text:p>
          </table:table-cell>
          <table:table-cell office:value-type="string">
            <text:p>2020.07.23 14:50:00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office:value-type="float" office:value="76.408">
            <text:p>76.408</text:p>
          </table:table-cell>
          <table:table-cell office:value-type="float" office:value="76.435">
            <text:p>76.435</text:p>
          </table:table-cell>
          <table:table-cell office:value-type="float" office:value="76.436">
            <text:p>76.436</text:p>
          </table:table-cell>
          <table:table-cell office:value-type="float" office:value="76.406">
            <text:p>76.406</text:p>
          </table:table-cell>
          <table:table-cell office:value-type="float" office:value="76.347">
            <text:p>76.347</text:p>
          </table:table-cell>
          <table:table-cell office:value-type="float" office:value="76.379">
            <text:p>76.379</text:p>
          </table:table-cell>
          <table:table-cell office:value-type="float" office:value="76.355">
            <text:p>76.355</text:p>
          </table:table-cell>
          <table:table-cell office:value-type="float" office:value="76.314">
            <text:p>76.314</text:p>
          </table:table-cell>
          <table:table-cell office:value-type="float" office:value="76.277">
            <text:p>76.277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01">
            <text:p>0.001</text:p>
          </table:table-cell>
          <table:table-cell office:value-type="float" office:value="-0.03">
            <text:p>-0.03</text:p>
          </table:table-cell>
          <table:table-cell office:value-type="float" office:value="-0.064">
            <text:p>-0.064</text:p>
          </table:table-cell>
          <table:table-cell office:value-type="float" office:value="0.031">
            <text:p>0.031</text:p>
          </table:table-cell>
          <table:table-cell office:value-type="float" office:value="-0.022">
            <text:p>-0.022</text:p>
          </table:table-cell>
          <table:table-cell office:value-type="float" office:value="-0.042">
            <text:p>-0.042</text:p>
          </table:table-cell>
          <table:table-cell office:value-type="float" office:value="-0.037">
            <text:p>-0.0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5.99403">
            <text:p>45.99403</text:p>
          </table:table-cell>
          <table:table-cell office:value-type="float" office:value="46.64515">
            <text:p>46.64515</text:p>
          </table:table-cell>
          <table:table-cell office:value-type="float" office:value="47.21195">
            <text:p>47.21195</text:p>
          </table:table-cell>
          <table:table-cell office:value-type="float" office:value="46.83616">
            <text:p>46.83616</text:p>
          </table:table-cell>
          <table:table-cell office:value-type="float" office:value="45.61703">
            <text:p>45.61703</text:p>
          </table:table-cell>
          <table:table-cell office:value-type="float" office:value="50.26202">
            <text:p>50.26202</text:p>
          </table:table-cell>
          <table:table-cell office:value-type="float" office:value="46.04673">
            <text:p>46.04673</text:p>
          </table:table-cell>
          <table:table-cell office:value-type="float" office:value="40.51746">
            <text:p>40.51746</text:p>
          </table:table-cell>
          <table:table-cell office:value-type="float" office:value="39.94148">
            <text:p>39.94148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41.57861">
            <text:p>41.57861</text:p>
          </table:table-cell>
          <table:table-cell office:value-type="float" office:value="44.8069">
            <text:p>44.8069</text:p>
          </table:table-cell>
          <table:table-cell office:value-type="float" office:value="44.92554">
            <text:p>44.92554</text:p>
          </table:table-cell>
          <table:table-cell office:value-type="float" office:value="42.06963">
            <text:p>42.06963</text:p>
          </table:table-cell>
          <table:table-cell office:value-type="float" office:value="37.17709">
            <text:p>37.17709</text:p>
          </table:table-cell>
          <table:table-cell office:value-type="float" office:value="41.08856">
            <text:p>41.08856</text:p>
          </table:table-cell>
          <table:table-cell office:value-type="float" office:value="39.16352">
            <text:p>39.16352</text:p>
          </table:table-cell>
          <table:table-cell office:value-type="float" office:value="36.12038">
            <text:p>36.12038</text:p>
          </table:table-cell>
          <table:table-cell office:value-type="float" office:value="33.63749">
            <text:p>33.63749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office:value-type="float" office:value="-1.32525">
            <text:p>-1.32525</text:p>
          </table:table-cell>
          <table:table-cell office:value-type="float" office:value="-1.296">
            <text:p>-1.296</text:p>
          </table:table-cell>
          <table:table-cell office:value-type="float" office:value="-1.79735">
            <text:p>-1.79735</text:p>
          </table:table-cell>
          <table:table-cell office:value-type="float" office:value="-1.92385">
            <text:p>-1.92385</text:p>
          </table:table-cell>
          <table:table-cell office:value-type="float" office:value="-2.56965">
            <text:p>-2.56965</text:p>
          </table:table-cell>
          <table:table-cell office:value-type="float" office:value="-1.30585">
            <text:p>-1.30585</text:p>
          </table:table-cell>
          <table:table-cell office:value-type="float" office:value="-1.9929">
            <text:p>-1.9929</text:p>
          </table:table-cell>
          <table:table-cell office:value-type="float" office:value="-3.4692">
            <text:p>-3.4692</text:p>
          </table:table-cell>
          <table:table-cell office:value-type="float" office:value="-4.18835">
            <text:p>-4.1883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7559020">
            <text:p>27559020</text:p>
          </table:table-cell>
          <table:table-cell office:value-type="string">
            <text:p>2020.07.23 14:5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286">
            <text:p>76.286</text:p>
          </table:table-cell>
          <table:table-cell office:value-type="float" office:value="76.29">
            <text:p>76.29</text:p>
          </table:table-cell>
          <table:table-cell office:value-type="float" office:value="76.44">
            <text:p>76.44</text:p>
          </table:table-cell>
          <table:table-cell office:value-type="string">
            <text:p>2020.07.23 15:00:30</text:p>
          </table:table-cell>
          <table:table-cell office:value-type="float" office:value="76.29">
            <text:p>76.29</text:p>
          </table:table-cell>
          <table:table-cell table:style-name="ce17" office:value-type="float" office:value="80">
            <text:p>80</text:p>
          </table:table-cell>
          <table:table-cell table:number-columns-repeated="914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9" office:value-type="float" office:value="27550996">
            <text:p>27550996</text:p>
          </table:table-cell>
          <table:table-cell table:style-name="ce9" office:value-type="string">
            <text:p>2020.07.23 07:35:00</text:p>
          </table:table-cell>
          <table:table-cell table:style-name="ce9" office:value-type="float" office:value="76.51">
            <text:p>76.51</text:p>
          </table:table-cell>
          <table:table-cell table:style-name="ce9" office:value-type="float" office:value="76.518">
            <text:p>76.518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15"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4.29783">
            <text:p>54.29783</text:p>
          </table:table-cell>
          <table:table-cell office:value-type="float" office:value="57.75675">
            <text:p>57.75675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53.45385">
            <text:p>53.45385</text:p>
          </table:table-cell>
          <table:table-cell office:value-type="float" office:value="54.62778">
            <text:p>54.62778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0.4187">
            <text:p>0.4187</text:p>
          </table:table-cell>
          <table:table-cell office:value-type="float" office:value="0.2585">
            <text:p>0.2585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550996">
            <text:p>27550996</text:p>
          </table:table-cell>
          <table:table-cell office:value-type="string">
            <text:p>2020.07.23 07:3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9">
            <text:p>76.629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100">
            <text:p>100</text:p>
          </table:table-cell>
          <table:table-cell table:number-columns-repeated="91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27551016">
            <text:p>27551016</text:p>
          </table:table-cell>
          <table:table-cell table:style-name="ce9" office:value-type="string">
            <text:p>2020.07.23 07:40:00</text:p>
          </table:table-cell>
          <table:table-cell table:style-name="ce9" office:value-type="float" office:value="76.518">
            <text:p>76.518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57.75675">
            <text:p>57.75675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54.62778">
            <text:p>54.62778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0.2585">
            <text:p>0.2585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7551016">
            <text:p>27551016</text:p>
          </table:table-cell>
          <table:table-cell office:value-type="string">
            <text:p>2020.07.23 07:40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12">
            <text:p>76.612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440">
            <text:p>440</text:p>
          </table:table-cell>
          <table:table-cell table:number-columns-repeated="914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9" office:value-type="float" office:value="27550869">
            <text:p>27550869</text:p>
          </table:table-cell>
          <table:table-cell table:style-name="ce9" office:value-type="string">
            <text:p>2020.07.23 07:20:00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3">
            <text:p>76.503</text:p>
          </table:table-cell>
          <table:table-cell table:style-name="ce9" office:value-type="float" office:value="76.533">
            <text:p>76.533</text:p>
          </table:table-cell>
          <table:table-cell table:style-name="ce9" office:value-type="float" office:value="76.51">
            <text:p>76.51</text:p>
          </table:table-cell>
          <table:table-cell table:style-name="ce9" office:value-type="float" office:value="76.518">
            <text:p>76.518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36">
            <text:p>76.536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1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9.7958">
            <text:p>59.7958</text:p>
          </table:table-cell>
          <table:table-cell office:value-type="float" office:value="54.87913">
            <text:p>54.87913</text:p>
          </table:table-cell>
          <table:table-cell office:value-type="float" office:value="53.30691">
            <text:p>53.30691</text:p>
          </table:table-cell>
          <table:table-cell office:value-type="float" office:value="54.29783">
            <text:p>54.29783</text:p>
          </table:table-cell>
          <table:table-cell office:value-type="float" office:value="57.75675">
            <text:p>57.75675</text:p>
          </table:table-cell>
          <table:table-cell office:value-type="float" office:value="56.39395">
            <text:p>56.39395</text:p>
          </table:table-cell>
          <table:table-cell office:value-type="float" office:value="55.31117">
            <text:p>55.31117</text:p>
          </table:table-cell>
          <table:table-cell office:value-type="float" office:value="50.64576">
            <text:p>50.64576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52.7883">
            <text:p>52.7883</text:p>
          </table:table-cell>
          <table:table-cell office:value-type="float" office:value="53.09934">
            <text:p>53.09934</text:p>
          </table:table-cell>
          <table:table-cell office:value-type="float" office:value="57.51846">
            <text:p>57.51846</text:p>
          </table:table-cell>
          <table:table-cell office:value-type="float" office:value="53.45385">
            <text:p>53.45385</text:p>
          </table:table-cell>
          <table:table-cell office:value-type="float" office:value="54.62778">
            <text:p>54.62778</text:p>
          </table:table-cell>
          <table:table-cell office:value-type="float" office:value="57.18524">
            <text:p>57.18524</text:p>
          </table:table-cell>
          <table:table-cell office:value-type="float" office:value="59.45712">
            <text:p>59.45712</text:p>
          </table:table-cell>
          <table:table-cell office:value-type="float" office:value="56.31178">
            <text:p>56.31178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0.183">
            <text:p>0.183</text:p>
          </table:table-cell>
          <table:table-cell office:value-type="float" office:value="0.17135">
            <text:p>0.17135</text:p>
          </table:table-cell>
          <table:table-cell office:value-type="float" office:value="0.18995">
            <text:p>0.18995</text:p>
          </table:table-cell>
          <table:table-cell office:value-type="float" office:value="0.4187">
            <text:p>0.4187</text:p>
          </table:table-cell>
          <table:table-cell office:value-type="float" office:value="0.2585">
            <text:p>0.2585</text:p>
          </table:table-cell>
          <table:table-cell office:value-type="float" office:value="0.4998">
            <text:p>0.4998</text:p>
          </table:table-cell>
          <table:table-cell office:value-type="float" office:value="0.64385">
            <text:p>0.64385</text:p>
          </table:table-cell>
          <table:table-cell office:value-type="float" office:value="0.2924">
            <text:p>0.292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550869">
            <text:p>27550869</text:p>
          </table:table-cell>
          <table:table-cell office:value-type="string">
            <text:p>2020.07.23 07:20:04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55">
            <text:p>76.555</text:p>
          </table:table-cell>
          <table:table-cell office:value-type="float" office:value="76.59">
            <text:p>76.59</text:p>
          </table:table-cell>
          <table:table-cell office:value-type="float" office:value="76.74">
            <text:p>76.74</text:p>
          </table:table-cell>
          <table:table-cell office:value-type="string">
            <text:p>2020.07.23 07:32:53</text:p>
          </table:table-cell>
          <table:table-cell office:value-type="float" office:value="76.59">
            <text:p>76.59</text:p>
          </table:table-cell>
          <table:table-cell table:style-name="ce17" office:value-type="float" office:value="700">
            <text:p>700</text:p>
          </table:table-cell>
          <table:table-cell table:number-columns-repeated="91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27551089">
            <text:p>27551089</text:p>
          </table:table-cell>
          <table:table-cell table:style-name="ce9" office:value-type="string">
            <text:p>2020.07.23 08:00:00</text:p>
          </table:table-cell>
          <table:table-cell table:style-name="ce9" office:value-type="float" office:value="76.543">
            <text:p>76.543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55.83953">
            <text:p>55.83953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7.29106">
            <text:p>57.29106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0.44525">
            <text:p>0.4452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551089">
            <text:p>27551089</text:p>
          </table:table-cell>
          <table:table-cell office:value-type="string">
            <text:p>2020.07.23 08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09">
            <text:p>76.609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500">
            <text:p>500</text:p>
          </table:table-cell>
          <table:table-cell table:number-columns-repeated="914"/>
        </table:table-row>
        <table:table-row table:style-name="ro4">
          <table:table-cell table:style-name="ce9" office:value-type="float" office:value="47">
            <text:p>47</text:p>
          </table:table-cell>
          <table:table-cell table:style-name="ce9" office:value-type="float" office:value="27554050">
            <text:p>27554050</text:p>
          </table:table-cell>
          <table:table-cell table:style-name="ce9" office:value-type="string">
            <text:p>2020.07.23 11:05:00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656">
            <text:p>76.656</text:p>
          </table:table-cell>
          <table:table-cell table:style-name="ce9" office:value-type="float" office:value="76.637">
            <text:p>76.637</text:p>
          </table:table-cell>
          <table:table-cell table:number-columns-repeated="6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43.1339">
            <text:p>43.1339</text:p>
          </table:table-cell>
          <table:table-cell office:value-type="float" office:value="47.55419">
            <text:p>47.55419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56.62931">
            <text:p>56.62931</text:p>
          </table:table-cell>
          <table:table-cell office:value-type="float" office:value="54.44338">
            <text:p>54.44338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office:value-type="float" office:value="0.854">
            <text:p>0.854</text:p>
          </table:table-cell>
          <table:table-cell office:value-type="float" office:value="0.199">
            <text:p>0.19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554050">
            <text:p>27554050</text:p>
          </table:table-cell>
          <table:table-cell office:value-type="string">
            <text:p>2020.07.23 11:0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48">
            <text:p>76.648</text:p>
          </table:table-cell>
          <table:table-cell office:value-type="float" office:value="76.655">
            <text:p>76.655</text:p>
          </table:table-cell>
          <table:table-cell office:value-type="float" office:value="76.805">
            <text:p>76.805</text:p>
          </table:table-cell>
          <table:table-cell office:value-type="string">
            <text:p>2020.07.23 11:12:26</text:p>
          </table:table-cell>
          <table:table-cell office:value-type="float" office:value="76.655">
            <text:p>76.655</text:p>
          </table:table-cell>
          <table:table-cell table:style-name="ce17" office:value-type="float" office:value="140">
            <text:p>140</text:p>
          </table:table-cell>
          <table:table-cell table:number-columns-repeated="914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9" office:value-type="float" office:value="27551152">
            <text:p>27551152</text:p>
          </table:table-cell>
          <table:table-cell table:style-name="ce9" office:value-type="string">
            <text:p>2020.07.23 08:05:00</text:p>
          </table:table-cell>
          <table:table-cell table:style-name="ce9" office:value-type="float" office:value="76.572">
            <text:p>76.572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59.81748">
            <text:p>59.81748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1.09414">
            <text:p>61.0941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0.5106">
            <text:p>0.5106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7551152">
            <text:p>27551152</text:p>
          </table:table-cell>
          <table:table-cell office:value-type="string">
            <text:p>2020.07.23 08:05:07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09">
            <text:p>76.609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500">
            <text:p>500</text:p>
          </table:table-cell>
          <table:table-cell table:number-columns-repeated="914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9" office:value-type="float" office:value="27551167">
            <text:p>27551167</text:p>
          </table:table-cell>
          <table:table-cell table:style-name="ce9" office:value-type="string">
            <text:p>2020.07.23 08:10:00</text:p>
          </table:table-cell>
          <table:table-cell table:style-name="ce9" office:value-type="float" office:value="76.588">
            <text:p>76.588</text:p>
          </table:table-cell>
          <table:table-cell table:style-name="ce9" office:value-type="float" office:value="76.546">
            <text:p>76.546</text:p>
          </table:table-cell>
          <table:table-cell table:style-name="ce9" office:value-type="float" office:value="76.579">
            <text:p>76.579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621">
            <text:p>76.621</text:p>
          </table:table-cell>
          <table:table-cell table:style-name="ce9" office:value-type="float" office:value="76.603">
            <text:p>76.603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15"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58.65716">
            <text:p>58.65716</text:p>
          </table:table-cell>
          <table:table-cell office:value-type="float" office:value="59.02623">
            <text:p>59.02623</text:p>
          </table:table-cell>
          <table:table-cell office:value-type="float" office:value="65.94137">
            <text:p>65.94137</text:p>
          </table:table-cell>
          <table:table-cell office:value-type="float" office:value="73.22032">
            <text:p>73.22032</text:p>
          </table:table-cell>
          <table:table-cell office:value-type="float" office:value="81.4798">
            <text:p>81.4798</text:p>
          </table:table-cell>
          <table:table-cell office:value-type="float" office:value="75.16265">
            <text:p>75.16265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3.00722">
            <text:p>63.00722</text:p>
          </table:table-cell>
          <table:table-cell office:value-type="float" office:value="55.47046">
            <text:p>55.47046</text:p>
          </table:table-cell>
          <table:table-cell office:value-type="float" office:value="59.47925">
            <text:p>59.47925</text:p>
          </table:table-cell>
          <table:table-cell office:value-type="float" office:value="64.74385">
            <text:p>64.74385</text:p>
          </table:table-cell>
          <table:table-cell office:value-type="float" office:value="63.0847">
            <text:p>63.0847</text:p>
          </table:table-cell>
          <table:table-cell office:value-type="float" office:value="60.16345">
            <text:p>60.16345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0.6392">
            <text:p>0.6392</text:p>
          </table:table-cell>
          <table:table-cell office:value-type="float" office:value="0.715">
            <text:p>0.715</text:p>
          </table:table-cell>
          <table:table-cell office:value-type="float" office:value="0.855">
            <text:p>0.855</text:p>
          </table:table-cell>
          <table:table-cell office:value-type="float" office:value="2.2102">
            <text:p>2.2102</text:p>
          </table:table-cell>
          <table:table-cell office:value-type="float" office:value="2.4273">
            <text:p>2.4273</text:p>
          </table:table-cell>
          <table:table-cell office:value-type="float" office:value="1.5801">
            <text:p>1.5801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7551167">
            <text:p>27551167</text:p>
          </table:table-cell>
          <table:table-cell office:value-type="string">
            <text:p>2020.07.23 08:10:07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3">
            <text:p>76.623</text:p>
          </table:table-cell>
          <table:table-cell office:value-type="float" office:value="76.634">
            <text:p>76.634</text:p>
          </table:table-cell>
          <table:table-cell office:value-type="float" office:value="76.784">
            <text:p>76.784</text:p>
          </table:table-cell>
          <table:table-cell office:value-type="string">
            <text:p>2020.07.23 08:34:57</text:p>
          </table:table-cell>
          <table:table-cell office:value-type="float" office:value="76.634">
            <text:p>76.634</text:p>
          </table:table-cell>
          <table:table-cell table:style-name="ce17" office:value-type="float" office:value="220">
            <text:p>220</text:p>
          </table:table-cell>
          <table:table-cell table:number-columns-repeated="914"/>
        </table:table-row>
        <table:table-row table:style-name="ro4">
          <table:table-cell table:style-name="ce9" office:value-type="float" office:value="27">
            <text:p>27</text:p>
          </table:table-cell>
          <table:table-cell table:style-name="ce9" office:value-type="float" office:value="27551932">
            <text:p>27551932</text:p>
          </table:table-cell>
          <table:table-cell table:style-name="ce9" office:value-type="string">
            <text:p>2020.07.23 09:25:00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551932">
            <text:p>27551932</text:p>
          </table:table-cell>
          <table:table-cell office:value-type="string">
            <text:p>2020.07.23 09:2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6">
            <text:p>76.636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200">
            <text:p>200</text:p>
          </table:table-cell>
          <table:table-cell table:number-columns-repeated="914"/>
        </table:table-row>
        <table:table-row table:style-name="ro4">
          <table:table-cell table:style-name="ce9" office:value-type="float" office:value="30">
            <text:p>30</text:p>
          </table:table-cell>
          <table:table-cell table:style-name="ce9" office:value-type="float" office:value="27552028">
            <text:p>27552028</text:p>
          </table:table-cell>
          <table:table-cell table:style-name="ce9" office:value-type="string">
            <text:p>2020.07.23 09:40:00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552028">
            <text:p>27552028</text:p>
          </table:table-cell>
          <table:table-cell office:value-type="string">
            <text:p>2020.07.23 09:40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37">
            <text:p>76.637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180">
            <text:p>180</text:p>
          </table:table-cell>
          <table:table-cell table:number-columns-repeated="914"/>
        </table:table-row>
        <table:table-row table:style-name="ro4">
          <table:table-cell table:style-name="ce9" office:value-type="float" office:value="26">
            <text:p>26</text:p>
          </table:table-cell>
          <table:table-cell table:style-name="ce9" office:value-type="float" office:value="27551885">
            <text:p>27551885</text:p>
          </table:table-cell>
          <table:table-cell table:style-name="ce9" office:value-type="string">
            <text:p>2020.07.23 09:20:00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15"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551885">
            <text:p>27551885</text:p>
          </table:table-cell>
          <table:table-cell office:value-type="string">
            <text:p>2020.07.23 09:2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8">
            <text:p>76.628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360">
            <text:p>360</text:p>
          </table:table-cell>
          <table:table-cell table:number-columns-repeated="914"/>
        </table:table-row>
        <table:table-row table:style-name="ro4">
          <table:table-cell table:style-name="ce9" office:value-type="float" office:value="18">
            <text:p>18</text:p>
          </table:table-cell>
          <table:table-cell table:style-name="ce9" office:value-type="float" office:value="27551341">
            <text:p>27551341</text:p>
          </table:table-cell>
          <table:table-cell table:style-name="ce9" office:value-type="string">
            <text:p>2020.07.23 08:40:00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4">
            <text:p>76.634</text:p>
          </table:table-cell>
          <table:table-cell table:style-name="ce9" office:value-type="float" office:value="76.629">
            <text:p>76.629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15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74.43974">
            <text:p>74.43974</text:p>
          </table:table-cell>
          <table:table-cell office:value-type="float" office:value="73.89667">
            <text:p>73.89667</text:p>
          </table:table-cell>
          <table:table-cell office:value-type="float" office:value="69.67488">
            <text:p>69.67488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62.59451">
            <text:p>62.59451</text:p>
          </table:table-cell>
          <table:table-cell office:value-type="float" office:value="63.28245">
            <text:p>63.28245</text:p>
          </table:table-cell>
          <table:table-cell office:value-type="float" office:value="62.41931">
            <text:p>62.4193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1.16725">
            <text:p>1.16725</text:p>
          </table:table-cell>
          <table:table-cell office:value-type="float" office:value="1.2851">
            <text:p>1.2851</text:p>
          </table:table-cell>
          <table:table-cell office:value-type="float" office:value="0.93765">
            <text:p>0.93765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1341">
            <text:p>27551341</text:p>
          </table:table-cell>
          <table:table-cell office:value-type="string">
            <text:p>2020.07.23 08:4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97">
            <text:p>76.597</text:p>
          </table:table-cell>
          <table:table-cell office:value-type="float" office:value="76.636">
            <text:p>76.636</text:p>
          </table:table-cell>
          <table:table-cell office:value-type="float" office:value="76.786">
            <text:p>76.786</text:p>
          </table:table-cell>
          <table:table-cell office:value-type="string">
            <text:p>2020.07.23 09:11:38</text:p>
          </table:table-cell>
          <table:table-cell office:value-type="float" office:value="76.636">
            <text:p>76.636</text:p>
          </table:table-cell>
          <table:table-cell table:style-name="ce17" office:value-type="float" office:value="780">
            <text:p>780</text:p>
          </table:table-cell>
          <table:table-cell table:number-columns-repeated="914"/>
        </table:table-row>
        <table:table-row table:style-name="ro4">
          <table:table-cell table:style-name="ce9" office:value-type="float" office:value="29">
            <text:p>29</text:p>
          </table:table-cell>
          <table:table-cell table:style-name="ce9" office:value-type="float" office:value="27552005">
            <text:p>27552005</text:p>
          </table:table-cell>
          <table:table-cell table:style-name="ce9" office:value-type="string">
            <text:p>2020.07.23 09:35:00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1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2005">
            <text:p>27552005</text:p>
          </table:table-cell>
          <table:table-cell office:value-type="string">
            <text:p>2020.07.23 09:3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15">
            <text:p>76.615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620">
            <text:p>620</text:p>
          </table:table-cell>
          <table:table-cell table:number-columns-repeated="914"/>
        </table:table-row>
        <table:table-row table:style-name="ro4">
          <table:table-cell table:style-name="ce9" office:value-type="float" office:value="31">
            <text:p>31</text:p>
          </table:table-cell>
          <table:table-cell table:style-name="ce9" office:value-type="float" office:value="27552072">
            <text:p>27552072</text:p>
          </table:table-cell>
          <table:table-cell table:style-name="ce9" office:value-type="string">
            <text:p>2020.07.23 09:45:00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66">
            <text:p>76.666</text:p>
          </table:table-cell>
          <table:table-cell table:style-name="ce9" office:value-type="float" office:value="76.655">
            <text:p>76.655</text:p>
          </table:table-cell>
          <table:table-cell table:style-name="ce9" office:value-type="float" office:value="76.616">
            <text:p>76.616</text:p>
          </table:table-cell>
          <table:table-cell table:style-name="ce9" office:value-type="float" office:value="76.627">
            <text:p>76.627</text:p>
          </table:table-cell>
          <table:table-cell table:style-name="ce9" office:value-type="float" office:value="76.638">
            <text:p>76.638</text:p>
          </table:table-cell>
          <table:table-cell table:style-name="ce9" office:value-type="float" office:value="76.606">
            <text:p>76.606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39">
            <text:p>-0.039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61.42943">
            <text:p>61.42943</text:p>
          </table:table-cell>
          <table:table-cell office:value-type="float" office:value="62.52945">
            <text:p>62.52945</text:p>
          </table:table-cell>
          <table:table-cell office:value-type="float" office:value="55.02649">
            <text:p>55.02649</text:p>
          </table:table-cell>
          <table:table-cell office:value-type="float" office:value="53.66017">
            <text:p>53.66017</text:p>
          </table:table-cell>
          <table:table-cell office:value-type="float" office:value="48.2659">
            <text:p>48.2659</text:p>
          </table:table-cell>
          <table:table-cell office:value-type="float" office:value="49.85693">
            <text:p>49.85693</text:p>
          </table:table-cell>
          <table:table-cell office:value-type="float" office:value="48.35977">
            <text:p>48.35977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60.52883">
            <text:p>60.52883</text:p>
          </table:table-cell>
          <table:table-cell office:value-type="float" office:value="59.42809">
            <text:p>59.42809</text:p>
          </table:table-cell>
          <table:table-cell office:value-type="float" office:value="57.90401">
            <text:p>57.90401</text:p>
          </table:table-cell>
          <table:table-cell office:value-type="float" office:value="52.84602">
            <text:p>52.84602</text:p>
          </table:table-cell>
          <table:table-cell office:value-type="float" office:value="54.03801">
            <text:p>54.03801</text:p>
          </table:table-cell>
          <table:table-cell office:value-type="float" office:value="55.22932">
            <text:p>55.22932</text:p>
          </table:table-cell>
          <table:table-cell office:value-type="float" office:value="51.16809">
            <text:p>51.16809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office:value-type="float" office:value="2.19925">
            <text:p>2.19925</text:p>
          </table:table-cell>
          <table:table-cell office:value-type="float" office:value="0.658">
            <text:p>0.658</text:p>
          </table:table-cell>
          <table:table-cell office:value-type="float" office:value="0.5814">
            <text:p>0.5814</text:p>
          </table:table-cell>
          <table:table-cell office:value-type="float" office:value="0.21905">
            <text:p>0.21905</text:p>
          </table:table-cell>
          <table:table-cell office:value-type="float" office:value="0">
            <text:p>0</text:p>
          </table:table-cell>
          <table:table-cell office:value-type="float" office:value="0.0572">
            <text:p>0.0572</text:p>
          </table:table-cell>
          <table:table-cell office:value-type="float" office:value="-0.3197">
            <text:p>-0.3197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2072">
            <text:p>27552072</text:p>
          </table:table-cell>
          <table:table-cell office:value-type="string">
            <text:p>2020.07.23 09:4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5">
            <text:p>76.625</text:p>
          </table:table-cell>
          <table:table-cell office:value-type="float" office:value="76.646">
            <text:p>76.646</text:p>
          </table:table-cell>
          <table:table-cell office:value-type="float" office:value="76.796">
            <text:p>76.796</text:p>
          </table:table-cell>
          <table:table-cell office:value-type="string">
            <text:p>2020.07.23 10:06:21</text:p>
          </table:table-cell>
          <table:table-cell office:value-type="float" office:value="76.646">
            <text:p>76.646</text:p>
          </table:table-cell>
          <table:table-cell table:style-name="ce17" office:value-type="float" office:value="420">
            <text:p>420</text:p>
          </table:table-cell>
          <table:table-cell table:number-columns-repeated="91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27551526">
            <text:p>27551526</text:p>
          </table:table-cell>
          <table:table-cell table:style-name="ce9" office:value-type="string">
            <text:p>2020.07.23 08:55:00</text:p>
          </table:table-cell>
          <table:table-cell table:style-name="ce9" office:value-type="float" office:value="76.604">
            <text:p>76.604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62.29326">
            <text:p>62.29326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3854">
            <text:p>58.23854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1.39305">
            <text:p>1.3930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551526">
            <text:p>27551526</text:p>
          </table:table-cell>
          <table:table-cell office:value-type="string">
            <text:p>2020.07.23 08:5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13">
            <text:p>76.613</text:p>
          </table:table-cell>
          <table:table-cell office:value-type="float" office:value="76.636">
            <text:p>76.636</text:p>
          </table:table-cell>
          <table:table-cell office:value-type="float" office:value="76.786">
            <text:p>76.786</text:p>
          </table:table-cell>
          <table:table-cell office:value-type="string">
            <text:p>2020.07.23 09:11:38</text:p>
          </table:table-cell>
          <table:table-cell office:value-type="float" office:value="76.636">
            <text:p>76.636</text:p>
          </table:table-cell>
          <table:table-cell table:style-name="ce17" office:value-type="float" office:value="460">
            <text:p>460</text:p>
          </table:table-cell>
          <table:table-cell table:number-columns-repeated="914"/>
        </table:table-row>
        <table:table-row table:style-name="ro4">
          <table:table-cell table:style-name="ce9" office:value-type="float" office:value="22">
            <text:p>22</text:p>
          </table:table-cell>
          <table:table-cell table:style-name="ce9" office:value-type="float" office:value="27551582">
            <text:p>27551582</text:p>
          </table:table-cell>
          <table:table-cell table:style-name="ce9" office:value-type="string">
            <text:p>2020.07.23 09:00:00</text:p>
          </table:table-cell>
          <table:table-cell table:style-name="ce9" office:value-type="float" office:value="76.601">
            <text:p>76.601</text:p>
          </table:table-cell>
          <table:table-cell table:style-name="ce9" office:value-type="float" office:value="76.611">
            <text:p>76.611</text:p>
          </table:table-cell>
          <table:table-cell table:style-name="ce9" office:value-type="float" office:value="76.619">
            <text:p>76.619</text:p>
          </table:table-cell>
          <table:table-cell table:style-name="ce9" office:value-type="float" office:value="76.622">
            <text:p>76.622</text:p>
          </table:table-cell>
          <table:table-cell table:style-name="ce9" office:value-type="float" office:value="76.661">
            <text:p>76.661</text:p>
          </table:table-cell>
          <table:table-cell table:style-name="ce9" office:value-type="float" office:value="76.674">
            <text:p>76.674</text:p>
          </table:table-cell>
          <table:table-cell table:style-name="ce9" office:value-type="float" office:value="76.631">
            <text:p>76.631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73">
            <text:p>76.573</text:p>
          </table:table-cell>
          <table:table-cell table:style-name="ce9" office:value-type="float" office:value="76.625">
            <text:p>76.625</text:p>
          </table:table-cell>
          <table:table-cell table:style-name="ce9" office:value-type="float" office:value="76.602">
            <text:p>76.602</text:p>
          </table:table-cell>
          <table:table-cell table:style-name="ce9" office:value-type="float" office:value="76.608">
            <text:p>76.608</text:p>
          </table:table-cell>
          <table:table-cell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41">
            <text:p>-0.04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56.43519">
            <text:p>56.43519</text:p>
          </table:table-cell>
          <table:table-cell office:value-type="float" office:value="60.48934">
            <text:p>60.48934</text:p>
          </table:table-cell>
          <table:table-cell office:value-type="float" office:value="60.5034">
            <text:p>60.5034</text:p>
          </table:table-cell>
          <table:table-cell office:value-type="float" office:value="65.14689">
            <text:p>65.14689</text:p>
          </table:table-cell>
          <table:table-cell office:value-type="float" office:value="66.01762">
            <text:p>66.01762</text:p>
          </table:table-cell>
          <table:table-cell office:value-type="float" office:value="66.80785">
            <text:p>66.80785</text:p>
          </table:table-cell>
          <table:table-cell office:value-type="float" office:value="61.86395">
            <text:p>61.86395</text:p>
          </table:table-cell>
          <table:table-cell office:value-type="float" office:value="59.95066">
            <text:p>59.95066</text:p>
          </table:table-cell>
          <table:table-cell office:value-type="float" office:value="55.4417">
            <text:p>55.4417</text:p>
          </table:table-cell>
          <table:table-cell office:value-type="float" office:value="55.96095">
            <text:p>55.96095</text:p>
          </table:table-cell>
          <table:table-cell office:value-type="float" office:value="51.32751">
            <text:p>51.32751</text:p>
          </table:table-cell>
          <table:table-cell office:value-type="float" office:value="58.20576">
            <text:p>58.20576</text:p>
          </table:table-cell>
          <table:table-cell office:value-type="float" office:value="57.74995">
            <text:p>57.74995</text:p>
          </table:table-cell>
          <table:table-cell office:value-type="float" office:value="58.95809">
            <text:p>58.95809</text:p>
          </table:table-cell>
          <table:table-cell office:value-type="float" office:value="59.92315">
            <text:p>59.92315</text:p>
          </table:table-cell>
          <table:table-cell office:value-type="float" office:value="60.29171">
            <text:p>60.29171</text:p>
          </table:table-cell>
          <table:table-cell office:value-type="float" office:value="64.73025">
            <text:p>64.73025</text:p>
          </table:table-cell>
          <table:table-cell office:value-type="float" office:value="66.06135">
            <text:p>66.06135</text:p>
          </table:table-cell>
          <table:table-cell office:value-type="float" office:value="58.38883">
            <text:p>58.38883</text:p>
          </table:table-cell>
          <table:table-cell office:value-type="float" office:value="51.89665">
            <text:p>51.89665</text:p>
          </table:table-cell>
          <table:table-cell office:value-type="float" office:value="50.03339">
            <text:p>50.03339</text:p>
          </table:table-cell>
          <table:table-cell office:value-type="float" office:value="56.184">
            <text:p>56.184</text:p>
          </table:table-cell>
          <table:table-cell office:value-type="float" office:value="53.13857">
            <text:p>53.13857</text:p>
          </table:table-cell>
          <table:table-cell office:value-type="float" office:value="53.82585">
            <text:p>53.82585</text:p>
          </table:table-cell>
          <table:table-cell office:value-type="float" office:value="0.815">
            <text:p>0.815</text:p>
          </table:table-cell>
          <table:table-cell office:value-type="float" office:value="0.5994">
            <text:p>0.5994</text:p>
          </table:table-cell>
          <table:table-cell office:value-type="float" office:value="0.5676">
            <text:p>0.5676</text:p>
          </table:table-cell>
          <table:table-cell office:value-type="float" office:value="0.784">
            <text:p>0.784</text:p>
          </table:table-cell>
          <table:table-cell office:value-type="float" office:value="1.26555">
            <text:p>1.26555</text:p>
          </table:table-cell>
          <table:table-cell office:value-type="float" office:value="1.3662">
            <text:p>1.3662</text:p>
          </table:table-cell>
          <table:table-cell office:value-type="float" office:value="0.6708">
            <text:p>0.6708</text:p>
          </table:table-cell>
          <table:table-cell office:value-type="float" office:value="0.62475">
            <text:p>0.62475</text:p>
          </table:table-cell>
          <table:table-cell office:value-type="float" office:value="0.2655">
            <text:p>0.2655</text:p>
          </table:table-cell>
          <table:table-cell office:value-type="float" office:value="0.40545">
            <text:p>0.40545</text:p>
          </table:table-cell>
          <table:table-cell office:value-type="float" office:value="0.1379">
            <text:p>0.1379</text:p>
          </table:table-cell>
          <table:table-cell office:value-type="float" office:value="0.9238">
            <text:p>0.9238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7551582">
            <text:p>27551582</text:p>
          </table:table-cell>
          <table:table-cell office:value-type="string">
            <text:p>2020.07.23 09:0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621">
            <text:p>76.621</text:p>
          </table:table-cell>
          <table:table-cell office:value-type="float" office:value="76.636">
            <text:p>76.636</text:p>
          </table:table-cell>
          <table:table-cell office:value-type="float" office:value="76.786">
            <text:p>76.786</text:p>
          </table:table-cell>
          <table:table-cell office:value-type="string">
            <text:p>2020.07.23 09:11:38</text:p>
          </table:table-cell>
          <table:table-cell office:value-type="float" office:value="76.636">
            <text:p>76.636</text:p>
          </table:table-cell>
          <table:table-cell table:style-name="ce17" office:value-type="float" office:value="300">
            <text:p>300</text:p>
          </table:table-cell>
          <table:table-cell table:number-columns-repeated="914"/>
        </table:table-row>
        <table:table-row table:style-name="ro4">
          <table:table-cell table:style-name="ce9" office:value-type="float" office:value="45">
            <text:p>45</text:p>
          </table:table-cell>
          <table:table-cell table:style-name="ce9" office:value-type="float" office:value="27553895">
            <text:p>27553895</text:p>
          </table:table-cell>
          <table:table-cell table:style-name="ce9" office:value-type="string">
            <text:p>2020.07.23 10:55:00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-1">
            <text:p>-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15"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38.39616">
            <text:p>38.39616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49.65565">
            <text:p>49.65565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-1.3634">
            <text:p>-1.36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7553895">
            <text:p>27553895</text:p>
          </table:table-cell>
          <table:table-cell office:value-type="string">
            <text:p>2020.07.23 10:5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97">
            <text:p>76.597</text:p>
          </table:table-cell>
          <table:table-cell office:value-type="float" office:value="76.655">
            <text:p>76.655</text:p>
          </table:table-cell>
          <table:table-cell office:value-type="float" office:value="76.805">
            <text:p>76.805</text:p>
          </table:table-cell>
          <table:table-cell office:value-type="string">
            <text:p>2020.07.23 11:12:26</text:p>
          </table:table-cell>
          <table:table-cell office:value-type="float" office:value="76.655">
            <text:p>76.655</text:p>
          </table:table-cell>
          <table:table-cell table:style-name="ce17" office:value-type="float" office:value="1160">
            <text:p>1,160</text:p>
          </table:table-cell>
          <table:table-cell table:number-columns-repeated="914"/>
        </table:table-row>
        <table:table-row table:style-name="ro4">
          <table:table-cell table:style-name="ce9" office:value-type="float" office:value="44">
            <text:p>44</text:p>
          </table:table-cell>
          <table:table-cell table:style-name="ce9" office:value-type="float" office:value="27553814">
            <text:p>27553814</text:p>
          </table:table-cell>
          <table:table-cell table:style-name="ce9" office:value-type="string">
            <text:p>2020.07.23 10:50:00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style-name="ce9" office:value-type="float" office:value="76.583">
            <text:p>76.58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7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76">
            <text:p>0.07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15"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33.74649">
            <text:p>33.74649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49.20586">
            <text:p>49.20586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office:value-type="float" office:value="-1.53135">
            <text:p>-1.5313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553814">
            <text:p>27553814</text:p>
          </table:table-cell>
          <table:table-cell office:value-type="string">
            <text:p>2020.07.23 10:5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92">
            <text:p>76.592</text:p>
          </table:table-cell>
          <table:table-cell office:value-type="float" office:value="76.655">
            <text:p>76.655</text:p>
          </table:table-cell>
          <table:table-cell office:value-type="float" office:value="76.805">
            <text:p>76.805</text:p>
          </table:table-cell>
          <table:table-cell office:value-type="string">
            <text:p>2020.07.23 11:12:26</text:p>
          </table:table-cell>
          <table:table-cell office:value-type="float" office:value="76.655">
            <text:p>76.655</text:p>
          </table:table-cell>
          <table:table-cell table:style-name="ce17" office:value-type="float" office:value="1260">
            <text:p>1,260</text:p>
          </table:table-cell>
          <table:table-cell table:number-columns-repeated="914"/>
        </table:table-row>
        <table:table-row table:style-name="ro4">
          <table:table-cell table:style-name="ce9" office:value-type="float" office:value="68">
            <text:p>68</text:p>
          </table:table-cell>
          <table:table-cell table:style-name="ce9" office:value-type="float" office:value="27556420">
            <text:p>27556420</text:p>
          </table:table-cell>
          <table:table-cell table:style-name="ce9" office:value-type="string">
            <text:p>2020.07.23 12:50:00</text:p>
          </table:table-cell>
          <table:table-cell table:style-name="ce9" office:value-type="float" office:value="76.577">
            <text:p>76.577</text:p>
          </table:table-cell>
          <table:table-cell table:style-name="ce9" office:value-type="float" office:value="76.59">
            <text:p>76.5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92">
            <text:p>76.592</text:p>
          </table:table-cell>
          <table:table-cell table:style-name="ce9" office:value-type="float" office:value="76.538">
            <text:p>76.538</text:p>
          </table:table-cell>
          <table:table-cell table:style-name="ce9" office:value-type="float" office:value="76.532">
            <text:p>76.532</text:p>
          </table:table-cell>
          <table:table-cell table:style-name="ce9" office:value-type="float" office:value="76.502">
            <text:p>76.502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16">
            <text:p>76.516</text:p>
          </table:table-cell>
          <table:table-cell table:style-name="ce9" office:value-type="float" office:value="76.539">
            <text:p>76.539</text:p>
          </table:table-cell>
          <table:table-cell table:style-name="ce9" office:value-type="float" office:value="76.515">
            <text:p>76.515</text:p>
          </table:table-cell>
          <table:table-cell table:style-name="ce9" office:value-type="float" office:value="76.458">
            <text:p>76.45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38.66233">
            <text:p>38.66233</text:p>
          </table:table-cell>
          <table:table-cell office:value-type="float" office:value="44.08379">
            <text:p>44.08379</text:p>
          </table:table-cell>
          <table:table-cell office:value-type="float" office:value="49.75446">
            <text:p>49.75446</text:p>
          </table:table-cell>
          <table:table-cell office:value-type="float" office:value="50.35275">
            <text:p>50.35275</text:p>
          </table:table-cell>
          <table:table-cell office:value-type="float" office:value="51.96725">
            <text:p>51.96725</text:p>
          </table:table-cell>
          <table:table-cell office:value-type="float" office:value="53.73192">
            <text:p>53.73192</text:p>
          </table:table-cell>
          <table:table-cell office:value-type="float" office:value="54.89181">
            <text:p>54.89181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6.58261">
            <text:p>46.58261</text:p>
          </table:table-cell>
          <table:table-cell office:value-type="float" office:value="47.93868">
            <text:p>47.93868</text:p>
          </table:table-cell>
          <table:table-cell office:value-type="float" office:value="47.64487">
            <text:p>47.64487</text:p>
          </table:table-cell>
          <table:table-cell office:value-type="float" office:value="48.20182">
            <text:p>48.20182</text:p>
          </table:table-cell>
          <table:table-cell office:value-type="float" office:value="43.00133">
            <text:p>43.00133</text:p>
          </table:table-cell>
          <table:table-cell office:value-type="float" office:value="42.46547">
            <text:p>42.46547</text:p>
          </table:table-cell>
          <table:table-cell office:value-type="float" office:value="39.85173">
            <text:p>39.85173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-0.4944">
            <text:p>-0.4944</text:p>
          </table:table-cell>
          <table:table-cell office:value-type="float" office:value="0.0648">
            <text:p>0.0648</text:p>
          </table:table-cell>
          <table:table-cell office:value-type="float" office:value="0.1666">
            <text:p>0.1666</text:p>
          </table:table-cell>
          <table:table-cell office:value-type="float" office:value="0.6045">
            <text:p>0.6045</text:p>
          </table:table-cell>
          <table:table-cell office:value-type="float" office:value="0.44585">
            <text:p>0.44585</text:p>
          </table:table-cell>
          <table:table-cell office:value-type="float" office:value="0.4131">
            <text:p>0.4131</text:p>
          </table:table-cell>
          <table:table-cell office:value-type="float" office:value="-0.06925">
            <text:p>-0.06925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7556420">
            <text:p>27556420</text:p>
          </table:table-cell>
          <table:table-cell office:value-type="string">
            <text:p>2020.07.23 12:5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466">
            <text:p>76.466</text:p>
          </table:table-cell>
          <table:table-cell office:value-type="float" office:value="76.48">
            <text:p>76.48</text:p>
          </table:table-cell>
          <table:table-cell office:value-type="float" office:value="76.63">
            <text:p>76.63</text:p>
          </table:table-cell>
          <table:table-cell office:value-type="string">
            <text:p>2020.07.23 13:08:19</text:p>
          </table:table-cell>
          <table:table-cell office:value-type="float" office:value="76.48">
            <text:p>76.48</text:p>
          </table:table-cell>
          <table:table-cell table:style-name="ce17" office:value-type="float" office:value="280">
            <text:p>280</text:p>
          </table:table-cell>
          <table:table-cell table:number-columns-repeated="914"/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27557826">
            <text:p>27557826</text:p>
          </table:table-cell>
          <table:table-cell office:value-type="string">
            <text:p>2020.07.23 13:55:00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office:value-type="float" office:value="27557826">
            <text:p>27557826</text:p>
          </table:table-cell>
          <table:table-cell office:value-type="string">
            <text:p>2020.07.23 13:5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97">
            <text:p>76.397</text:p>
          </table:table-cell>
          <table:table-cell office:value-type="float" office:value="76.402">
            <text:p>76.402</text:p>
          </table:table-cell>
          <table:table-cell office:value-type="float" office:value="76.552">
            <text:p>76.552</text:p>
          </table:table-cell>
          <table:table-cell office:value-type="string">
            <text:p>2020.07.23 14:25:17</text:p>
          </table:table-cell>
          <table:table-cell office:value-type="float" office:value="76.402">
            <text:p>76.402</text:p>
          </table:table-cell>
          <table:table-cell table:style-name="ce17" office:value-type="float" office:value="100">
            <text:p>100</text:p>
          </table:table-cell>
          <table:table-cell table:number-columns-repeated="914"/>
        </table:table-row>
        <table:table-row table:style-name="ro4">
          <table:table-cell office:value-type="float" office:value="83">
            <text:p>83</text:p>
          </table:table-cell>
          <table:table-cell office:value-type="float" office:value="27558037">
            <text:p>27558037</text:p>
          </table:table-cell>
          <table:table-cell office:value-type="string">
            <text:p>2020.07.23 14:05:00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office:value-type="float" office:value="76.383">
            <text:p>76.383</text:p>
          </table:table-cell>
          <table:table-cell office:value-type="float" office:value="76.391">
            <text:p>76.391</text:p>
          </table:table-cell>
          <table:table-cell office:value-type="float" office:value="76.385">
            <text:p>76.385</text:p>
          </table:table-cell>
          <table:table-cell table:number-columns-repeated="4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41.23339">
            <text:p>41.23339</text:p>
          </table:table-cell>
          <table:table-cell office:value-type="float" office:value="47.23179">
            <text:p>47.23179</text:p>
          </table:table-cell>
          <table:table-cell office:value-type="float" office:value="46.46805">
            <text:p>46.4680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38.18184">
            <text:p>38.18184</text:p>
          </table:table-cell>
          <table:table-cell office:value-type="float" office:value="39.15805">
            <text:p>39.15805</text:p>
          </table:table-cell>
          <table:table-cell office:value-type="float" office:value="38.67588">
            <text:p>38.67588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-2.3715">
            <text:p>-2.3715</text:p>
          </table:table-cell>
          <table:table-cell office:value-type="float" office:value="-2.79885">
            <text:p>-2.79885</text:p>
          </table:table-cell>
          <table:table-cell office:value-type="float" office:value="-2.1996">
            <text:p>-2.199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office:value-type="float" office:value="27558037">
            <text:p>27558037</text:p>
          </table:table-cell>
          <table:table-cell office:value-type="string">
            <text:p>2020.07.23 14:0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95">
            <text:p>76.395</text:p>
          </table:table-cell>
          <table:table-cell office:value-type="float" office:value="76.402">
            <text:p>76.402</text:p>
          </table:table-cell>
          <table:table-cell office:value-type="float" office:value="76.552">
            <text:p>76.552</text:p>
          </table:table-cell>
          <table:table-cell office:value-type="string">
            <text:p>2020.07.23 14:25:17</text:p>
          </table:table-cell>
          <table:table-cell office:value-type="float" office:value="76.402">
            <text:p>76.402</text:p>
          </table:table-cell>
          <table:table-cell table:style-name="ce17" office:value-type="float" office:value="140">
            <text:p>140</text:p>
          </table:table-cell>
          <table:table-cell table:number-columns-repeated="914"/>
        </table:table-row>
        <table:table-row table:style-name="ro4">
          <table:table-cell office:value-type="float" office:value="80">
            <text:p>80</text:p>
          </table:table-cell>
          <table:table-cell office:value-type="float" office:value="27557704">
            <text:p>27557704</text:p>
          </table:table-cell>
          <table:table-cell office:value-type="string">
            <text:p>2020.07.23 13:50:00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76.38">
            <text:p>76.38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6.45085">
            <text:p>36.45085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37.82646">
            <text:p>37.8264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office:value-type="float" office:value="-3.1906">
            <text:p>-3.190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office:value-type="float" office:value="27557704">
            <text:p>27557704</text:p>
          </table:table-cell>
          <table:table-cell office:value-type="string">
            <text:p>2020.07.23 13:5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94">
            <text:p>76.394</text:p>
          </table:table-cell>
          <table:table-cell office:value-type="float" office:value="76.402">
            <text:p>76.402</text:p>
          </table:table-cell>
          <table:table-cell office:value-type="float" office:value="76.552">
            <text:p>76.552</text:p>
          </table:table-cell>
          <table:table-cell office:value-type="string">
            <text:p>2020.07.23 14:25:17</text:p>
          </table:table-cell>
          <table:table-cell office:value-type="float" office:value="76.402">
            <text:p>76.402</text:p>
          </table:table-cell>
          <table:table-cell table:style-name="ce17" office:value-type="float" office:value="160">
            <text:p>160</text:p>
          </table:table-cell>
          <table:table-cell table:number-columns-repeated="914"/>
        </table:table-row>
        <table:table-row table:style-name="ro4">
          <table:table-cell office:value-type="float" office:value="79">
            <text:p>79</text:p>
          </table:table-cell>
          <table:table-cell office:value-type="float" office:value="27557583">
            <text:p>27557583</text:p>
          </table:table-cell>
          <table:table-cell office:value-type="string">
            <text:p>2020.07.23 13:45:00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office:value-type="float" office:value="76.409">
            <text:p>76.409</text:p>
          </table:table-cell>
          <table:table-cell office:value-type="float" office:value="76.411">
            <text:p>76.411</text:p>
          </table:table-cell>
          <table:table-cell office:value-type="float" office:value="76.423">
            <text:p>76.423</text:p>
          </table:table-cell>
          <table:table-cell office:value-type="float" office:value="76.36">
            <text:p>76.36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0.052">
            <text:p>0.052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43.43684">
            <text:p>43.43684</text:p>
          </table:table-cell>
          <table:table-cell office:value-type="float" office:value="48.31884">
            <text:p>48.31884</text:p>
          </table:table-cell>
          <table:table-cell office:value-type="float" office:value="42.96435">
            <text:p>42.96435</text:p>
          </table:table-cell>
          <table:table-cell office:value-type="float" office:value="36.38911">
            <text:p>36.3891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38.3528">
            <text:p>38.3528</text:p>
          </table:table-cell>
          <table:table-cell office:value-type="float" office:value="38.58329">
            <text:p>38.58329</text:p>
          </table:table-cell>
          <table:table-cell office:value-type="float" office:value="40.00013">
            <text:p>40.00013</text:p>
          </table:table-cell>
          <table:table-cell office:value-type="float" office:value="35.47722">
            <text:p>35.47722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office:value-type="float" office:value="-3.1603">
            <text:p>-3.1603</text:p>
          </table:table-cell>
          <table:table-cell office:value-type="float" office:value="-2.5315">
            <text:p>-2.5315</text:p>
          </table:table-cell>
          <table:table-cell office:value-type="float" office:value="-1.74515">
            <text:p>-1.74515</text:p>
          </table:table-cell>
          <table:table-cell office:value-type="float" office:value="-2.9737">
            <text:p>-2.973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27557583">
            <text:p>27557583</text:p>
          </table:table-cell>
          <table:table-cell office:value-type="string">
            <text:p>2020.07.23 13:45:09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63">
            <text:p>76.363</text:p>
          </table:table-cell>
          <table:table-cell office:value-type="float" office:value="76.402">
            <text:p>76.402</text:p>
          </table:table-cell>
          <table:table-cell office:value-type="float" office:value="76.552">
            <text:p>76.552</text:p>
          </table:table-cell>
          <table:table-cell office:value-type="string">
            <text:p>2020.07.23 14:25:17</text:p>
          </table:table-cell>
          <table:table-cell office:value-type="float" office:value="76.402">
            <text:p>76.402</text:p>
          </table:table-cell>
          <table:table-cell table:style-name="ce17" office:value-type="float" office:value="780">
            <text:p>780</text:p>
          </table:table-cell>
          <table:table-cell table:number-columns-repeated="914"/>
        </table:table-row>
        <table:table-row table:style-name="ro4">
          <table:table-cell table:style-name="ce9" office:value-type="float" office:value="43">
            <text:p>43</text:p>
          </table:table-cell>
          <table:table-cell table:style-name="ce9" office:value-type="float" office:value="27553759">
            <text:p>27553759</text:p>
          </table:table-cell>
          <table:table-cell table:style-name="ce9" office:value-type="string">
            <text:p>2020.07.23 10:45:00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76.507">
            <text:p>76.507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7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15"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33.80791">
            <text:p>33.80791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39.43962">
            <text:p>39.43962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-3.63225">
            <text:p>-3.6322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553759">
            <text:p>27553759</text:p>
          </table:table-cell>
          <table:table-cell office:value-type="string">
            <text:p>2020.07.23 10:45:02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16">
            <text:p>76.516</text:p>
          </table:table-cell>
          <table:table-cell office:value-type="float" office:value="76.655">
            <text:p>76.655</text:p>
          </table:table-cell>
          <table:table-cell office:value-type="float" office:value="76.805">
            <text:p>76.805</text:p>
          </table:table-cell>
          <table:table-cell office:value-type="string">
            <text:p>2020.07.23 11:12:26</text:p>
          </table:table-cell>
          <table:table-cell office:value-type="float" office:value="76.655">
            <text:p>76.655</text:p>
          </table:table-cell>
          <table:table-cell table:style-name="ce17" office:value-type="float" office:value="2780">
            <text:p>2,780</text:p>
          </table:table-cell>
          <table:table-cell table:number-columns-repeated="914"/>
        </table:table-row>
        <table:table-row table:style-name="ro4">
          <table:table-cell office:value-type="float" office:value="75">
            <text:p>75</text:p>
          </table:table-cell>
          <table:table-cell office:value-type="float" office:value="27557337">
            <text:p>27557337</text:p>
          </table:table-cell>
          <table:table-cell office:value-type="string">
            <text:p>2020.07.23 13:25:00</text:p>
          </table:table-cell>
          <table:table-cell office:value-type="float" office:value="76.501">
            <text:p>76.501</text:p>
          </table:table-cell>
          <table:table-cell office:value-type="float" office:value="76.516">
            <text:p>76.516</text:p>
          </table:table-cell>
          <table:table-cell office:value-type="float" office:value="76.539">
            <text:p>76.539</text:p>
          </table:table-cell>
          <table:table-cell office:value-type="float" office:value="76.515">
            <text:p>76.515</text:p>
          </table:table-cell>
          <table:table-cell office:value-type="float" office:value="76.458">
            <text:p>76.458</text:p>
          </table:table-cell>
          <table:table-cell office:value-type="float" office:value="76.47">
            <text:p>76.47</text:p>
          </table:table-cell>
          <table:table-cell office:value-type="float" office:value="76.501">
            <text:p>76.501</text:p>
          </table:table-cell>
          <table:table-cell office:value-type="float" office:value="76.51">
            <text:p>76.51</text:p>
          </table:table-cell>
          <table:table-cell office:value-type="float" office:value="76.488">
            <text:p>76.488</text:p>
          </table:table-cell>
          <table:table-cell office:value-type="float" office:value="76.469">
            <text:p>76.469</text:p>
          </table:table-cell>
          <table:table-cell office:value-type="float" office:value="76.435">
            <text:p>76.435</text:p>
          </table:table-cell>
          <table:table-cell office:value-type="float" office:value="76.354">
            <text:p>76.35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-0.057">
            <text:p>-0.057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11">
            <text:p>0.011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-0.034">
            <text:p>-0.034</text:p>
          </table:table-cell>
          <table:table-cell office:value-type="float" office:value="-0.08">
            <text:p>-0.0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4">
            <text:p>-4</text:p>
          </table:table-cell>
          <table:table-cell office:value-type="float" office:value="54.69857">
            <text:p>54.69857</text:p>
          </table:table-cell>
          <table:table-cell office:value-type="float" office:value="53.71161">
            <text:p>53.71161</text:p>
          </table:table-cell>
          <table:table-cell office:value-type="float" office:value="52.75392">
            <text:p>52.75392</text:p>
          </table:table-cell>
          <table:table-cell office:value-type="float" office:value="47.70201">
            <text:p>47.70201</text:p>
          </table:table-cell>
          <table:table-cell office:value-type="float" office:value="41.89101">
            <text:p>41.89101</text:p>
          </table:table-cell>
          <table:table-cell office:value-type="float" office:value="42.76416">
            <text:p>42.76416</text:p>
          </table:table-cell>
          <table:table-cell office:value-type="float" office:value="41.10675">
            <text:p>41.10675</text:p>
          </table:table-cell>
          <table:table-cell office:value-type="float" office:value="41.58475">
            <text:p>41.58475</text:p>
          </table:table-cell>
          <table:table-cell office:value-type="float" office:value="41.64136">
            <text:p>41.64136</text:p>
          </table:table-cell>
          <table:table-cell office:value-type="float" office:value="42.52578">
            <text:p>42.52578</text:p>
          </table:table-cell>
          <table:table-cell office:value-type="float" office:value="43.16722">
            <text:p>43.16722</text:p>
          </table:table-cell>
          <table:table-cell office:value-type="float" office:value="38.03225">
            <text:p>38.03225</text:p>
          </table:table-cell>
          <table:table-cell office:value-type="float" office:value="39.76585">
            <text:p>39.76585</text:p>
          </table:table-cell>
          <table:table-cell office:value-type="float" office:value="41.74795">
            <text:p>41.74795</text:p>
          </table:table-cell>
          <table:table-cell office:value-type="float" office:value="44.6858">
            <text:p>44.6858</text:p>
          </table:table-cell>
          <table:table-cell office:value-type="float" office:value="42.34031">
            <text:p>42.34031</text:p>
          </table:table-cell>
          <table:table-cell office:value-type="float" office:value="37.42886">
            <text:p>37.42886</text:p>
          </table:table-cell>
          <table:table-cell office:value-type="float" office:value="38.99702">
            <text:p>38.99702</text:p>
          </table:table-cell>
          <table:table-cell office:value-type="float" office:value="42.88918">
            <text:p>42.88918</text:p>
          </table:table-cell>
          <table:table-cell office:value-type="float" office:value="43.98145">
            <text:p>43.98145</text:p>
          </table:table-cell>
          <table:table-cell office:value-type="float" office:value="41.91857">
            <text:p>41.91857</text:p>
          </table:table-cell>
          <table:table-cell office:value-type="float" office:value="40.20428">
            <text:p>40.20428</text:p>
          </table:table-cell>
          <table:table-cell office:value-type="float" office:value="37.32872">
            <text:p>37.32872</text:p>
          </table:table-cell>
          <table:table-cell office:value-type="float" office:value="31.6516">
            <text:p>31.6516</text:p>
          </table:table-cell>
          <table:table-cell office:value-type="float" office:value="-1.3858">
            <text:p>-1.3858</text:p>
          </table:table-cell>
          <table:table-cell office:value-type="float" office:value="-0.8733">
            <text:p>-0.8733</text:p>
          </table:table-cell>
          <table:table-cell office:value-type="float" office:value="-1.65555">
            <text:p>-1.65555</text:p>
          </table:table-cell>
          <table:table-cell office:value-type="float" office:value="-1.8483">
            <text:p>-1.8483</text:p>
          </table:table-cell>
          <table:table-cell office:value-type="float" office:value="-3.4336">
            <text:p>-3.4336</text:p>
          </table:table-cell>
          <table:table-cell office:value-type="float" office:value="-2.80905">
            <text:p>-2.80905</text:p>
          </table:table-cell>
          <table:table-cell office:value-type="float" office:value="-2.37175">
            <text:p>-2.37175</text:p>
          </table:table-cell>
          <table:table-cell office:value-type="float" office:value="-3.3264">
            <text:p>-3.3264</text:p>
          </table:table-cell>
          <table:table-cell office:value-type="float" office:value="-2.7208">
            <text:p>-2.7208</text:p>
          </table:table-cell>
          <table:table-cell office:value-type="float" office:value="-2.03">
            <text:p>-2.03</text:p>
          </table:table-cell>
          <table:table-cell office:value-type="float" office:value="-2.0833">
            <text:p>-2.0833</text:p>
          </table:table-cell>
          <table:table-cell office:value-type="float" office:value="-4.9662">
            <text:p>-4.966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557337">
            <text:p>27557337</text:p>
          </table:table-cell>
          <table:table-cell office:value-type="string">
            <text:p>2020.07.23 13:25:03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366">
            <text:p>76.366</text:p>
          </table:table-cell>
          <table:table-cell office:value-type="float" office:value="76.38">
            <text:p>76.38</text:p>
          </table:table-cell>
          <table:table-cell office:value-type="float" office:value="76.53">
            <text:p>76.53</text:p>
          </table:table-cell>
          <table:table-cell office:value-type="string">
            <text:p>2020.07.23 13:43:19</text:p>
          </table:table-cell>
          <table:table-cell office:value-type="float" office:value="76.38">
            <text:p>76.38</text:p>
          </table:table-cell>
          <table:table-cell table:style-name="ce17" office:value-type="float" office:value="280">
            <text:p>280</text:p>
          </table:table-cell>
          <table:table-cell table:number-columns-repeated="914"/>
        </table:table-row>
        <table:table-row table:style-name="ro4">
          <table:table-cell table:style-name="ce9" office:value-type="float" office:value="41">
            <text:p>41</text:p>
          </table:table-cell>
          <table:table-cell table:style-name="ce9" office:value-type="float" office:value="27553515">
            <text:p>27553515</text:p>
          </table:table-cell>
          <table:table-cell table:style-name="ce9" office:value-type="string">
            <text:p>2020.07.23 10:35:00</text:p>
          </table:table-cell>
          <table:table-cell table:style-name="ce9" office:value-type="float" office:value="76.63">
            <text:p>76.63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7" table:style-name="ce9" office:value-type="float" office:value="-1">
            <text:p>-1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54.24128">
            <text:p>54.24128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53.84739">
            <text:p>53.84739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0.4199">
            <text:p>0.4199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7553515">
            <text:p>27553515</text:p>
          </table:table-cell>
          <table:table-cell office:value-type="string">
            <text:p>2020.07.23 10:35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1">
            <text:p>76.51</text:p>
          </table:table-cell>
          <table:table-cell office:value-type="float" office:value="76.517">
            <text:p>76.517</text:p>
          </table:table-cell>
          <table:table-cell office:value-type="float" office:value="76.667">
            <text:p>76.667</text:p>
          </table:table-cell>
          <table:table-cell office:value-type="string">
            <text:p>2020.07.23 10:39:23</text:p>
          </table:table-cell>
          <table:table-cell office:value-type="float" office:value="76.517">
            <text:p>76.517</text:p>
          </table:table-cell>
          <table:table-cell table:style-name="ce17" office:value-type="float" office:value="140">
            <text:p>140</text:p>
          </table:table-cell>
          <table:table-cell table:number-columns-repeated="914"/>
        </table:table-row>
        <table:table-row table:style-name="ro4">
          <table:table-cell table:style-name="ce9" office:value-type="float" office:value="42">
            <text:p>42</text:p>
          </table:table-cell>
          <table:table-cell table:style-name="ce9" office:value-type="float" office:value="27553663">
            <text:p>27553663</text:p>
          </table:table-cell>
          <table:table-cell table:style-name="ce9" office:value-type="string">
            <text:p>2020.07.23 10:40:00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42">
            <text:p>76.642</text:p>
          </table:table-cell>
          <table:table-cell table:style-name="ce9" office:value-type="float" office:value="76.657">
            <text:p>76.657</text:p>
          </table:table-cell>
          <table:table-cell table:style-name="ce9" office:value-type="float" office:value="76.675">
            <text:p>76.675</text:p>
          </table:table-cell>
          <table:table-cell table:style-name="ce9" office:value-type="float" office:value="76.664">
            <text:p>76.664</text:p>
          </table:table-cell>
          <table:table-cell table:style-name="ce9" office:value-type="float" office:value="76.612">
            <text:p>76.612</text:p>
          </table:table-cell>
          <table:table-cell table:style-name="ce9" office:value-type="float" office:value="76.609">
            <text:p>76.609</text:p>
          </table:table-cell>
          <table:table-cell table:style-name="ce9" office:value-type="float" office:value="76.587">
            <text:p>76.587</text:p>
          </table:table-cell>
          <table:table-cell table:style-name="ce9" office:value-type="float" office:value="76.58">
            <text:p>76.58</text:p>
          </table:table-cell>
          <table:table-cell table:style-name="ce9" office:value-type="float" office:value="76.553">
            <text:p>76.553</text:p>
          </table:table-cell>
          <table:table-cell table:style-name="ce9" office:value-type="float" office:value="76.501">
            <text:p>76.501</text:p>
          </table:table-cell>
          <table:table-cell table:style-name="ce9" office:value-type="float" office:value="76.505">
            <text:p>76.505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7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52">
            <text:p>-0.05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15"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52.22666">
            <text:p>52.22666</text:p>
          </table:table-cell>
          <table:table-cell office:value-type="float" office:value="55.99032">
            <text:p>55.99032</text:p>
          </table:table-cell>
          <table:table-cell office:value-type="float" office:value="57.61067">
            <text:p>57.61067</text:p>
          </table:table-cell>
          <table:table-cell office:value-type="float" office:value="59.26039">
            <text:p>59.26039</text:p>
          </table:table-cell>
          <table:table-cell office:value-type="float" office:value="61.39083">
            <text:p>61.39083</text:p>
          </table:table-cell>
          <table:table-cell office:value-type="float" office:value="54.93814">
            <text:p>54.93814</text:p>
          </table:table-cell>
          <table:table-cell office:value-type="float" office:value="53.03226">
            <text:p>53.03226</text:p>
          </table:table-cell>
          <table:table-cell office:value-type="float" office:value="51.57882">
            <text:p>51.57882</text:p>
          </table:table-cell>
          <table:table-cell office:value-type="float" office:value="49.7803">
            <text:p>49.7803</text:p>
          </table:table-cell>
          <table:table-cell office:value-type="float" office:value="46.12163">
            <text:p>46.12163</text:p>
          </table:table-cell>
          <table:table-cell office:value-type="float" office:value="44.42272">
            <text:p>44.42272</text:p>
          </table:table-cell>
          <table:table-cell office:value-type="float" office:value="39.35666">
            <text:p>39.35666</text:p>
          </table:table-cell>
          <table:table-cell office:value-type="float" office:value="51.61174">
            <text:p>51.61174</text:p>
          </table:table-cell>
          <table:table-cell office:value-type="float" office:value="54.897">
            <text:p>54.897</text:p>
          </table:table-cell>
          <table:table-cell office:value-type="float" office:value="56.45309">
            <text:p>56.45309</text:p>
          </table:table-cell>
          <table:table-cell office:value-type="float" office:value="58.27161">
            <text:p>58.27161</text:p>
          </table:table-cell>
          <table:table-cell office:value-type="float" office:value="56.7472">
            <text:p>56.7472</text:p>
          </table:table-cell>
          <table:table-cell office:value-type="float" office:value="50.21093">
            <text:p>50.21093</text:p>
          </table:table-cell>
          <table:table-cell office:value-type="float" office:value="49.86215">
            <text:p>49.86215</text:p>
          </table:table-cell>
          <table:table-cell office:value-type="float" office:value="47.32458">
            <text:p>47.32458</text:p>
          </table:table-cell>
          <table:table-cell office:value-type="float" office:value="46.53145">
            <text:p>46.53145</text:p>
          </table:table-cell>
          <table:table-cell office:value-type="float" office:value="43.56692">
            <text:p>43.56692</text:p>
          </table:table-cell>
          <table:table-cell office:value-type="float" office:value="38.58349">
            <text:p>38.58349</text:p>
          </table:table-cell>
          <table:table-cell office:value-type="float" office:value="39.14711">
            <text:p>39.14711</text:p>
          </table:table-cell>
          <table:table-cell office:value-type="float" office:value="0.1936">
            <text:p>0.1936</text:p>
          </table:table-cell>
          <table:table-cell office:value-type="float" office:value="0.8463">
            <text:p>0.8463</text:p>
          </table:table-cell>
          <table:table-cell office:value-type="float" office:value="0.6517">
            <text:p>0.6517</text:p>
          </table:table-cell>
          <table:table-cell office:value-type="float" office:value="0.9858">
            <text:p>0.9858</text:p>
          </table:table-cell>
          <table:table-cell office:value-type="float" office:value="0.0759">
            <text:p>0.0759</text:p>
          </table:table-cell>
          <table:table-cell office:value-type="float" office:value="-1.7887">
            <text:p>-1.7887</text:p>
          </table:table-cell>
          <table:table-cell office:value-type="float" office:value="-0.4532">
            <text:p>-0.4532</text:p>
          </table:table-cell>
          <table:table-cell office:value-type="float" office:value="0">
            <text:p>0</text:p>
          </table:table-cell>
          <table:table-cell office:value-type="float" office:value="0.1519">
            <text:p>0.1519</text:p>
          </table:table-cell>
          <table:table-cell office:value-type="float" office:value="-1.4616">
            <text:p>-1.4616</text:p>
          </table:table-cell>
          <table:table-cell office:value-type="float" office:value="-2.46945">
            <text:p>-2.46945</text:p>
          </table:table-cell>
          <table:table-cell office:value-type="float" office:value="-2.884">
            <text:p>-2.8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27553663">
            <text:p>27553663</text:p>
          </table:table-cell>
          <table:table-cell office:value-type="string">
            <text:p>2020.07.23 10:40:01</text:p>
          </table:table-cell>
          <table:table-cell office:value-type="string">
            <text:p>buy</text:p>
          </table:table-cell>
          <table:table-cell office:value-type="float" office:value="0.2">
            <text:p>0.2</text:p>
          </table:table-cell>
          <table:table-cell office:value-type="string">
            <text:p>audjpy</text:p>
          </table:table-cell>
          <table:table-cell office:value-type="float" office:value="76.515">
            <text:p>76.515</text:p>
          </table:table-cell>
          <table:table-cell office:value-type="float" office:value="76.655">
            <text:p>76.655</text:p>
          </table:table-cell>
          <table:table-cell office:value-type="float" office:value="76.805">
            <text:p>76.805</text:p>
          </table:table-cell>
          <table:table-cell office:value-type="string">
            <text:p>2020.07.23 11:12:26</text:p>
          </table:table-cell>
          <table:table-cell office:value-type="float" office:value="76.655">
            <text:p>76.655</text:p>
          </table:table-cell>
          <table:table-cell table:style-name="ce17" office:value-type="float" office:value="2800">
            <text:p>2,800</text:p>
          </table:table-cell>
          <table:table-cell table:number-columns-repeated="914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1'.A97:'1'.DF122" table:contains-header="false">
          <table:sort>
            <table:sort-by table:field-number="98" table:data-type="automatic"/>
            <table:sort-by table:field-number="97" table:data-type="automatic"/>
            <table:sort-by table:field-number="9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2020/07/24</text:date>, <text:time>15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7-24T15:19:45.34</dc:date>
    <dc:creator>iwabuchi ken</dc:creator>
    <meta:editing-duration>PT5H32M35S</meta:editing-duration>
    <meta:editing-cycles>51</meta:editing-cycles>
    <meta:generator>OpenOffice/4.1.3$Win32 OpenOffice.org_project/413m1$Build-9783</meta:generator>
    <meta:document-statistic meta:table-count="3" meta:cell-count="11470" meta:object-count="0"/>
  </office:meta>
</office:document-meta>
</file>